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mxKeySwapBitsF(mxKeySwapMinors3(mxKeySwapBitsG(mxKeyRotEnc(mxKeyAlg2(mxKeyRotEnc(mxKeyByBitEnc(mxKeySwapMinors3(changeDuplicatesC2(mxKeyAlg1(mxKeyAlg2(mxKeyXorRR(mxKeyAlg2(mxKeyRotateLeft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-2-3(mxKeySwapBitsD(mxKeyReverse(mxKeyRotEnc2(changeDuplicatesB(mxKeyNot(mxKeyNot(mxKeyRotateLeftBits(mxKeySwapMinors3(mxKeyRotateLeftBits(mxKeySwapBitsRound(mxKeyAlg1(mxKeyXorRR(mxKeySwapBitsD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ByBitEnc(mxKeySwapBitsE(mxKeyReverseBits(changeDuplicatesB(mxKeyNot(p2kproc3(mxKeySwapBitsG(p2kproc3(mxKeySwapBitsRound(mxKeySwapMinors3(mxKeyAlg2(mxKeyRotateLeftBits(changeDuplicatesC2(mxKeySwapBitsRoun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XorRR(changeDuplicatesB(mxKeySwapBitsG(mxKeyNot(mxKeySwapBitsEE2(mxKeyXorB(mxKeyReverseBits(mxKeyByBitEnc(mxKeyRotEnc2(mxKeyAddRR(mxKeyByBitEnc(mxKeyAddRR(mxKeyXor(mxKeyXo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changeDuplicates(changeDuplicatesB(mxKeySwapBitsF(mxKeyXorRR(mxKeyAlg2(changeDuplicatesB(mxKeyAddRR(mxKeyXorB(mxKeySwapBitsEE2(changeDuplicatesB(mxKeySwapBitsEE2(mxKeyRotEnc2(mxKeyAddRR(mxKeyAddR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p2kproc3(mxKeyAddRR(mxKeySwapBitsD(mxKeyNot(mxKeyXorRR(changeDuplicatesB(mxKeyAddRR(changeDuplicatesB(p2kproc3(mxKeySwapBitsG(mxKeyRotateLeftBits(mxKeyXorRR(mxKeySwapBitsE(changeDuplicates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changeDuplicatesB(mxKeyXor(mxKeySwapBitsG(mxKeyXorB(mxKeyRotEnc(mxKeyRotateLeftBits(mxKeyRotEnc(p2kproc3(mxKeySwapBitsRound(mxKeyByBitEnc(mxKeyReverseBits(mxKeyAlg1(mxKeyNot(changeDuplicatesC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p2kproc3(mxKeySwapBitsRound(mxKeyRotEnc(mxKeyAddRR(mxKeySwapMinors3(mxKeySwapBitsD(mxKeyXorRR(mxKeyXor(mxKeyXor(mxKeyAlg1(mxKeySwapBitsRound(mxKeyXorRR(mxKeySwapBitsF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Xor(mxKeySwapBitsE(mxKeySwapBitsRound(mxKeySwapBitsEE2(mxKeyRotEnc2(changeDuplicatesB(mxKeySwapBitsE(mxKeySwapBitsE(mxKeyReverseBits(mxKeySwapBitsG(mxKeySwapBitsE(mxKeyAddRR(mxKeyRotateLeftBits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Round(mxKeyNot(mxKeySwapBitsF(mxKeyAlg2(mxKeySwapBitsRound(mxKeyByBitEnc(mxKeyAlg1(changeDuplicatesB(mxKeySwapMinors3(mxKeyXorB(changeDuplicates(mxKeyReverse(changeDuplicates(mxKeyXor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EE2(mxKeySwapBitsE(changeDuplicatesB(mxKeySwapBitsE(mxKeyRotEnc(mxKeyXorB(mxKeyReverseBits(mxKeySwapBitsRound(mxKeySwapBitsE(mxKeySwapBitsEE2(mxKeySwapBitsEE2(mxKeyByBitEnc(changeDuplicatesC2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otateLeftBits(mxKeySwapBitsEE2(mxKeyByBitEnc(mxKeySwapBitsG(mxKeySwapBitsF(mxKeySwapMinors3(mxKeySwapBitsG(mxKeyNot(mxKeyXor(changeDuplicates(mxKeySwapBitsE(changeDuplicatesB(changeDuplicatesC2(changeDuplicates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F(mxKeyNot(mxKeyXor(mxKeyRotEnc(mxKeyAlg1(mxKeySwapBitsRound(mxKeySwapMinors3(mxKeySwapBitsG(mxKeyByBitEnc(mxKeySwapMinors3(mxKeySwapMinors3(changeDuplicates(mxKeyNot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XorB(mxKeyRotEnc(mxKeySwapBitsD(mxKeySwapBitsRound(changeDuplicates(changeDuplicates(mxKeyByBitEnc(changeDuplicates(mxKeyAlg2(mxKeySwapBitsE(mxKeySwapBitsG(mxKeyNot(changeDuplicates(mxKeySwapBitsF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lg1(mxKeySwapBitsG(p2kproc3(mxKeyRotateLeftBits(mxKeyRotEnc(mxKeyAlg2(mxKeySwapMinors3(mxKeyReverse(mxKeyAddRR(mxKeySwapBitsF(mxKeySwapBitsD(mxKeyAlg2(mxKeySwapBitsD(changeDuplicatesB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otEnc2(mxKeyRotEnc(mxKeyRotEnc(mxKeyXor(mxKeySwapBitsG(mxKeySwapBitsEE2(mxKeySwapBitsG(mxKeySwapBitsF(mxKeyNot(mxKeyRotEnc2(mxKeyReverseBits(mxKeySwapBitsEE2(mxKeySwapBitsEE2(changeDuplicates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G(mxKeyAlg2(mxKeyNot(changeDuplicatesC2(mxKeyRotEnc2(changeDuplicatesC2(mxKeySwapBitsG(mxKeySwapBitsEE2(mxKeyAddRR(mxKeyXor(mxKeyByBitEnc(mxKeyAlg1(changeDuplicatesB(mxKeyReverse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changeDuplicatesC2(mxKeyAlg2(mxKeyReverse(mxKeyXor(mxKeyRotEnc(mxKeyXorRR(mxKeySwapBitsG(mxKeySwapBitsD(mxKeyAddRR(mxKeyAlg2(mxKeySwapBitsG(changeDuplicatesB(mxKeyRotEnc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Not(p2kproc3(mxKeySwapBitsF(mxKeySwapMinors3(mxKeySwapBitsF(mxKeySwapMinors3(mxKeyAlg2(mxKeySwapBitsD(mxKeySwapBitsF(mxKeyXor(mxKeyAlg1(mxKeyAlg1(mxKeyReverseBits(mxKeyNot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F(mxKeyReverse(mxKeyNot(changeDuplicatesC2(mxKeyRotateLeftBits(mxKeyAlg2(mxKeySwapBitsRound(mxKeyXor(mxKeyAlg1(mxKeyXorRR(mxKeySwapBitsD(mxKeyNot(mxKeyXorRR(changeDuplicatesC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Not(mxKeySwapBitsRound(mxKeyAlg2(mxKeySwapMinors3(mxKeyXorRR(mxKeyAlg1(mxKeyReverseBits(mxKeySwapBitsG(mxKeySwapBitsF(mxKeyRotateLeftBits(mxKeySwapMinors3(mxKeySwapBitsD(changeDuplicatesB(mxKeySwapBitsF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Xor(changeDuplicatesB(mxKeySwapBitsF(mxKeyAddRR(mxKeySwapBitsE(mxKeyAlg1(mxKeySwapBitsE(mxKeyXorRR(mxKeyAlg2(changeDuplicatesC2(mxKeyAddRR(mxKeyXorRR(mxKeyNot(changeDuplicatesB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lg1(mxKeyRotEnc2(mxKeySwapBitsE(p2kproc3(mxKeyByBitEnc(mxKeyXor(mxKeyAddRR(changeDuplicatesB(mxKeyXor(mxKeyRotEnc2(mxKeySwapMinors3(mxKeySwapBitsD(mxKeyReverse(changeDuplicatesB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XorRR(mxKeyNot(mxKeyXor(mxKeySwapBitsG(mxKeySwapBitsF(mxKeyAlg1(mxKeySwapBitsD(p2kproc3(mxKeyAddRR(mxKeyNot(mxKeyReverseBits(mxKeyAlg2(changeDuplicatesB(mxKeySwapBitsD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changeDuplicatesB(mxKeyXorB(p2kproc3(mxKeyReverse(mxKeyRotateLeftBits(mxKeySwapBitsE(mxKeyReverse(mxKeyNot(mxKeyAlg1(mxKeyRotEnc(changeDuplicates(mxKeyRotEnc2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lg2(p2kproc3(mxKeyXorRR(mxKeyByBitEnc(mxKeySwapBitsD(mxKeyRotateLeftBits(mxKeyXor(mxKeySwapBitsD(mxKeyReverseBits(mxKeyAlg2(mxKeySwapBitsF(mxKeySwapBitsG(changeDuplicatesB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E2(mxKeyReverse(mxKeyByBitEnc(changeDuplicatesC2(mxKeyReverse(mxKeyXorB(mxKeyAlg1(mxKeySwapBitsD(mxKeyRotEnc2(mxKeyXorB(mxKeyAlg2(mxKeySwapBitsEE2(changeDuplicatesC2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mxKeySwapBitsEE2(mxKeyRotEnc(mxKeyByBitEnc(mxKeyNot(mxKeySwapBitsD(mxKeyXorB(mxKeyXorRR(changeDuplicatesC2(mxKeyReverseBits(mxKeyReverse(mxKeySwapBitsF(mxKeySwapMinors3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E2(mxKeySwapBitsF(mxKeySwapBitsF(mxKeySwapBitsF(mxKeyXorRR(p2kproc3(mxKeyByBitEnc(mxKeySwapBitsD(changeDuplicatesB(mxKeySwapBitsRound(mxKeyAlg2(mxKeySwapBitsD(mxKeySwapBitsD(mxKeySwapMinors3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mxKeySwapBitsRound(mxKeySwapBitsE(mxKeySwapBitsRound(mxKeyRotEnc(mxKeyByBitEnc(mxKeyReverse(mxKeyXorB(mxKeySwapBitsD(mxKeySwapBitsG(mxKeySwapBitsD(mxKeyNot(mxKeyRotEnc2(mxKeyAlg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RotEnc2(mxKeyRotateLeftBits(changeDuplicatesC2(mxKeySwapBitsRound(mxKeyAlg1(mxKeyAddRR(changeDuplicatesC2(mxKeySwapBitsE(mxKeyXorRR(mxKeySwapBitsF(mxKeySwapBitsEE2(mxKeySwapMinors3(mxKeyAlg2(mxKeyNot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Minors3(mxKeySwapBitsEE2(mxKeyReverseBits(mxKeySwapBitsRound(mxKeySwapBitsE(mxKeySwapBitsEE2(p2kproc3(mxKeyAddRR(mxKeySwapBitsG(mxKeyAddRR(changeDuplicates(mxKeyReverseBits(mxKeySwapBitsF(mxKeyRever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Minors3(mxKeyRotEnc2(mxKeyAddRR(mxKeySwapBitsD(mxKeySwapBitsE(mxKeyNot(mxKeyNot(changeDuplicates(mxKeyAlg2(mxKeySwapBitsG(changeDuplicatesC2(mxKeyReverse(mxKeySwapBitsEE2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(mxKeySwapBitsF(p2kproc3(changeDuplicatesC2(p2kproc3(mxKeySwapBitsRound(mxKeyReverse(mxKeySwapBitsG(mxKeySwapBitsE(mxKeySwapBitsG(mxKeyAlg2(mxKeyRotateLeftBits(mxKeyAlg1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B(mxKeyXorRR(mxKeySwapBitsEE2(mxKeySwapBitsD(mxKeyRotEnc2(mxKeyByBitEnc(changeDuplicates(mxKeyAlg2(mxKeyReverse(mxKeySwapMinors3(mxKeyByBitEnc(p2kproc3(mxKeySwapBitsG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lg2(mxKeyByBitEnc(mxKeyRotateLeftBits(mxKeyAlg2(mxKeySwapBitsF(changeDuplicatesB(changeDuplicatesB(changeDuplicatesC2(mxKeyXorB(mxKeyNot(mxKeyXorB(mxKeyXorB(mxKeyRotEnc2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RotEnc(changeDuplicates(mxKeyXor(mxKeyXorRR(mxKeyRotEnc2(mxKeyReverse(mxKeyRotEnc2(mxKeyXorRR(mxKeyAlg2(mxKeyXor(changeDuplicatesC2(mxKeyReverse(mxKeyXorB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Bits(mxKeySwapBitsE(mxKeySwapBitsEE2(mxKeyRotEnc(mxKeyAlg2(mxKeySwapBitsD(mxKeyReverseBits(mxKeyRotEnc2(mxKeyXorRR(mxKeyRotateLeftBits(mxKeyReverse(mxKeySwapBitsRound(mxKeyXorRR(changeDuplicatesB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(p2kproc3(mxKeyXor(changeDuplicatesC2(mxKeyXorB(mxKeySwapMinors3(mxKeySwapMinors3(mxKeyAlg1(mxKeyRotEnc(mxKeySwapBitsD(mxKeyXorRR(mxKeySwapBitsE(mxKeyRotateLeftBits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Not(mxKeyRotEnc2(mxKeySwapBitsD(mxKeyRotEnc(mxKeyXor(mxKeySwapBitsG(mxKeyRotEnc2(mxKeyXorB(mxKeyAddRR(changeDuplicatesB(mxKeyXorRR(mxKeyByBitEnc(mxKeyAlg2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B(mxKeyXor(mxKeyXorB(mxKeySwapBitsE(mxKeySwapBitsE(mxKeySwapBitsG(changeDuplicates(mxKeySwapBitsF(mxKeySwapBitsD(mxKeyRotateLeftBits(mxKeyReverseBits(mxKeySwapMinors3(mxKeySwapMinors3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B(mxKeyReverseBits(mxKeyAlg2(mxKeySwapBitsF(mxKeyByBitEnc(mxKeyReverseBits(mxKeyXorB(mxKeySwapMinors3(changeDuplicatesC2(mxKeySwapBitsEE2(changeDuplicatesC2(mxKeyRotEnc(mxKeyRotEnc2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mxKeyReverse(mxKeyNot(mxKeySwapMinors3(mxKeyNot(mxKeySwapBitsEE2(mxKeyXor(changeDuplicates(mxKeyXor(mxKeyRotEnc(mxKeySwapBitsE(mxKeyRotEnc2(p2kproc3(changeDuplicatesB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D(mxKeySwapBitsG(changeDuplicates(p2kproc3(mxKeyRotateLeftBits(changeDuplicates(mxKeySwapBitsD(mxKeySwapBitsE(mxKeyByBitEnc(mxKeyXor(mxKeyAddRR(mxKeySwapBitsD(mxKeyAlg1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G(mxKeyRotateLeftBits(mxKeyXorRR(mxKeyByBitEnc(mxKeyRotEnc2(mxKeyRotateLeftBits(mxKeyXorB(mxKeySwapBitsG(mxKeyRotEnc(p2kproc3(mxKeyXorRR(mxKeyRotEnc(mxKeyXor(mxKeyRotateLeftBit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Minors3(mxKeyReverseBits(mxKeyRotateLeftBits(changeDuplicatesC2(mxKeySwapMinors3(mxKeyNot(mxKeyAddRR(mxKeyByBitEnc(p2kproc3(mxKeySwapMinors3(mxKeySwapBitsG(mxKeyNot(mxKeyRotEnc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F(changeDuplicates(mxKeyXorRR(mxKeySwapBitsG(mxKeySwapBitsRound(mxKeySwapBitsEE2(mxKeyRotEnc2(mxKeySwapBitsRound(mxKeyXorB(mxKeyXor(mxKeyXor(changeDuplicatesB(changeDuplicatesC2(mxKeySwapMinors3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(mxKeyReverse(mxKeyAlg2(p2kproc3(mxKeySwapBitsEE2(mxKeyXorRR(mxKeyReverse(mxKeyRotEnc(changeDuplicates(changeDuplicatesB(mxKeyRotEnc(mxKeyAlg1(mxKeyXor(mxKeyRotateLeft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Not(mxKeyNot(mxKeySwapBitsRound(mxKeySwapMinors3(mxKeyXorB(mxKeyRotEnc(mxKeyXor(mxKeyNot(mxKeyXor(mxKeySwapBitsG(mxKeySwapBitsEE2(mxKeySwapBitsRound(mxKeyAlg1(mxKeyNot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Round(mxKeySwapBitsRound(changeDuplicatesC2(mxKeyAddRR(mxKeyReverse(mxKeySwapBitsG(mxKeyXor(mxKeyReverseBits(mxKeySwapBitsEE2(mxKeySwapBitsEE2(mxKeyByBitEnc(mxKeyAlg1(mxKeyAlg1(changeDuplicates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EE2(p2kproc3(mxKeySwapBitsEE2(mxKeyAlg1(mxKeySwapBitsD(changeDuplicatesB(mxKeySwapBitsRound(mxKeySwapBitsE(mxKeyReverse(mxKeySwapBitsEE2(mxKeyRotEnc(mxKeyXor(mxKeyXorB(mxKeyXor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SwapBitsE(mxKeyAlg1(changeDuplicatesC2(mxKeyAlg2(changeDuplicatesC2(mxKeyReverse(mxKeyXor(mxKeyRotEnc(mxKeySwapBitsE(changeDuplicatesC2(mxKeyAlg2(mxKeySwapBitsRound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ddRR(mxKeyRotEnc(mxKeyReverseBits(mxKeySwapBitsRound(mxKeyReverse(mxKeySwapBitsG(mxKeySwapBitsEE2(mxKeyRotEnc2(mxKeyRotEnc2(mxKeyAlg1(changeDuplicatesB(mxKeyAddRR(mxKeyAlg2(p2kproc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F(mxKeyRotEnc2(mxKeyReverse(mxKeySwapBitsG(mxKeySwapBitsE(mxKeyReverse(mxKeySwapBitsE(mxKeyAddRR(mxKeySwapBitsE(mxKeyRotEnc(mxKeyRotateLeftBits(mxKeySwapBitsRound(mxKeyXorB(mxKeyXo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B(changeDuplicates(mxKeyNot(mxKeyXorB(mxKeySwapBitsE(mxKeySwapBitsG(mxKeyReverseBits(mxKeyAlg1(mxKeySwapBitsF(mxKeyAlg2(changeDuplicatesC2(mxKeySwapMinors3(mxKeyRotateLeftBits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RR(mxKeySwapBitsE(mxKeySwapBitsE(mxKeySwapBitsRound(p2kproc3(mxKeyXorRR(mxKeySwapBitsEE2(mxKeyRotEnc2(mxKeySwapBitsEE2(changeDuplicates(mxKeyReverseBits(mxKeySwapMinors3(changeDuplicates(mxKeySwapMinors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Round(mxKeySwapMinors3(p2kproc3(mxKeyNot(mxKeySwapBitsE(mxKeySwapBitsD(mxKeySwapBitsEE2(mxKeyRotEnc(mxKeySwapBitsD(mxKeySwapBitsRound(mxKeyXor(mxKeySwapBitsF(mxKeyAlg2(mxKeyAlg1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SwapBitsF(mxKeyAlg1(p2kproc3(changeDuplicatesC2(changeDuplicates(mxKeySwapBitsG(mxKeyXorB(mxKeyRotateLeftBits(mxKeyAddRR(changeDuplicatesB(mxKeySwapBitsF(mxKeyByBitEnc(mxKeyAlg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changeDuplicatesB(mxKeyReverseBits(mxKeySwapBitsE(changeDuplicatesB(mxKeyRotEnc2(mxKeySwapBitsEE2(changeDuplicatesC2(mxKeyXorRR(mxKeyRotateLeftBits(changeDuplicates(mxKeySwapBitsEE2(mxKeyByBitEnc(mxKeyRotateLeft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B(changeDuplicates(mxKeySwapBitsF(changeDuplicates(mxKeyRotateLeftBits(changeDuplicates(mxKeyByBitEnc(changeDuplicatesC2(mxKeyXor(mxKeyReverse(mxKeyAddRR(mxKeySwapMinors3(mxKeyReverse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B(mxKeyRotateLeftBits(changeDuplicatesC2(mxKeyAlg2(changeDuplicatesB(changeDuplicatesC2(mxKeySwapBitsF(mxKeyXorRR(mxKeyRotateLeftBits(mxKeyByBitEnc(mxKeySwapBitsG(mxKeyReverse(mxKeyAlg1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RotateLeftBits(mxKeyByBitEnc(mxKeyXorRR(mxKeyByBitEnc(p2kproc3(mxKeySwapBitsEE2(mxKeyRotEnc2(mxKeyAlg1(changeDuplicates(mxKeySwapBitsEE2(mxKeySwapBitsE(mxKeyByBitEnc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(mxKeyByBitEnc(mxKeySwapMinors3(mxKeySwapBitsE(mxKeySwapBitsRound(mxKeySwapBitsRound(mxKeySwapBitsE(mxKeyReverse(mxKeyReverseBits(mxKeyByBitEnc(mxKeyReverse(mxKeyNot(mxKeySwapBitsRound(mxKeyByBi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RotEnc2(mxKeyReverse(mxKeyXor(mxKeyXor(mxKeyReverseBits(mxKeySwapBitsD(mxKeySwapBitsG(mxKeyXorRR(mxKeySwapBitsRound(mxKeyNot(changeDuplicatesB(mxKeyAddRR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ByBitEnc(mxKeyRotEnc2(mxKeyNot(mxKeyNot(mxKeyAlg2(mxKeySwapBitsRound(mxKeyByBitEnc(mxKeyAddRR(mxKeySwapBitsE(mxKeyAlg1(mxKeySwapBitsE(mxKeyAlg1(changeDuplicatesB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Xor(mxKeyAddRR(mxKeyByBitEnc(mxKeyNot(mxKeyAddRR(mxKeySwapBitsF(changeDuplicates(mxKeyAddRR(mxKeyRotEnc(mxKeySwapBitsRound(mxKeyAlg2(mxKeyAddRR(changeDuplicates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ByBitEnc(mxKeyAddRR(mxKeySwapBitsRound(mxKeyAlg2(p2kproc3(mxKeyRotEnc(mxKeySwapBitsEE2(mxKeyXorRR(mxKeyReverseBits(mxKeyAlg1(changeDuplicates(mxKeyReverseBits(changeDuplicate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mxKeySwapBitsEE2(mxKeySwapBitsD(mxKeyByBitEnc(p2kproc3(mxKeyByBitEnc(changeDuplicatesC2(mxKeySwapBitsRound(mxKeySwapBitsE(mxKeyAddRR(changeDuplicatesC2(mxKeyRotEnc2(mxKeyReverseBits(mxKeySwapBitsD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RotEnc(mxKeySwapBitsF(mxKeySwapMinors3(mxKeyRotEnc2(mxKeyRotEnc2(mxKeySwapBitsF(mxKeySwapBitsE(mxKeyRotEnc2(mxKeyRotEnc2(mxKeySwapBitsRound(mxKeySwapBitsD(changeDuplicates(mxKeySwapBitsG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Alg1(mxKeySwapBitsEE2(changeDuplicatesB(mxKeyReverseBits(p2kproc3(mxKeySwapBitsE(mxKeyAlg1(p2kproc3(mxKeySwapBitsE(mxKeyAlg2(changeDuplicatesC2(changeDuplicatesB(mxKeySwapBitsG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mxKeyAlg1(mxKeyReverseBits(mxKeySwapBitsE(mxKeyRotEnc2(mxKeyRotateLeftBits(mxKeySwapBitsE(mxKeyNot(mxKeyAlg2(mxKeyAddRR(mxKeyReverse(mxKeyNot(mxKeyRotEnc2(mxKeySwapBitsF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SwapBitsE(mxKeyXor(mxKeyRotEnc(mxKeySwapBitsD(mxKeyAlg1(mxKeyReverse(mxKeySwapBitsEE2(mxKeySwapBitsF(mxKeySwapBitsE(changeDuplicatesC2(changeDuplicates(mxKeySwapBitsF(mxKeyRever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B(mxKeyXorRR(changeDuplicatesB(p2kproc3(mxKeyReverse(changeDuplicatesC2(mxKeyXorRR(mxKeySwapBitsE(mxKeyRotateLeftBits(mxKeyNot(mxKeySwapMinors3(mxKeySwapMinors3(mxKeyReverse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changeDuplicates(changeDuplicatesB(mxKeySwapBitsF(mxKeySwapBitsG(mxKeyReverse(mxKeySwapBitsG(mxKeyRotateLeftBits(mxKeyRotateLeftBits(mxKeyXorB(mxKeySwapBitsE(changeDuplicatesC2(changeDuplicatesB(changeDuplicates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(changeDuplicatesC2(mxKeyAlg1(mxKeySwapMinors3(mxKeySwapMinors3(changeDuplicatesB(mxKeyAlg1(mxKeyNot(mxKeyAlg2(mxKeyNot(mxKeyReverseBits(mxKeySwapBitsD(changeDuplicatesB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(mxKeySwapBitsRound(mxKeyRotateLeftBits(mxKeyByBitEnc(mxKeySwapBitsRound(mxKeyXorB(p2kproc3(mxKeyXor(mxKeySwapBitsRound(mxKeySwapBitsEE2(changeDuplicatesC2(mxKeySwapMinors3(mxKeyReverse(mxKeyRotateLeft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p2kproc3(mxKeyReverseBits(mxKeyRotEnc2(mxKeySwapBitsD(mxKeySwapBitsD(mxKeySwapBitsG(mxKeySwapBitsE(mxKeyByBitEnc(mxKeyXor(mxKeySwapBitsD(mxKeyXor(mxKeyXorB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RotEnc2(mxKeyAddRR(changeDuplicatesB(changeDuplicatesC2(mxKeyRotEnc(mxKeyRotateLeftBits(mxKeyAlg1(mxKeyRotEnc(mxKeySwapBitsEE2(mxKeyRotEnc(mxKeySwapBitsRound(mxKeyAlg1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mxKeyAddRR(mxKeySwapMinors3(mxKeyXorRR(p2kproc3(mxKeyAlg1(mxKeySwapBitsG(mxKeySwapBitsRound(p2kproc3(p2kproc3(mxKeySwapBitsG(mxKeyXorB(mxKeyRotateLeftBits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RotEnc(mxKeyByBitEnc(mxKeySwapBitsEE2(mxKeySwapBitsD(mxKeySwapBitsEE2(mxKeySwapBitsG(mxKeyReverseBits(mxKeyByBitEnc(mxKeySwapBitsD(mxKeyXor(mxKeyReverse(mxKeySwapBitsRound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Not(mxKeyByBitEnc(mxKeyAlg1(mxKeyRotEnc(mxKeySwapBitsF(mxKeyRotEnc(mxKeyXorB(mxKeyXor(mxKeyReverse(mxKeyXorB(mxKeyNot(mxKeyRotateLeftBits(p2kproc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p2kproc3(mxKeyReverse(mxKeyRotEnc2(changeDuplicatesC2(p2kproc3(mxKeyXorRR(mxKeyAlg2(mxKeyXorRR(mxKeyRotateLeftBits(mxKeyXor(mxKeySwapBitsD(mxKeyByBitEnc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SwapBitsG(mxKeyAlg1(changeDuplicatesB(mxKeyReverse(mxKeySwapBitsG(mxKeyNot(mxKeySwapBitsEE2(mxKeyRotEnc2(mxKeySwapMinors3(mxKeyAlg2(mxKeyRotEnc(changeDuplicatesB(mxKeySwapBits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mxKeySwapBitsD(mxKeyReverseBits(mxKeySwapBitsEE2(mxKeySwapBitsD(changeDuplicatesC2(mxKeySwapBitsG(mxKeySwapBitsG(p2kproc3(mxKeySwapBitsG(mxKeyXor(mxKeyRotateLeftBits(mxKeySwapBitsRound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RotateLeftBits(mxKeyXorRR(changeDuplicatesB(mxKeyXor(mxKeyAddRR(mxKeyReverse(mxKeyXorRR(mxKeyReverseBits(mxKeySwapBitsG(mxKeySwapBitsEE2(mxKeyByBitEnc(changeDuplicates(changeDuplicatesC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changeDuplicatesB(mxKeyXor(mxKeyNot(mxKeySwapMinors3(mxKeySwapBitsE(changeDuplicatesB(mxKeyReverseBits(changeDuplicatesB(mxKeyRotEnc2(changeDuplicates(mxKeyXorRR(mxKeyRotEnc2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B(mxKeySwapBitsEE2(mxKeyXorRR(mxKeyByBitEnc(p2kproc3(mxKeyXorB(mxKeyReverseBits(mxKeyRotEnc(mxKeyAddRR(mxKeySwapBitsE(mxKeyByBitEnc(mxKeySwapBitsD(p2kproc3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SwapBitsE(mxKeySwapBitsE(changeDuplicatesB(mxKeyRotEnc(mxKeyXorRR(mxKeySwapBitsF(mxKeySwapMinors3(mxKeyXorB(changeDuplicatesB(changeDuplicatesC2(mxKeyXorB(mxKeyRotEnc2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ddRR(mxKeySwapBitsRound(mxKeyRotEnc2(mxKeyRotEnc(mxKeyRotateLeftBits(mxKeyAlg1(p2kproc3(mxKeySwapBitsG(mxKeySwapBitsF(mxKeySwapBitsEE2(mxKeyXorB(mxKeyXorRR(mxKeySwapBitsE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ddRR(mxKeyAlg2(mxKeyByBitEnc(mxKeyXorB(mxKeyAddRR(mxKeyRotateLeftBits(mxKeySwapBitsG(mxKeyRotateLeftBits(mxKeySwapBitsF(changeDuplicatesC2(mxKeySwapBitsRound(mxKeyReverse(mxKeySwapBitsRound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changeDuplicatesB(mxKeySwapBitsE(mxKeyByBitEnc(mxKeyNot(mxKeyAddRR(mxKeyAddRR(mxKeyNot(mxKeyNot(mxKeySwapBitsF(mxKeyAddRR(mxKeyReverseBits(mxKeySwapBitsEE2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Reverse(changeDuplicates(mxKeySwapBitsRound(mxKeyXorRR(mxKeyRotEnc2(mxKeySwapBitsD(mxKeyXorRR(changeDuplicates(changeDuplicates(mxKeyNot(changeDuplicates(changeDuplicatesB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XorRR(mxKeyNot(p2kproc3(mxKeyByBitEnc(mxKeySwapBitsE(mxKeyRotEnc2(mxKeyAddRR(mxKeySwapBitsE(mxKeyNot(mxKeyXorB(mxKeyRotateLeftBits(p2kproc3(mxKeySwapBitsD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changeDuplicatesC2(mxKeySwapBitsD(mxKeyAddRR(mxKeyByBitEnc(mxKeySwapBitsD(mxKeyXor(mxKeyReverseBits(mxKeyXor(mxKeySwapBitsF(mxKeySwapMinors3(p2kproc3(mxKeyReverse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SwapBitsG(mxKeyNot(mxKeyReverseBits(mxKeySwapBitsRound(mxKeySwapBitsG(changeDuplicates(mxKeyNot(mxKeyByBitEnc(mxKeyReverse(mxKeyXor(mxKeyRotEnc(mxKeyXorRR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SwapMinors3(mxKeyRotEnc2(mxKeySwapBitsEE2(mxKeySwapMinors3(mxKeyXor(changeDuplicates(mxKeyAlg1(mxKeyRotateLeftBits(mxKeyXorRR(mxKeySwapBitsE(mxKeyNot(mxKeyRotateLeftBits(mxKeySwapMinors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SwapBitsF(mxKeyReverseBits(mxKeySwapBitsD(mxKeyXor(mxKeyRotateLeftBits(mxKeyRotEnc2(mxKeyByBitEnc(mxKeyXorB(mxKeySwapMinors3(mxKeyXorRR(changeDuplicates(mxKeyXorRR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ByBitEnc(mxKeyXorB(changeDuplicatesC2(p2kproc3(mxKeyAddRR(mxKeySwapBitsD(mxKeySwapBitsE(mxKeyXorRR(mxKeySwapBitsD(mxKeyAddRR(mxKeyRotEnc(mxKeySwapBitsRound(mxKeyAdd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Round(mxKeyByBitEnc(mxKeyRotEnc(changeDuplicatesB(mxKeySwapBitsF(mxKeySwapBitsF(mxKeyXor(mxKeySwapBitsE(mxKeyRotEnc(mxKeyByBitEnc(mxKeySwapBitsEE2(mxKeySwapMinors3(mxKeyXorB(mxKeyAlg1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SwapMinors3(mxKeyRotEnc2(mxKeyByBitEnc(mxKeyAlg2(changeDuplicates(changeDuplicatesB(p2kproc3(mxKeyXorRR(mxKeySwapMinors3(mxKeyAddRR(mxKeyAlg2(mxKeyNot(mxKeyReverseBit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ByBitEnc(mxKeyByBitEnc(mxKeyXorRR(changeDuplicatesC2(mxKeyRotEnc2(mxKeyRotEnc2(mxKeyByBitEnc(mxKeyReverseBits(mxKeyAlg2(mxKeyRotEnc2(mxKeyAlg1(changeDuplicatesC2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RotEnc2(mxKeyReverseBits(mxKeySwapBitsG(mxKeySwapBitsD(mxKeySwapMinors3(mxKeySwapBitsRound(mxKeyXor(mxKeySwapBitsG(mxKeySwapBitsEE2(mxKeySwapBitsRound(changeDuplicatesC2(mxKeyXorB(mxKeySwapBitsG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otateLeftBits(changeDuplicates(mxKeySwapBitsE(mxKeyByBitEnc(mxKeyXorB(changeDuplicatesC2(mxKeyAlg2(mxKeyRotateLeftBits(mxKeySwapMinors3(mxKeyNot(mxKeyAddRR(mxKeySwapBitsE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ByBitEnc(mxKeyAddRR(mxKeySwapBitsG(mxKeyAlg1(changeDuplicates(changeDuplicatesC2(mxKeyRotEnc(mxKeySwapBitsE(mxKeyXor(mxKeySwapBitsG(changeDuplicatesB(mxKeySwapBitsE(mxKeyRever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SwapBitsG(mxKeyRotEnc(mxKeySwapBitsF(mxKeyRotEnc(mxKeyRotEnc2(mxKeyXorRR(mxKeySwapMinors3(mxKeyReverse(mxKeyRotEnc2(mxKeyRotEnc2(mxKeyNot(mxKeyRotateLeftBits(changeDuplicatesB(mxKeyRotateLeft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SwapBitsRound(p2kproc3(p2kproc3(mxKeyAddRR(mxKeySwapBitsE(mxKeySwapBitsE(changeDuplicatesC2(mxKeyAlg2(mxKeySwapBitsF(mxKeySwapBitsG(mxKeyAddRR(mxKeyByBitEnc(mxKeySwapBitsRoun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SwapBitsF(mxKeySwapBitsE(mxKeyNot(mxKeyRotEnc(mxKeyRotEnc2(mxKeyReverse(mxKeySwapBitsEE2(mxKeyNot(changeDuplicatesB(mxKeyXor(mxKeyReverseBits(mxKeyAlg2(mxKeyReverse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SwapMinors3(changeDuplicatesB(mxKeyRotEnc2(changeDuplicatesB(mxKeyXorRR(mxKeyAlg1(mxKeyRotEnc2(mxKeySwapBitsE(mxKeyAddRR(mxKeySwapBitsG(mxKeySwapBitsG(mxKeyRotEnc2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mxKeyAlg1(mxKeyAddRR(mxKeySwapBitsRound(mxKeySwapBitsEE2(mxKeySwapBitsRound(mxKeySwapBitsG(changeDuplicatesC2(mxKeyRotateLeftBits(changeDuplicatesB(mxKeyAddRR(mxKeySwapMinors3(mxKeyXorB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changeDuplicatesC2(changeDuplicatesB(changeDuplicatesC2(mxKeySwapBitsEE2(mxKeyAddRR(mxKeyAlg1(mxKeySwapMinors3(mxKeyReverseBits(changeDuplicates(mxKeyReverseBits(changeDuplicatesC2(mxKeySwapBitsG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ReverseBits(mxKeySwapBitsG(changeDuplicatesC2(changeDuplicatesC2(mxKeyByBitEnc(mxKeyAlg2(changeDuplicatesB(mxKeySwapBitsG(mxKeySwapBitsG(changeDuplicates(changeDuplicatesB(mxKeySwapBitsF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SwapBitsD(mxKeySwapBitsF(mxKeySwapBitsG(mxKeySwapBitsG(changeDuplicatesC2(mxKeyAddRR(mxKeyAlg2(mxKeyAlg1(mxKeyRotEnc2(mxKeyByBitEnc(changeDuplicatesC2(mxKeySwapBitsF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mxKeySwapBitsD(mxKeyByBitEnc(mxKeyByBitEnc(mxKeyAlg2(mxKeyReverse(changeDuplicatesB(mxKeyRotEnc2(mxKeyAlg2(mxKeyAddRR(mxKeyReverse(mxKeyXor(mxKeyRotateLeftBits(changeDuplicates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mxKeyRotateLeftBits(changeDuplicatesB(mxKeySwapBitsRound(p2kproc3(mxKeyByBitEnc(mxKeyReverseBits(mxKeyReverseBits(mxKeySwapBitsE(mxKeyXorB(mxKeySwapBitsG(mxKeyRotEnc2(mxKeySwapBitsG(changeDuplicate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SwapMinors3(mxKeyXorB(mxKeySwapBitsD(mxKeyNot(mxKeyNot(mxKeyXorB(mxKeyByBitEnc(mxKeyAddRR(p2kproc3(mxKeySwapBitsF(mxKeySwapMinors3(mxKeyXor(mxKeyReverse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XorB(mxKeyRotateLeftBits(mxKeyAddRR(mxKeyXorRR(mxKeyByBitEnc(mxKeyByBitEnc(mxKeySwapBitsEE2(mxKeyReverse(p2kproc3(mxKeySwapBitsF(mxKeyAlg1(mxKeyXorRR(mxKeyRotEn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changeDuplicatesC2(mxKeyRotEnc2(mxKeySwapBitsE(mxKeyReverse(changeDuplicates(mxKeySwapBitsE(mxKeySwapBitsE(mxKeySwapMinors3(mxKeySwapBitsG(mxKeyXorB(mxKeyRotateLeftBits(mxKeyXorB(mxKeySwapMinors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changeDuplicatesC2(mxKeyNot(mxKeyNot(mxKeySwapMinors3(changeDuplicatesB(mxKeyXor(mxKeyXorB(mxKeyXorB(mxKeyXorB(mxKeyReverseBits(mxKeySwapMinors3(mxKeyNot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(mxKeySwapBitsE(mxKeyReverseBits(mxKeyXorRR(mxKeyAlg2(mxKeyAlg1(mxKeyReverse(mxKeyAddRR(mxKeySwapBitsEE2(mxKeySwapBitsE(mxKeySwapMinors3(changeDuplicatesC2(mxKeyXorB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RotateLeftBits(mxKeyAlg2(changeDuplicates(mxKeyAlg1(changeDuplicatesB(mxKeyReverseBits(mxKeyNot(mxKeyXorRR(mxKeyAddRR(mxKeySwapBitsF(mxKeyNot(mxKeySwapMinors3(changeDuplicate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Alg2(changeDuplicatesC2(mxKeyRotateLeftBits(changeDuplicates(mxKeyRotEnc2(mxKeyReverseBits(mxKeySwapBitsEE2(mxKeyRotEnc2(p2kproc3(mxKeyByBitEnc(mxKeyReverseBits(mxKeySwapBitsE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Alg1(mxKeyRotateLeftBits(mxKeyReverse(mxKeySwapMinors3(mxKeyRotEnc2(mxKeyXor(mxKeySwapBitsF(mxKeySwapBitsE(mxKeyRotEnc2(mxKeyReverse(mxKeyReverse(mxKeySwapBitsD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changeDuplicates(changeDuplicatesC2(changeDuplicatesB(mxKeySwapBitsEE2(mxKeyReverse(changeDuplicatesC2(mxKeySwapBitsF(mxKeyReverseBits(mxKeySwapBitsE(mxKeyAlg2(mxKeyXor(changeDuplicatesB(mxKeySwapBitsE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XorB(mxKeySwapBitsRound(mxKeySwapBitsRound(mxKeyByBitEnc(changeDuplicates(mxKeySwapBitsF(p2kproc3(mxKeySwapBitsE(mxKeySwapBitsE(mxKeyRotateLeftBits(changeDuplicatesB(mxKeySwapBitsG(mxKeyRotateLeftBits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changeDuplicates(p2kproc3(mxKeyByBitEnc(changeDuplicatesC2(mxKeyAlg1(mxKeyRotEnc(mxKeySwapBitsG(mxKeySwapBitsD(mxKeyAlg1(mxKeySwapMinors3(mxKeyXorB(changeDuplicates(changeDuplicate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changeDuplicatesB(mxKeySwapBitsG(mxKeyAlg2(mxKeyAlg2(mxKeySwapBitsG(changeDuplicatesC2(mxKeyReverse(mxKeySwapBitsD(mxKeyAlg2(mxKeyAddRR(mxKeyAlg1(mxKeyReverse(mxKeySwapBit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SwapBitsEE2(mxKeyXor(mxKeyReverse(mxKeyAlg2(p2kproc3(mxKeyXorB(mxKeyReverse(mxKeyAlg1(mxKeyReverse(changeDuplicates(changeDuplicates(mxKeyAlg1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Alg2(mxKeySwapBitsG(mxKeySwapMinors3(p2kproc3(mxKeySwapBitsF(changeDuplicates(mxKeyNot(mxKeyAddRR(mxKeySwapBitsD(mxKeyNot(mxKeyXorB(p2kproc3(changeDuplicatesB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SwapBitsE(mxKeySwapBitsE(mxKeyAlg1(mxKeySwapBitsG(changeDuplicatesB(changeDuplicatesB(mxKeyRotateLeftBits(mxKeyAlg2(mxKeySwapBitsG(mxKeyXorRR(changeDuplicates(changeDuplicatesC2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1(mxKeyAlg1(mxKeySwapBitsRound(mxKeyReverseBits(mxKeyRotateLeftBits(mxKeyRotEnc(mxKeySwapBitsRound(mxKeySwapBitsF(mxKeySwapBitsF(mxKeySwapBitsD(mxKeyXor(mxKeyAlg2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SwapBitsD(mxKeySwapBitsG(mxKeyXorRR(mxKeyXorB(mxKeySwapBitsF(changeDuplicatesC2(mxKeySwapBitsRound(mxKeyNot(mxKeyRotateLeftBits(mxKeyRotEnc2(mxKeyReverseBits(mxKeyXorRR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SwapBitsE(mxKeyXorRR(mxKeyXor(mxKeyNot(mxKeyRotateLeftBits(p2kproc3(mxKeyXor(mxKeySwapBitsD(mxKeyXor(mxKeyReverseBits(mxKeyAlg2(mxKeySwapBitsG(mxKeySwapBitsF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otateLeftBits(mxKeyXorB(mxKeyXorRR(mxKeySwapBitsF(mxKeySwapBitsEE2(mxKeySwapBitsF(changeDuplicates(mxKeyRotateLeftBits(mxKeyAlg2(mxKeyReverseBits(mxKeySwapMinors3(mxKeySwapMinors3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SwapBitsEE2(mxKeyAlg1(mxKeyRotEnc2(mxKeyReverse(mxKeyNot(mxKeyAlg1(changeDuplicates(mxKeyRotEnc2(mxKeyReverse(mxKeyNot(mxKeyRotEnc(mxKeyXor(mxKeyNot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changeDuplicatesC2(mxKeyReverse(mxKeySwapBitsG(mxKeyByBitEnc(mxKeyAlg1(mxKeyXor(mxKeySwapMinors3(mxKeyByBitEnc(mxKeyAlg2(mxKeySwapBitsG(mxKeyAlg1(mxKeySwapMinors3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changeDuplicates(mxKeyNot(mxKeyReverse(mxKeySwapBitsD(p2kproc3(changeDuplicatesC2(changeDuplicates(mxKeyAlg1(changeDuplicates(mxKeyRotEnc(changeDuplicatesB(mxKeySwapBitsRound(mxKeyXo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Alg2(mxKeySwapBitsEE2(mxKeyAddRR(changeDuplicatesB(mxKeyRotEnc2(mxKeyAlg1(mxKeyReverseBits(mxKeyXor(mxKeyReverse(mxKeyAlg2(mxKeySwapBitsF(mxKeyByBitEnc(mxKeyAdd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Xor(mxKeyByBitEnc(mxKeyAlg2(mxKeyAlg1(changeDuplicatesC2(mxKeyNot(mxKeyAlg1(mxKeySwapBitsG(mxKeySwapBitsD(mxKeyXorB(mxKeyRotateLeftBits(mxKeyReverse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AddRR(mxKeySwapBitsE(mxKeyRotEnc2(mxKeyXorB(mxKeyRotEnc2(mxKeyXorB(mxKeyXorB(mxKeyReverse(mxKeySwapBitsG(mxKeyXorRR(mxKeySwapBitsG(mxKeySwapBitsE(mxKeyNot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changeDuplicatesC2(mxKeySwapBitsG(mxKeySwapBitsEE2(mxKeyReverse(p2kproc3(mxKeySwapBitsG(mxKeySwapBitsD(mxKeySwapBitsF(changeDuplicatesC2(mxKeyByBitEnc(mxKeyAddRR(mxKeyRotateLeftBits(mxKeySwapBit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SwapBitsG(mxKeySwapBitsG(mxKeyRotEnc2(mxKeyXor(mxKeyByBitEnc(mxKeySwapBitsG(mxKeyAddRR(mxKeyRotEnc2(mxKeyRotEnc2(mxKeyRotateLeftBits(mxKeyRotEnc(mxKeyXorRR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SwapBitsF(mxKeyXorRR(changeDuplicates(mxKeySwapBitsE(mxKeySwapBitsD(mxKeyReverse(mxKeySwapMinors3(mxKeySwapBitsD(mxKeyReverse(mxKeySwapBitsG(mxKeyXor(mxKeyXorB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SwapMinors3(mxKeySwapMinors3(mxKeyByBitEnc(mxKeySwapBitsD(mxKeyNot(mxKeyReverse(mxKeyReverseBits(mxKeyXorRR(mxKeySwapBitsEE2(mxKeyAlg2(mxKeyAlg2(mxKeyReverse(mxKeyReverse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SwapBitsE(mxKeyXor(mxKeyXor(mxKeySwapBitsEE2(mxKeySwapBitsEE2(mxKeyRotEnc(mxKeyXorB(mxKeyAlg1(mxKeySwapBitsD(changeDuplicatesB(mxKeyXorRR(changeDuplicatesB(mxKeyRotateLeftBits(mxKeySwapBitsG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RotEnc2(mxKeyAddRR(mxKeySwapBitsRound(mxKeyRotEnc(mxKeyReverse(mxKeyNot(mxKeySwapBitsRound(mxKeyXor(mxKeyRotateLeftBits(mxKeySwapMinors3(mxKeySwapBitsF(mxKeyAddRR(mxKeyRotateLeft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RotateLeftBits(changeDuplicatesC2(mxKeyAlg2(mxKeyXorRR(mxKeyNot(mxKeyRotEnc(mxKeySwapBitsRound(p2kproc3(mxKeySwapBitsE(mxKeyRotEnc2(changeDuplicatesC2(mxKeySwapBitsE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SwapBitsRound(mxKeyRotateLeftBits(mxKeyRotEnc(mxKeyNot(mxKeySwapBitsF(mxKeyAddRR(changeDuplicates(mxKeySwapBitsF(mxKeySwapBitsE(mxKeyNot(mxKeyNot(mxKeyAlg1(p2kproc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SwapBitsF(mxKeyNot(mxKeySwapBitsEE2(mxKeyAddRR(mxKeyNot(changeDuplicatesC2(mxKeyRotEnc2(p2kproc3(changeDuplicates(mxKeyRotateLeftBits(mxKeyAlg2(p2kproc3(mxKeyXor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EE2(mxKeyReverse(mxKeyAlg1(mxKeyXorB(mxKeyAlg2(mxKeySwapBitsF(mxKeySwapBitsE(mxKeyXor(mxKeySwapBitsF(changeDuplicatesC2(mxKeyXor(p2kproc3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changeDuplicatesB(mxKeyReverseBits(mxKeyXorB(p2kproc3(mxKeyNot(mxKeyByBitEnc(changeDuplicatesB(mxKeySwapBitsRound(mxKeyRotEnc(mxKeyXorRR(mxKeyXorB(mxKeyXor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RotEnc(p2kproc3(mxKeyRotateLeftBits(mxKeyXor(mxKeyReverseBits(mxKeyAlg1(mxKeyXor(changeDuplicates(mxKeyXor(p2kproc3(mxKeyAlg2(mxKeyAlg1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Not(changeDuplicates(mxKeyRotateLeftBits(changeDuplicates(mxKeySwapMinors3(mxKeyXorB(p2kproc3(changeDuplicates(mxKeySwapBitsG(mxKeySwapBitsRound(mxKeyReverseBits(changeDuplicates(mxKeyReverse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RotEnc2(mxKeySwapBitsEE2(mxKeyReverseBits(mxKeyNot(p2kproc3(mxKeyByBitEnc(mxKeyXorB(mxKeySwapBitsE(mxKeyXorB(mxKeySwapBitsRound(mxKeyAddRR(changeDuplicatesB(p2kproc3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SwapBitsEE2(mxKeySwapBitsE(mxKeySwapBitsD(mxKeySwapMinors3(mxKeyAlg2(mxKeyReverseBits(mxKeyAlg1(mxKeyXorRR(mxKeyXorB(mxKeySwapBitsRound(mxKeyAddRR(changeDuplicatesB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mxKeyNot(mxKeyAlg1(mxKeyAlg2(changeDuplicates(mxKeyXorB(mxKeySwapMinors3(changeDuplicatesB(mxKeyRotEnc(mxKeySwapBitsEE2(mxKeyAlg1(mxKeyAlg2(mxKeyRotateLeftBits(mxKeyNot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Xor(mxKeyRotEnc(changeDuplicatesC2(mxKeyRotEnc2(mxKeySwapBitsEE2(changeDuplicatesC2(mxKeyByBitEnc(mxKeySwapMinors3(mxKeyByBitEnc(mxKeyNot(changeDuplicates(mxKeyAddRR(changeDuplicate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SwapMinors3(mxKeyReverse(mxKeySwapBitsG(mxKeySwapBitsE(mxKeyRotEnc(p2kproc3(changeDuplicatesC2(mxKeyAlg1(changeDuplicatesB(mxKeyReverseBits(mxKeySwapMinors3(mxKeySwapBitsG(mxKeyXor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Reverse(mxKeySwapMinors3(changeDuplicatesB(mxKeySwapMinors3(changeDuplicates(mxKeySwapBitsRound(mxKeyRotateLeftBits(mxKeyByBitEnc(changeDuplicates(p2kproc3(mxKeyNot(mxKeySwapBitsEE2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AddRR(mxKeySwapBitsD(mxKeyXor(mxKeySwapBitsF(mxKeySwapBitsF(mxKeyByBitEnc(mxKeySwapBitsRound(mxKeySwapBitsD(mxKeyByBitEnc(mxKeySwapBitsRound(mxKeyReverse(mxKeyReverseBits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changeDuplicates(mxKeyRotEnc2(mxKeySwapBitsD(changeDuplicates(mxKeySwapMinors3(mxKeyRotEnc2(mxKeyRotateLeftBits(mxKeyRotateLeftBits(mxKeyReverse(mxKeyXorB(mxKeyAlg2(mxKeySwapBitsRound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p2kproc3(mxKeyXorB(mxKeyByBitEnc(mxKeySwapBitsE(mxKeyByBitEnc(mxKeyXorRR(mxKeyNot(mxKeySwapBitsG(mxKeyXorB(mxKeyRotateLeftBits(mxKeySwapBitsF(mxKeyXorRR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mxKeySwapMinors3(changeDuplicatesB(mxKeySwapBitsRound(mxKeyXor(mxKeySwapBitsD(mxKeyByBitEnc(mxKeySwapMinors3(mxKeyXorRR(mxKeyNot(mxKeyRotEnc2(mxKeySwapMinors3(p2kproc3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SwapBitsRound(changeDuplicates(mxKeySwapBitsRound(changeDuplicatesC2(changeDuplicatesC2(mxKeySwapMinors3(mxKeySwapBitsE(mxKeySwapBitsD(mxKeyReverseBits(mxKeyXorRR(mxKeySwapMinors3(mxKeyNot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mxKeySwapBitsEE2(mxKeyNot(changeDuplicates(mxKeyRotateLeftBits(changeDuplicates(mxKeyRotEnc2(mxKeySwapBitsE(mxKeySwapBitsG(mxKeyNot(mxKeyAlg2(mxKeyNot(mxKeyAddRR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RotEnc2(mxKeyReverse(mxKeySwapBitsE(mxKeySwapBitsD(mxKeyXorRR(mxKeyAlg2(mxKeyReverse(mxKeySwapBitsG(mxKeyRotEnc2(mxKeyAlg2(mxKeySwapBitsF(changeDuplicatesB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SwapBitsG(mxKeyReverseBits(mxKeyAddRR(mxKeySwapBitsG(mxKeyXorB(mxKeySwapBitsG(changeDuplicatesC2(mxKeySwapBitsEE2(mxKeyXor(mxKeyAlg1(mxKeyAlg1(changeDuplicatesC2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SwapBitsE(mxKeyByBitEnc(mxKeyXorRR(mxKeySwapBitsEE2(mxKeyByBitEnc(mxKeyNot(mxKeyReverseBits(mxKeySwapBitsE(mxKeyRotateLeftBits(mxKeySwapBitsD(p2kproc3(mxKeySwapBitsE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RotateLeftBits(mxKeyAlg2(mxKeyNot(changeDuplicates(mxKeyNot(mxKeySwapBitsEE2(mxKeySwapBitsD(mxKeyNot(mxKeySwapBitsEE2(mxKeySwapBitsE(mxKeySwapBitsF(changeDuplicatesB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SwapBitsE(mxKeyXorB(mxKeySwapBitsF(mxKeyReverseBits(mxKeySwapBitsRound(mxKeySwapBitsRound(mxKeySwapBitsD(mxKeyXorRR(mxKeySwapMinors3(mxKeySwapMinors3(mxKeyRotEnc2(mxKeyReverse(mxKeyRotEn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SwapBitsF(mxKeyAlg2(mxKeyAlg2(mxKeyReverseBits(mxKeyXor(changeDuplicatesB(mxKeyByBitEnc(changeDuplicates(mxKeyRotEnc(mxKeyRotEnc2(mxKeyXorRR(mxKeySwapBitsRound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changeDuplicates(mxKeySwapBitsF(mxKeySwapBitsF(mxKeyRotEnc2(changeDuplicatesB(mxKeySwapMinors3(mxKeySwapBitsG(mxKeyXor(mxKeySwapBitsRound(mxKeyXorRR(mxKeyRotEnc2(mxKeyXorRR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XorRR(mxKeyXorRR(mxKeyAlg2(mxKeyNot(changeDuplicatesC2(mxKeyAlg1(mxKeyXorRR(mxKeyAlg1(mxKeySwapBitsEE2(mxKeySwapBitsE(mxKeySwapBitsF(mxKeyXorB(mxKeySwapBitsG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SwapBitsEE2(mxKeyReverse(mxKeyXorB(mxKeySwapBitsEE2(mxKeyRotateLeftBits(mxKeySwapBitsEE2(mxKeyRotEnc(mxKeyXor(mxKeySwapBitsG(mxKeySwapBitsRound(changeDuplicatesC2(mxKeySwapMinors3(mxKeyRever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XorB(mxKeyAlg1(mxKeyAlg1(mxKeyXorRR(changeDuplicates(mxKeyByBitEnc(mxKeySwapBitsF(mxKeyXorRR(changeDuplicates(mxKeySwapMinors3(p2kproc3(mxKeySwapBitsG(mxKeySwapBitsF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Xor(mxKeyXor(mxKeyXor(mxKeyAlg2(mxKeyXorB(mxKeyNot(changeDuplicatesB(mxKeyRotEnc(mxKeyXor(changeDuplicates(mxKeyAlg2(mxKeyAlg2(mxKeyNot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Alg2(mxKeySwapBitsE(mxKeyAddRR(changeDuplicates(mxKeyReverse(mxKeySwapBitsF(mxKeyRotEnc(mxKeyXor(mxKeyAlg1(mxKeyRotEnc2(mxKeyXor(mxKeySwapBitsE(changeDuplicates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p2kproc3(mxKeySwapBitsE(mxKeySwapBitsE(mxKeyRotateLeftBits(mxKeyAlg1(mxKeyXor(mxKeyXorB(mxKeyReverse(mxKeyAddRR(mxKeySwapBitsE(mxKeyRotEnc(mxKeyXorRR(mxKeyRotEn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SwapMinors3(mxKeyXorRR(mxKeyRotEnc(mxKeyRotateLeftBits(mxKeyRotEnc(mxKeySwapBitsD(mxKeySwapBitsEE2(mxKeyReverse(changeDuplicatesC2(mxKeyAddRR(mxKeySwapBitsE(mxKeyAlg2(changeDuplicatesB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SwapBitsRound(mxKeySwapMinors3(changeDuplicatesC2(mxKeySwapBitsEE2(mxKeyRotateLeftBits(changeDuplicatesB(mxKeyXorB(changeDuplicates(mxKeySwapBitsD(mxKeyXor(mxKeySwapMinors3(changeDuplicatesC2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XorRR(mxKeyRotateLeftBits(mxKeyXor(mxKeySwapBitsD(mxKeyByBitEnc(mxKeyRotEnc2(mxKeyAlg1(mxKeySwapBitsF(mxKeyAlg1(mxKeyAddRR(mxKeyReverseBits(changeDuplicates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SwapBitsRound(mxKeyXorB(mxKeyXorRR(p2kproc3(mxKeyRotEnc(mxKeyReverse(mxKeySwapMinors3(mxKeySwapBitsRound(mxKeyAlg2(mxKeyNot(mxKeySwapBitsE(mxKeyAlg2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RotEnc2(mxKeyReverseBits(mxKeyXor(mxKeySwapBitsEE2(mxKeySwapBitsF(mxKeyRotEnc2(p2kproc3(mxKeySwapBitsD(mxKeySwapBitsEE2(mxKeySwapBitsE(mxKeyAlg1(mxKeyXorRR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everseBits(mxKeySwapBitsEE2(mxKeyXorB(mxKeySwapBitsD(changeDuplicatesB(mxKeySwapBitsG(changeDuplicatesB(changeDuplicatesB(mxKeyReverse(mxKeyRotateLeftBits(mxKeyAlg1(mxKeySwapMinors3(mxKeySwapBitsD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Alg2(mxKeyAlg2(mxKeyByBitEnc(mxKeyRotateLeftBits(mxKeyRotateLeftBits(mxKeyReverse(mxKeySwapBitsRound(mxKeySwapBitsF(mxKeyXorB(mxKeyXorB(p2kproc3(mxKeySwapBitsF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changeDuplicates(mxKeyReverseBits(mxKeySwapBitsF(mxKeySwapBitsF(mxKeyAlg2(mxKeySwapBitsE(p2kproc3(mxKeySwapBitsE(changeDuplicatesB(mxKeyByBitEnc(mxKeySwapBitsG(mxKeyAddRR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XorRR(mxKeyByBitEnc(mxKeySwapBitsRound(mxKeyByBitEnc(mxKeyNot(mxKeySwapBitsRound(mxKeyXorB(mxKeyXor(mxKeySwapBitsG(mxKeyReverse(mxKeySwapBitsE(mxKeyXor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RotEnc(mxKeyRotateLeftBits(mxKeyNot(mxKeySwapBitsD(mxKeySwapBitsF(mxKeyReverse(mxKeyRotEnc(changeDuplicatesC2(mxKeyRotEnc2(mxKeySwapBitsF(mxKeySwapBitsE(mxKeyRotEnc2(mxKeyRotEn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Not(mxKeySwapBitsD(mxKeyAlg2(p2kproc3(mxKeyRotEnc2(mxKeyByBitEnc(mxKeyByBitEnc(mxKeyRotEnc2(mxKeyByBitEnc(mxKeyAddRR(mxKeySwapMinors3(changeDuplicatesC2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SwapBitsG(p2kproc3(mxKeyXorRR(changeDuplicatesC2(mxKeyAlg1(changeDuplicatesB(mxKeyReverse(mxKeySwapBitsRound(mxKeySwapBitsF(mxKeyRotateLeftBits(mxKeyReverseBits(mxKeyAddRR(changeDuplicatesB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Alg2(mxKeyXor(mxKeyByBitEnc(mxKeySwapBitsF(changeDuplicatesC2(mxKeyXorB(mxKeyXorB(mxKeyAlg2(mxKeySwapBitsRound(changeDuplicatesB(mxKeySwapMinors3(mxKeyAlg2(mxKeyRever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mxKeyReverseBits(mxKeySwapBitsD(mxKeyReverse(mxKeyNot(mxKeySwapBitsF(mxKeySwapBitsEE2(mxKeySwapBitsG(mxKeyByBitEnc(mxKeyXorB(mxKeySwapMinors3(changeDuplicatesC2(mxKeySwapBitsF(mxKeyAlg1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ByBitEnc(mxKeySwapBitsF(mxKeySwapBitsD(mxKeySwapBitsE(mxKeyAlg2(mxKeyXorRR(p2kproc3(mxKeySwapMinors3(mxKeyRotEnc(mxKeySwapBitsF(mxKeyAddRR(mxKeyRotEnc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XorRR(mxKeyAlg1(mxKeyXor(mxKeyReverseBits(mxKeyRotEnc(mxKeySwapBitsF(mxKeySwapBitsEE2(mxKeySwapBitsD(mxKeyAddRR(mxKeyAlg2(mxKeySwapBitsD(mxKeySwapBitsD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Not(mxKeyAlg2(mxKeyXorRR(changeDuplicates(mxKeyXor(changeDuplicates(mxKeySwapBitsEE2(mxKeySwapMinors3(mxKeyXor(mxKeyXorB(mxKeyXorB(mxKeyXor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SwapBitsD(mxKeyReverse(mxKeySwapMinors3(mxKeyRotEnc2(p2kproc3(mxKeyXorB(mxKeySwapBitsRound(mxKeyXor(mxKeySwapBitsG(mxKeyAlg1(mxKeyRotEnc2(mxKeyXorB(changeDuplicatesB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RotEnc2(mxKeyXorRR(mxKeyAddRR(mxKeyXorB(mxKeySwapBitsG(mxKeyRotateLeftBits(mxKeySwapBitsRound(mxKeySwapMinors3(mxKeyAlg1(mxKeyReverse(mxKeyXorB(mxKeySwapBitsG(changeDuplicate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changeDuplicates(mxKeySwapMinors3(mxKeySwapBitsF(changeDuplicates(changeDuplicatesC2(changeDuplicatesB(mxKeyReverse(mxKeyRotEnc2(mxKeyAddRR(changeDuplicates(mxKeyAlg2(changeDuplicates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RotEnc2(mxKeySwapMinors3(mxKeyXorB(mxKeySwapBitsE(mxKeyRotEnc(p2kproc3(mxKeySwapBitsE(changeDuplicatesC2(changeDuplicatesC2(mxKeySwapBitsEE2(mxKeyAddRR(mxKeyRotEnc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Reverse(mxKeyRotateLeftBits(p2kproc3(changeDuplicates(mxKeyAlg2(mxKeyXorRR(changeDuplicatesC2(changeDuplicatesC2(changeDuplicatesB(mxKeyRotEnc(mxKeyXor(mxKeyXorB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ByBitEnc(mxKeyByBitEnc(mxKeyAlg1(mxKeyXorB(mxKeyXorB(mxKeyXorB(mxKeyAlg1(mxKeySwapMinors3(mxKeySwapBitsE(mxKeyReverse(mxKeyNot(changeDuplicatesB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SwapMinors3(mxKeySwapBitsD(mxKeySwapBitsE(mxKeyXorRR(mxKeyXorB(mxKeyXorRR(mxKeyRotateLeftBits(mxKeyAlg1(changeDuplicatesB(mxKeyReverseBits(changeDuplicatesB(changeDuplicatesB(mxKeyReverse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changeDuplicatesB(mxKeyXorRR(mxKeyXorRR(mxKeySwapBitsF(mxKeySwapMinors3(mxKeyRotEnc(mxKeyXorRR(mxKeySwapBitsD(mxKeyByBitEnc(mxKeyRotateLeftBits(mxKeySwapBitsF(mxKeyRotEnc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SwapBitsE(mxKeyReverse(mxKeySwapBitsEE2(mxKeyRotEnc(mxKeySwapBitsRound(mxKeyAlg2(mxKeyReverseBits(mxKeySwapBitsRound(mxKeySwapBitsEE2(mxKeyXorB(mxKeyAddRR(mxKeyAddRR(mxKeySwapBitsF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SwapBitsF(mxKeyNot(mxKeyAlg2(mxKeyXorRR(mxKeySwapMinors3(changeDuplicatesB(mxKeyXorB(mxKeyAlg1(mxKeyReverse(mxKeySwapBitsG(mxKeyXor(mxKeyXorB(mxKeyReverse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Xor(mxKeySwapBitsF(mxKeyByBitEnc(mxKeySwapBitsRound(mxKeyReverse(mxKeyByBitEnc(mxKeyRotEnc2(mxKeySwapBitsEE2(mxKeyAlg2(changeDuplicatesC2(mxKeyXorB(mxKeyAlg2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AddRR(mxKeySwapMinors3(mxKeyXor(changeDuplicatesC2(mxKeyReverseBits(mxKeySwapBitsRound(mxKeyAddRR(mxKeyRotEnc2(mxKeyRotEnc2(mxKeyReverse(mxKeyByBitEnc(mxKeyXor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RotEnc(mxKeySwapBitsE(changeDuplicatesB(mxKeyRotateLeftBits(p2kproc3(mxKeyRotEnc2(mxKeySwapBitsEE2(mxKeySwapMinors3(mxKeyRotEnc2(mxKeySwapBitsF(mxKeySwapMinors3(p2kproc3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ByBitEnc(mxKeyAlg1(mxKeyXorRR(mxKeyAlg1(mxKeyRotEnc2(changeDuplicatesB(mxKeyNot(changeDuplicates(mxKeySwapBitsG(mxKeySwapMinors3(mxKeyRotateLeftBits(mxKeyReverseBits(changeDuplicates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Not(mxKeyRotEnc(mxKeySwapMinors3(mxKeyXorB(mxKeyXorB(mxKeyAlg1(mxKeyNot(p2kproc3(mxKeyAlg1(mxKeyReverseBits(changeDuplicatesB(mxKeyAddRR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SwapBitsRound(changeDuplicates(changeDuplicates(mxKeyAddRR(mxKeySwapMinors3(mxKeyRotateLeftBits(mxKeySwapBitsRound(mxKeySwapBitsEE2(mxKeyRotateLeftBits(mxKeyRotateLeftBits(mxKeySwapBitsRound(mxKeyNot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XorRR(p2kproc3(mxKeyXorB(mxKeyRotEnc2(mxKeyXorB(mxKeyNot(mxKeySwapMinors3(mxKeySwapBitsEE2(mxKeySwapBitsEE2(mxKeySwapBitsE(mxKeyAlg2(mxKeyReverseBits(mxKeySwapBitsG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RotEnc(mxKeySwapBitsG(mxKeyNot(mxKeyReverse(changeDuplicatesC2(mxKeyRotateLeftBits(mxKeyReverseBits(mxKeySwapMinors3(mxKeyRotEnc2(mxKeySwapBitsF(mxKeySwapBitsD(mxKeyXorRR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changeDuplicates(mxKeyXor(mxKeyRotEnc(mxKeyNot(mxKeyXorRR(p2kproc3(mxKeySwapMinors3(mxKeySwapBitsRound(changeDuplicatesB(changeDuplicatesB(mxKeyAlg1(mxKeyXorB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ByBitEnc(mxKeyByBitEnc(mxKeyRotateLeftBits(mxKeySwapBitsEE2(mxKeyXor(mxKeySwapBitsF(mxKeyNot(changeDuplicatesC2(mxKeyNot(mxKeyRotEnc(mxKeySwapBitsEE2(mxKeyAlg2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p2kproc3(mxKeyRotateLeftBits(mxKeyByBitEnc(mxKeyNot(p2kproc3(changeDuplicatesC2(mxKeySwapBitsG(mxKeySwapMinors3(mxKeyRotEnc2(mxKeyAlg1(mxKeySwapBitsEE2(mxKeyByBitEnc(changeDuplicate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RotateLeftBits(mxKeySwapBitsEE2(mxKeyXorB(mxKeyRotEnc2(mxKeySwapBitsD(mxKeyByBitEnc(mxKeyRotateLeftBits(changeDuplicatesC2(mxKeySwapBitsG(mxKeySwapBitsD(changeDuplicates(mxKeyRotateLeftBits(mxKeySwapMinors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mxKeySwapBitsF(mxKeyRotateLeftBits(changeDuplicatesB(mxKeyReverseBits(mxKeyReverse(mxKeyReverseBits(mxKeyXor(mxKeyXorRR(mxKeySwapBitsF(mxKeySwapBitsEE2(mxKeyXorRR(mxKeyRotEnc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SwapBitsRound(mxKeyXor(mxKeyByBitEnc(mxKeySwapBitsEE2(mxKeySwapBitsD(mxKeyRotEnc2(mxKeySwapBitsRound(mxKeyAlg2(mxKeyXor(mxKeyNot(changeDuplicatesC2(mxKeyNot(changeDuplicatesB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XorRR(mxKeySwapBitsF(mxKeyRotateLeftBits(mxKeyByBitEnc(mxKeySwapBitsF(mxKeyAlg1(mxKeyRotateLeftBits(mxKeyRotEnc2(mxKeyRotateLeftBits(mxKeySwapMinors3(mxKeySwapBitsF(mxKeyReverseBits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Reverse(mxKeyRotateLeftBits(mxKeySwapMinors3(mxKeySwapBitsD(mxKeyXorRR(mxKeyRotateLeftBits(mxKeyRotEnc(mxKeyByBitEnc(mxKeyAlg2(p2kproc3(mxKeyReverseBits(mxKeyNot(mxKeySwapMinors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Alg1(mxKeySwapBitsE(mxKeyAddRR(changeDuplicatesB(mxKeySwapMinors3(mxKeyRotEnc2(mxKeyReverse(mxKeySwapBitsF(mxKeyXor(mxKeyReverseBits(mxKeyRotEnc2(mxKeyAlg1(mxKeyRotateLeft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ByBitEnc(mxKeyXor(mxKeyAlg2(mxKeyAddRR(mxKeySwapBitsRound(mxKeySwapBitsE(mxKeyXor(mxKeySwapBitsF(mxKeyXor(mxKeyNot(mxKeyAddRR(changeDuplicatesB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changeDuplicatesB(mxKeyAlg1(mxKeyReverseBits(mxKeySwapMinors3(mxKeySwapBitsRound(p2kproc3(mxKeyXor(mxKeyXor(mxKeyAlg2(mxKeySwapBitsF(mxKeyXorB(mxKeyReverseBits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SwapBitsF(mxKeySwapBitsG(p2kproc3(mxKeySwapBitsEE2(mxKeyReverseBits(changeDuplicatesB(mxKeyRotateLeftBits(mxKeySwapMinors3(mxKeySwapBitsEE2(mxKeyReverse(mxKeyAlg1(mxKeyRotateLeftBits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RotEnc(mxKeyAlg2(mxKeySwapBitsD(mxKeySwapBitsD(mxKeyAlg1(changeDuplicatesB(mxKeyRotEnc(mxKeyXorB(mxKeySwapBitsF(mxKeySwapBitsG(changeDuplicatesB(mxKeyXorB(mxKeyXor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Alg1(mxKeyReverseBits(mxKeySwapBitsRound(mxKeyNot(mxKeyByBitEnc(mxKeyRotEnc2(mxKeySwapMinors3(mxKeySwapBitsF(mxKeyRotEnc2(changeDuplicatesB(mxKeyNot(mxKeySwapMinors3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SwapBitsG(mxKeySwapBitsF(mxKeyRotEnc(mxKeyXor(mxKeyRotateLeftBits(changeDuplicates(mxKeySwapBitsF(mxKeyReverse(mxKeyReverse(p2kproc3(mxKeyRotEnc(changeDuplicatesC2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RotEnc(mxKeyReverse(mxKeyXorRR(mxKeyRotEnc2(mxKeySwapMinors3(mxKeyXorB(mxKeySwapBitsEE2(mxKeyAddRR(p2kproc3(mxKeyRotEnc2(changeDuplicatesB(mxKeyXorB(changeDuplicates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SwapBitsE(mxKeyReverse(changeDuplicatesC2(mxKeyReverseBits(mxKeyRotEnc2(changeDuplicatesC2(mxKeyReverseBits(mxKeyRotEnc(mxKeyNot(mxKeySwapBitsG(mxKeySwapBitsD(mxKeyRotEnc2(mxKeyAlg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SwapBitsE(mxKeyAlg2(mxKeyXorRR(mxKeySwapBitsRound(mxKeyXorRR(mxKeyReverse(mxKeySwapBitsE(mxKeyRotEnc(mxKeyReverse(mxKeySwapMinors3(mxKeyXorRR(mxKeyAlg1(changeDuplicatesB(mxKeySwapBitsD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SwapBitsEE2(mxKeyRotateLeftBits(mxKeyAlg2(changeDuplicatesC2(mxKeyAlg2(mxKeyXorB(mxKeyReverseBits(mxKeyRotEnc2(mxKeySwapBitsD(mxKeyReverseBits(mxKeyXorRR(mxKeyAlg2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SwapBitsF(changeDuplicatesC2(mxKeyAlg1(p2kproc3(mxKeyRotEnc(p2kproc3(mxKeyByBitEnc(mxKeyReverse(mxKeyReverseBits(mxKeySwapBitsF(mxKeySwapBitsG(mxKeyRotEnc2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SwapBitsEE2(mxKeyNot(mxKeySwapBitsG(changeDuplicatesC2(mxKeySwapBitsF(mxKeyReverse(mxKeyXorRR(mxKeyAlg1(mxKeySwapBitsD(mxKeySwapMinors3(mxKeySwapBitsE(mxKeySwapBitsG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Alg2(mxKeyReverse(mxKeyRotEnc2(mxKeySwapBitsD(mxKeySwapBitsE(mxKeyAlg1(mxKeyAlg1(mxKeyAlg2(mxKeySwapBitsEE2(mxKeyAlg1(changeDuplicates(mxKeySwapBitsF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Not(mxKeyByBitEnc(mxKeyReverse(mxKeyReverseBits(mxKeySwapMinors3(changeDuplicatesC2(mxKeyAlg2(mxKeyXorRR(mxKeyXor(mxKeyReverseBits(mxKeySwapBitsE(mxKeyXor(mxKeyRotateLeft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SwapBitsRound(mxKeyRotEnc(mxKeyRotEnc2(mxKeyAlg2(mxKeyAddRR(mxKeyAddRR(changeDuplicatesC2(mxKeyRotEnc2(mxKeySwapMinors3(mxKeyXor(mxKeySwapBitsE(mxKeyAddRR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SwapBitsF(mxKeyAlg2(mxKeySwapBitsG(mxKeyAlg1(mxKeyAddRR(mxKeyXorRR(changeDuplicatesC2(mxKeySwapBitsF(mxKeySwapBitsG(changeDuplicatesB(mxKeyAlg1(p2kproc3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E(mxKeySwapBitsEE2(mxKeyRotateLeftBits(mxKeyByBitEnc(p2kproc3(mxKeyXorRR(mxKeyXorRR(mxKeySwapBitsG(changeDuplicatesC2(mxKeyRotateLeftBits(mxKeyXorRR(changeDuplicatesC2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ReverseBits(mxKeyXorB(mxKeyRotateLeftBits(mxKeySwapBitsF(mxKeyRotEnc2(p2kproc3(mxKeySwapBitsEE2(p2kproc3(mxKeyAlg2(mxKeyReverse(mxKeyXorB(mxKeySwapBitsE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RotEnc(mxKeyNot(mxKeyXorRR(mxKeyRotEnc(mxKeyByBitEnc(changeDuplicatesC2(mxKeyAlg1(mxKeyNot(mxKeySwapBitsF(mxKeySwapBitsG(mxKeyXor(mxKeySwapBitsG(mxKeyAlg1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EE2(mxKeyReverseBits(mxKeySwapBitsE(mxKeyReverseBits(mxKeyXorRR(mxKeyReverse(mxKeyReverse(mxKeySwapBitsG(mxKeySwapBitsEE2(mxKeySwapMinors3(mxKeySwapBitsEE2(mxKeyRotateLeftBits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ByBitEnc(p2kproc3(mxKeySwapBitsG(mxKeySwapBitsEE2(mxKeyAlg1(mxKeyByBitEnc(changeDuplicatesC2(mxKeyByBitEnc(mxKeyAlg2(p2kproc3(mxKeyByBitEnc(mxKeyXorRR(mxKeySwapMinors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p2kproc3(mxKeyXor(changeDuplicatesC2(mxKeyByBitEnc(mxKeySwapBitsF(p2kproc3(mxKeyRotEnc2(mxKeySwapBitsRound(mxKeyReverseBits(changeDuplicatesB(mxKeyNot(changeDuplicatesC2(mxKeyRever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XorRR(mxKeyXorB(mxKeyAlg2(mxKeySwapBitsG(mxKeyReverseBits(changeDuplicatesC2(mxKeyXorRR(mxKeyRotateLeftBits(mxKeyXorB(mxKeyReverse(mxKeyXorRR(changeDuplicatesB(changeDuplicatesB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changeDuplicatesB(mxKeySwapBitsD(mxKeyByBitEnc(mxKeyXorRR(mxKeySwapBitsG(mxKeySwapBitsF(mxKeyNot(mxKeySwapBitsD(mxKeyRotEnc2(mxKeySwapBitsF(mxKeyRotateLeftBits(mxKeyRotEnc2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Not(mxKeySwapBitsG(changeDuplicatesB(mxKeySwapBitsF(mxKeyAddRR(mxKeyXorB(mxKeySwapBitsRound(mxKeySwapBitsRound(changeDuplicatesB(mxKeyRotEnc2(p2kproc3(mxKeyXorB(mxKeySwapMinors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Xor(mxKeySwapBitsF(mxKeyByBitEnc(mxKeyXorRR(mxKeySwapBitsEE2(changeDuplicatesB(mxKeySwapBitsF(mxKeyRotEnc2(mxKeyReverse(mxKeyRotEnc2(mxKeyRotEnc2(mxKeyRotEnc(mxKeyReverse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Alg2(mxKeyAlg2(mxKeyXor(mxKeyAlg1(mxKeyByBitEnc(mxKeyAlg1(mxKeySwapBitsEE2(mxKeySwapBitsRound(mxKeyXorB(mxKeySwapBitsEE2(mxKeyAlg2(mxKeyRotEnc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p2kproc3(mxKeyAlg2(changeDuplicatesC2(mxKeySwapBitsRound(changeDuplicatesC2(changeDuplicates(changeDuplicates(mxKeyXorRR(mxKeySwapMinors3(mxKeySwapBitsEE2(p2kproc3(mxKeyReverseBits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Reverse(mxKeySwapMinors3(mxKeyRotateLeftBits(mxKeySwapBitsF(mxKeyRotEnc2(mxKeyRotEnc(mxKeyRotEnc(changeDuplicates(mxKeyXorRR(mxKeyAlg1(mxKeyXor(mxKeySwapBitsE(mxKeyRotateLeftBit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XorB(mxKeyXorRR(mxKeyXorB(mxKeyRotateLeftBits(mxKeyReverse(mxKeySwapMinors3(mxKeySwapBitsRound(changeDuplicates(mxKeyXorRR(mxKeySwapBitsEE2(mxKeyAddRR(mxKeyAddRR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Alg2(changeDuplicatesC2(mxKeyReverse(mxKeyAlg1(mxKeyAlg2(mxKeyRotEnc(mxKeyAddRR(mxKeySwapBitsE(changeDuplicatesB(mxKeyXorRR(mxKeyXorRR(mxKeySwapBitsF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XorRR(mxKeyAddRR(mxKeySwapBitsE(mxKeyRotEnc2(changeDuplicatesC2(mxKeyRotEnc2(p2kproc3(mxKeyRotateLeftBits(mxKeyAlg2(mxKeySwapBitsE(mxKeyXorRR(mxKeySwapMinors3(mxKeyXor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Reverse(changeDuplicates(mxKeySwapBitsG(mxKeyXorRR(changeDuplicatesB(mxKeySwapMinors3(mxKeyReverseBits(mxKeyByBitEnc(mxKeySwapBitsRound(mxKeyReverseBits(mxKeyReverse(changeDuplicatesC2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Alg1(mxKeyXor(mxKeyRotEnc(mxKeyAlg2(mxKeyNot(mxKeySwapBitsF(mxKeyRotEnc2(mxKeyNot(mxKeyRotEnc2(mxKeyXorRR(changeDuplicates(mxKeyXorB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F(mxKeySwapMinors3(mxKeySwapBitsRound(changeDuplicatesB(mxKeySwapBitsE(mxKeyAlg1(changeDuplicatesB(mxKeySwapBitsRound(mxKeySwapBitsD(changeDuplicatesB(mxKeyRotEnc2(mxKeyAlg2(mxKeyXor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EE2(mxKeyXorB(mxKeyAddRR(mxKeySwapBitsF(changeDuplicatesB(mxKeyRotEnc(changeDuplicatesC2(mxKeyByBitEnc(mxKeyAlg2(mxKeyAddRR(mxKeyAddRR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RotateLeftBits(mxKeyReverseBits(mxKeyRotEnc(changeDuplicatesB(p2kproc3(mxKeySwapBitsRound(mxKeyByBitEnc(p2kproc3(p2kproc3(mxKeySwapBitsEE2(mxKeyRotEnc(mxKeyReverseBits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SwapBitsF(changeDuplicates(mxKeyByBitEnc(mxKeyReverse(mxKeySwapBitsF(mxKeyNot(mxKeyNot(mxKeySwapBitsE(changeDuplicatesB(mxKeyRotEnc(mxKeyAddRR(mxKeyNot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SwapMinors3(mxKeySwapBitsE(mxKeyXor(changeDuplicatesB(p2kproc3(mxKeyXor(mxKeyXorB(mxKeyAlg1(changeDuplicates(mxKeyAlg1(mxKeyAlg2(mxKeyXorRR(mxKeyAdd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Alg2(mxKeyXorRR(changeDuplicatesC2(mxKeyNot(changeDuplicates(mxKeySwapBitsE(mxKeyByBitEnc(mxKeySwapBitsF(mxKeySwapMinors3(mxKeyAlg1(changeDuplicatesB(mxKeySwapBitsG(mxKeyNot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Alg1(mxKeyRotateLeftBits(mxKeyRotEnc2(mxKeySwapMinors3(mxKeyAlg1(mxKeyReverseBits(mxKeyRotateLeftBits(mxKeySwapMinors3(mxKeyReverse(mxKeySwapMinors3(mxKeyRotateLeftBits(changeDuplicatesB(mxKeySwapBitsD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changeDuplicatesC2(changeDuplicatesB(mxKeyAlg2(mxKeyRotateLeftBits(mxKeySwapBitsRound(mxKeySwapBitsD(mxKeyXorB(changeDuplicatesC2(mxKeySwapBitsE(mxKeyXor(changeDuplicatesC2(mxKeyAddRR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SwapBitsD(mxKeySwapBitsEE2(mxKeyByBitEnc(mxKeyReverse(mxKeyReverseBits(changeDuplicates(mxKeySwapBitsEE2(mxKeySwapBitsD(mxKeySwapMinors3(mxKeyReverseBits(mxKeyXorB(mxKeyRotEnc2(mxKeySwapBitsRoun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G(mxKeyAlg1(mxKeySwapBitsF(mxKeyReverse(mxKeyRotEnc2(p2kproc3(mxKeySwapBitsD(mxKeySwapBitsF(mxKeySwapBitsG(changeDuplicates(mxKeyReverseBits(mxKeyReverse(mxKeyAlg1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RotEnc(mxKeyAlg2(mxKeyNot(changeDuplicatesB(mxKeySwapMinors3(mxKeyReverseBits(mxKeySwapBitsRound(mxKeySwapBitsE(mxKeyAlg2(mxKeyAddRR(mxKeyRotEnc2(mxKeyAlg1(mxKeySwapBitsRoun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ReverseBits(mxKeyReverse(mxKeySwapBitsE(p2kproc3(mxKeySwapMinors3(mxKeySwapMinors3(mxKeyReverse(mxKeyXor(mxKeySwapMinors3(mxKeyAddRR(changeDuplicatesC2(mxKeyAlg2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ByBitEnc(mxKeySwapMinors3(p2kproc3(mxKeyAlg2(mxKeyAddRR(changeDuplicatesC2(mxKeyReverseBits(mxKeyReverse(mxKeySwapMinors3(mxKeyReverseBits(changeDuplicatesC2(mxKeyRotateLeftBits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Alg2(mxKeySwapBitsG(mxKeySwapBitsD(mxKeySwapBitsRound(mxKeyXorB(mxKeyReverse(mxKeyRotateLeftBits(p2kproc3(mxKeyXorRR(mxKeyRotateLeftBits(mxKeySwapBitsD(changeDuplicatesC2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RotEnc(mxKeyAddRR(mxKeyXorB(changeDuplicatesB(mxKeyAlg2(mxKeySwapBitsRound(mxKeySwapBitsG(mxKeyByBitEnc(mxKeySwapBitsG(mxKeySwapBitsEE2(mxKeySwapBitsF(mxKeyAddRR(changeDuplicatesB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RotateLeftBits(mxKeySwapBitsEE2(p2kproc3(mxKeyAddRR(mxKeyAddRR(mxKeyReverse(mxKeyAlg1(mxKeySwapBitsD(mxKeySwapBitsRound(mxKeyAddRR(changeDuplicatesB(mxKeyReverseBits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AddRR(mxKeyXorB(mxKeySwapBitsG(mxKeyRotateLeftBits(mxKeyReverseBits(mxKeySwapMinors3(mxKeySwapBitsE(mxKeyNot(mxKeySwapBitsF(mxKeySwapBitsRound(changeDuplicatesC2(mxKeySwapMinors3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SwapBitsE(mxKeyNot(changeDuplicates(mxKeyXor(mxKeyXorB(mxKeySwapMinors3(mxKeySwapBitsD(mxKeyByBitEnc(mxKeySwapBitsRound(mxKeyRotEnc2(mxKeyRotEnc2(mxKeySwapMinors3(mxKeyXor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SwapBitsG(mxKeySwapBitsF(mxKeyXorRR(mxKeyAlg1(mxKeyXorRR(mxKeyNot(mxKeyByBitEnc(mxKeySwapBitsG(mxKeySwapBitsD(mxKeyAddRR(changeDuplicatesB(mxKeyNot(mxKeyReverse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otEnc2(mxKeyRotateLeftBits(changeDuplicatesB(mxKeyAlg1(mxKeyXorRR(changeDuplicatesC2(mxKeySwapBitsRound(changeDuplicatesB(changeDuplicatesC2(mxKeyAddRR(mxKeySwapBitsE(mxKeyXorB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changeDuplicates(changeDuplicatesB(mxKeyAlg1(mxKeyNot(mxKeySwapBitsRound(changeDuplicatesC2(p2kproc3(mxKeySwapBitsRound(mxKeyRotEnc(mxKeySwapBitsF(mxKeyXor(mxKeyByBitEnc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SwapBitsRound(mxKeyXor(mxKeySwapBitsEE2(changeDuplicatesC2(mxKeySwapBitsEE2(mxKeyReverse(mxKeyReverseBits(mxKeyAlg2(mxKeyAddRR(changeDuplicatesC2(mxKeyRotEnc(mxKeyAddRR(mxKeyXor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Minors3(changeDuplicatesB(mxKeyXorRR(mxKeySwapBitsD(mxKeyRotateLeftBits(mxKeyReverse(changeDuplicates(mxKeyRotEnc(mxKeyRotEnc2(mxKeyNot(mxKeyAddRR(mxKeyRotEnc2(p2kproc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SwapBitsD(mxKeyAddRR(p2kproc3(mxKeyXor(changeDuplicatesB(mxKeyXorRR(mxKeySwapBitsG(mxKeySwapBitsEE2(mxKeySwapBitsD(mxKeySwapMinors3(mxKeyRotateLeftBits(mxKeyAlg1(mxKeyNot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XorB(mxKeyAddRR(mxKeySwapBitsE(changeDuplicates(mxKeySwapBitsF(mxKeyAlg1(mxKeyRotateLeftBits(mxKeySwapMinors3(mxKeySwapBitsF(changeDuplicatesB(mxKeyRotateLeftBits(mxKeyAlg2(p2kproc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Not(mxKeyByBitEnc(mxKeyXorRR(mxKeySwapBitsE(mxKeyXorB(mxKeySwapMinors3(mxKeyRotateLeftBits(mxKeyXorRR(mxKeySwapBitsRound(mxKeyRotEnc2(changeDuplicates(mxKeySwapMinors3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SwapBitsEE2(mxKeySwapBitsEE2(mxKeySwapBitsRound(mxKeySwapBitsE(changeDuplicates(mxKeyReverseBits(mxKeyReverseBits(mxKeyXor(mxKeyXorB(p2kproc3(mxKeyReverse(mxKeyRotEnc2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BitsEE2(mxKeyByBitEnc(p2kproc3(mxKeySwapBitsE(mxKeySwapMinors3(mxKeySwapBitsD(changeDuplicatesB(mxKeySwapBitsE(mxKeyByBitEnc(mxKeyNot(mxKeyReverse(mxKeyXorRR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p2kproc3(mxKeyXor(changeDuplicatesC2(mxKeyRotEnc2(mxKeyReverseBits(mxKeyXorB(mxKeyRotEnc(mxKeyXorRR(mxKeySwapBitsD(mxKeyReverse(mxKeyAlg1(mxKeySwapBitsEE2(mxKeyXor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ReverseBits(mxKeyAlg2(mxKeyXorRR(changeDuplicatesB(mxKeySwapBitsE(mxKeyNot(changeDuplicatesC2(mxKeyReverse(changeDuplicatesB(changeDuplicatesC2(mxKeyAlg2(mxKeyAlg2(mxKeySwapBitsF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RotateLeftBits(mxKeyXorRR(mxKeyAddRR(changeDuplicates(mxKeyReverse(mxKeyRotEnc(mxKeySwapBitsG(mxKeySwapBitsF(mxKeyAlg1(mxKeyReverse(mxKeySwapBitsE(p2kproc3(mxKeySwapBitsF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changeDuplicates(mxKeySwapBitsD(mxKeySwapBitsG(mxKeyRotEnc2(mxKeyByBitEnc(mxKeySwapMinors3(mxKeyReverse(mxKeySwapBitsF(mxKeyXorB(mxKeySwapBitsF(mxKeyXorRR(changeDuplicates(changeDuplicates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p2kproc3(mxKeyReverse(mxKeyNot(mxKeyRotEnc(changeDuplicatesC2(mxKeySwapBitsE(p2kproc3(changeDuplicates(mxKeyAlg1(changeDuplicatesC2(mxKeyReverse(mxKeyReverse(mxKeyAlg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RotEnc(mxKeySwapBitsRound(mxKeyAlg1(changeDuplicatesB(mxKeyNot(mxKeyByBitEnc(mxKeySwapBitsG(changeDuplicatesB(changeDuplicatesB(mxKeyXorB(mxKeyRotateLeftBits(mxKeyAlg2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RotateLeftBits(mxKeyAlg1(mxKeySwapBitsG(mxKeyXorB(mxKeySwapBitsRound(mxKeyRotEnc2(mxKeyXorRR(mxKeyAlg2(mxKeyReverseBits(mxKeyReverse(mxKeyRotEnc(mxKeyXorB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Alg2(mxKeyAlg1(mxKeyReverse(mxKeyXorB(p2kproc3(mxKeyReverseBits(mxKeyReverseBits(mxKeySwapBitsEE2(mxKeyAlg1(mxKeyReverse(p2kproc3(mxKeyXor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p2kproc3(mxKeySwapBitsEE2(mxKeyAddRR(mxKeyAddRR(mxKeyRotEnc(mxKeyReverseBits(changeDuplicates(mxKeyXorB(mxKeySwapBitsF(mxKeySwapBitsD(mxKeySwapBitsEE2(mxKeyRotEnc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Alg1(mxKeyRotEnc(mxKeyRotEnc(mxKeyAlg2(mxKeySwapMinors3(mxKeySwapBitsG(mxKeyReverse(mxKeyAlg1(mxKeySwapBitsRound(mxKeySwapMinors3(mxKeyXorRR(mxKeyAddRR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otEnc(mxKeyAlg1(mxKeySwapBitsG(mxKeyXorRR(mxKeySwapBitsG(mxKeyXorB(mxKeySwapBitsRound(mxKeySwapBitsEE2(changeDuplicatesC2(mxKeyAddRR(changeDuplicatesC2(changeDuplicatesB(mxKeySwapBitsE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Alg2(mxKeyAddRR(mxKeyRotEnc2(p2kproc3(mxKeySwapBitsG(mxKeyReverse(changeDuplicatesC2(changeDuplicatesC2(mxKeyXorRR(mxKeyXorRR(mxKeyRotateLeftBits(changeDuplicatesB(changeDuplicatesB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SwapBitsEE2(mxKeyAlg2(mxKeyRotEnc2(mxKeyAlg2(mxKeyAlg1(changeDuplicates(mxKeySwapMinors3(p2kproc3(mxKeySwapMinors3(mxKeyRotEnc2(changeDuplicatesB(mxKeyAlg1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SwapBitsG(changeDuplicates(p2kproc3(mxKeySwapBitsE(mxKeyAddRR(mxKeySwapBitsG(mxKeyReverseBits(mxKeyAlg2(mxKeyRotateLeftBits(mxKeyRotEnc2(changeDuplicatesC2(changeDuplicatesB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SwapMinors3(mxKeyXorB(changeDuplicatesC2(mxKeyAddRR(p2kproc3(mxKeyReverse(mxKeyXorB(mxKeySwapBitsD(mxKeySwapBitsD(mxKeySwapBitsE(mxKeySwapBitsG(mxKeySwapMinors3(mxKeySwapBits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changeDuplicatesC2(mxKeyAddRR(mxKeySwapBitsG(mxKeySwapBitsE(mxKeySwapBitsE(mxKeyAddRR(mxKeyXorB(mxKeySwapMinors3(mxKeyRotateLeftBits(p2kproc3(mxKeyRotEnc2(changeDuplicatesC2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SwapBitsRound(mxKeyReverse(changeDuplicatesC2(mxKeySwapBitsE(changeDuplicatesC2(mxKeySwapBitsF(mxKeyRotateLeftBits(mxKeySwapBitsG(mxKeySwapBitsF(mxKeySwapBitsE(mxKeyAddRR(mxKeyRotateLeftBits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Xor(changeDuplicates(changeDuplicatesC2(mxKeyRotEnc2(mxKeyByBitEnc(mxKeySwapMinors3(mxKeySwapBitsEE2(p2kproc3(mxKeySwapBitsE(mxKeySwapBitsRound(mxKeyRotEnc(mxKeyAlg2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changeDuplicatesC2(p2kproc3(mxKeySwapBitsE(mxKeyAddRR(mxKeyXorB(changeDuplicatesC2(mxKeySwapBitsEE2(p2kproc3(mxKeySwapBitsE(mxKeyXorB(mxKeyByBitEnc(mxKeyAlg2(mxKeyReverse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SwapBitsG(mxKeySwapBitsE(mxKeySwapBitsE(changeDuplicatesB(mxKeySwapBitsE(mxKeySwapBitsF(mxKeyAlg2(mxKeySwapBitsD(mxKeyXor(mxKeyByBitEnc(mxKeyXor(mxKeyRotEnc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Alg2(mxKeyXorRR(mxKeySwapBitsEE2(mxKeySwapBitsG(mxKeyXorRR(mxKeyReverseBits(mxKeyAlg2(mxKeySwapBitsEE2(mxKeyAddRR(p2kproc3(mxKeyXorB(mxKeyAddRR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p2kproc3(mxKeySwapBitsG(mxKeyXorB(mxKeyAlg2(mxKeySwapMinors3(mxKeyReverse(mxKeySwapBitsRound(mxKeyXorB(mxKeyXorB(mxKeySwapBitsRound(mxKeyRotateLeftBits(mxKeyRotEnc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changeDuplicates(mxKeySwapBitsD(mxKeyAlg2(mxKeyXorB(mxKeySwapBitsEE2(mxKeyXorB(mxKeySwapBitsEE2(mxKeyXorRR(mxKeyReverse(mxKeySwapBitsRound(mxKeyReverse(changeDuplicates(mxKeyReverse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RotEnc(mxKeySwapBitsRound(mxKeyNot(mxKeyRotateLeftBits(mxKeySwapBitsD(mxKeyRotateLeftBits(mxKeyAlg1(changeDuplicatesC2(mxKeyAddRR(mxKeyByBitEnc(mxKeyAlg2(changeDuplicatesC2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changeDuplicatesC2(mxKeyAddRR(mxKeyRotEnc(mxKeySwapBitsD(mxKeySwapBitsD(mxKeyRotateLeftBits(p2kproc3(mxKeyByBitEnc(mxKeyXorB(mxKeyXorB(mxKeyRotEnc2(changeDuplicates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Enc2(mxKeySwapBitsF(mxKeyRotEnc(mxKeyRotEnc2(mxKeySwapBitsE(changeDuplicates(mxKeySwapBitsRound(mxKeySwapBitsRound(mxKeySwapBitsF(mxKeyReverse(changeDuplicatesC2(mxKeySwapBitsF(mxKeyReverseBit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XorB(mxKeyAlg1(mxKeySwapBitsRound(mxKeyAlg2(mxKeySwapBitsG(changeDuplicates(mxKeySwapMinors3(changeDuplicatesC2(mxKeyAddRR(changeDuplicatesC2(mxKeyReverse(mxKeyRotEnc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XorRR(mxKeySwapBitsEE2(mxKeySwapBitsG(p2kproc3(changeDuplicatesB(changeDuplicates(mxKeySwapMinors3(changeDuplicatesC2(mxKeyReverseBits(mxKeySwapBitsD(changeDuplicatesB(mxKeySwapBitsEE2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ReverseBits(mxKeySwapMinors3(mxKeySwapBitsF(mxKeyRotateLeftBits(mxKeySwapBitsRound(mxKeySwapMinors3(changeDuplicatesB(mxKeyAlg2(mxKeySwapMinors3(mxKeySwapBitsRound(mxKeySwapMinors3(mxKeySwapBitsD(mxKeyXo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Alg2(mxKeySwapBitsRound(mxKeyAlg2(mxKeyAddRR(changeDuplicatesC2(mxKeyXorRR(mxKeyAddRR(mxKeySwapBitsF(mxKeyXorB(mxKeyRotateLeftBits(mxKeySwapBitsG(mxKeyNot(mxKeyRotateLeft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Enc2(mxKeyRotEnc2(changeDuplicates(mxKeyNot(mxKeySwapBitsRound(mxKeyByBitEnc(mxKeySwapBitsG(mxKeySwapMinors3(mxKeySwapBitsG(mxKeyRotEnc2(mxKeyXorRR(mxKeyRotEnc2(changeDuplicates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SwapBitsD(changeDuplicatesC2(mxKeyXorB(mxKeySwapBitsEE2(mxKeySwapBitsEE2(mxKeyXorB(mxKeyNot(mxKeySwapBitsRound(mxKeyReverse(p2kproc3(mxKeySwapBitsF(changeDuplicates(changeDuplicates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changeDuplicatesB(mxKeySwapBitsEE2(mxKeySwapBitsE(mxKeyByBitEnc(mxKeyAlg1(p2kproc3(mxKeyAlg2(p2kproc3(changeDuplicatesC2(mxKeySwapBitsE(changeDuplicatesC2(mxKeyRotEnc2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ReverseBits(mxKeyReverseBits(mxKeyNot(mxKeySwapBitsE(mxKeyReverseBits(mxKeySwapBitsE(changeDuplicatesC2(mxKeySwapBitsE(mxKeyByBitEnc(mxKeySwapBitsRound(changeDuplicates(mxKeyAddRR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Round(mxKeySwapBitsE(changeDuplicatesB(mxKeySwapBitsEE2(mxKeyAlg2(mxKeySwapMinors3(mxKeySwapMinors3(mxKeySwapBitsRound(mxKeyXorRR(mxKeyReverseBits(mxKeyXorB(p2kproc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Alg1(mxKeySwapBitsE(mxKeyXorB(mxKeyReverseBits(mxKeySwapBitsEE2(mxKeyXorB(mxKeyXorRR(mxKeyRotateLeftBits(mxKeySwapBitsD(mxKeySwapBitsEE2(mxKeySwapBitsRound(mxKeyNot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RotateLeftBits(mxKeySwapBitsF(mxKeyXor(mxKeyRotateLeftBits(mxKeySwapBitsE(changeDuplicatesC2(mxKeySwapMinors3(mxKeyReverseBits(mxKeySwapBitsD(mxKeyNot(mxKeyRotEnc2(mxKeyNot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AddRR(mxKeySwapBitsRound(mxKeyReverseBits(mxKeyRotateLeftBits(mxKeyAddRR(changeDuplicates(mxKeySwapMinors3(p2kproc3(mxKeyXorRR(changeDuplicates(mxKeySwapBitsE(changeDuplicatesC2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RotEnc(mxKeyXorRR(changeDuplicates(mxKeySwapBitsD(mxKeySwapMinors3(changeDuplicatesC2(mxKeySwapBitsD(mxKeySwapBitsG(mxKeyAlg1(mxKeyReverseBits(changeDuplicatesC2(mxKeySwapBitsE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ReverseBits(mxKeySwapBitsG(mxKeySwapBitsRound(mxKeySwapBitsF(mxKeySwapBitsG(mxKeySwapBitsEE2(mxKeyXorRR(mxKeySwapBitsEE2(mxKeyRotEnc(mxKeySwapBitsEE2(p2kproc3(changeDuplicatesB(changeDuplicate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ateLeftBits(mxKeyXorB(mxKeySwapBitsD(mxKeyByBitEnc(mxKeySwapMinors3(mxKeyXorB(mxKeyXorRR(mxKeySwapBitsEE2(p2kproc3(mxKeyAlg1(mxKeyRotateLeftBits(mxKeyXorB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Not(mxKeyRotEnc(mxKeySwapMinors3(mxKeyRotEnc(changeDuplicates(mxKeySwapBitsEE2(mxKeySwapBitsE(mxKeyReverse(mxKeyReverseBits(changeDuplicates(mxKeyAddRR(mxKeyXor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RotateLeftBits(p2kproc3(mxKeyXorRR(mxKeySwapBitsEE2(p2kproc3(mxKeySwapBitsE(mxKeySwapBitsF(mxKeyAddRR(changeDuplicates(changeDuplicatesB(mxKeyAlg1(mxKeyAddRR(mxKeySwapBits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SwapBitsE(p2kproc3(changeDuplicatesB(changeDuplicates(mxKeySwapBitsE(mxKeyAlg2(mxKeyRotateLeftBits(mxKeyAddRR(changeDuplicatesC2(mxKeyXorB(mxKeyXorB(changeDuplicates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Minors3(mxKeyNot(changeDuplicates(mxKeySwapBitsF(mxKeyAlg2(changeDuplicatesC2(mxKeyXor(mxKeyXorB(mxKeyRotEnc(mxKeyAlg2(mxKeyXor(changeDuplicatesC2(mxKeyNot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changeDuplicatesB(mxKeyXorRR(mxKeyAddRR(mxKeyAlg2(changeDuplicatesC2(mxKeySwapBitsF(mxKeyAlg1(mxKeyByBitEnc(mxKeyXorB(mxKeySwapBitsRound(mxKeyReverse(mxKeyRotateLeftBits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SwapBitsG(mxKeyAlg2(mxKeyNot(mxKeySwapMinors3(mxKeyRotateLeftBits(mxKeyReverse(mxKeyAlg2(mxKeyRotateLeftBits(p2kproc3(mxKeyAlg1(mxKeySwapBitsG(changeDuplicatesC2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SwapBitsEE2(mxKeySwapBitsRound(changeDuplicatesB(mxKeySwapBitsE(mxKeyAlg2(mxKeyAlg1(mxKeyRotateLeftBits(mxKeyRotEnc2(mxKeySwapBitsRound(p2kproc3(mxKeySwapBitsEE2(mxKeyRotEnc(mxKeyRever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Alg2(mxKeyNot(mxKeySwapBitsEE2(mxKeyRotateLeftBits(changeDuplicatesB(mxKeyReverse(mxKeyRotEnc2(changeDuplicates(mxKeyReverseBits(mxKeySwapBitsD(mxKeyByBitEnc(mxKeyReverseBits(changeDuplicates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otateLeftBits(mxKeyReverseBits(mxKeySwapBitsE(mxKeySwapMinors3(mxKeyXorB(mxKeyRotEnc(mxKeyReverse(mxKeyNot(mxKeySwapMinors3(mxKeyByBitEnc(mxKeyXorRR(mxKeyAlg2(mxKeySwapBitsG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SwapMinors3(mxKeyReverse(mxKeyAddRR(mxKeyXor(mxKeyXor(changeDuplicates(mxKeyXor(mxKeyRotEnc(mxKeyAlg1(mxKeySwapBitsG(mxKeyAddRR(changeDuplicates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changeDuplicatesB(changeDuplicates(mxKeySwapBitsG(mxKeyXor(mxKeyReverseBits(mxKeyXor(mxKeyNot(mxKeyNot(mxKeyReverseBits(mxKeyRotEnc2(mxKeyRotateLeftBits(mxKeyAlg1(mxKeyNot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RotateLeftBits(mxKeyXorRR(mxKeyRotEnc2(mxKeyRotEnc(mxKeyNot(p2kproc3(p2kproc3(mxKeyNot(mxKeySwapBitsEE2(mxKeySwapBitsEE2(mxKeyByBitEnc(mxKeyRotEnc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Alg2(mxKeyRotEnc(mxKeyXor(mxKeyXorB(mxKeySwapBitsD(mxKeyReverse(mxKeySwapBitsRound(mxKeySwapBitsRound(mxKeyAddRR(changeDuplicatesB(mxKeySwapBitsE(mxKeySwapBitsE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Alg2(mxKeyXor(mxKeySwapBitsD(mxKeySwapMinors3(changeDuplicates(mxKeyXor(mxKeyRotEnc(mxKeySwapMinors3(mxKeyAlg2(changeDuplicatesC2(mxKeyReverse(changeDuplicates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changeDuplicates(mxKeyAlg2(changeDuplicatesB(mxKeyAddRR(mxKeyXorRR(mxKeySwapBitsD(changeDuplicates(changeDuplicatesB(mxKeyReverse(mxKeySwapBitsD(mxKeyRotateLeftBits(mxKeyNot(mxKeySwapBitsF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SwapMinors3(mxKeyRotateLeftBits(mxKeySwapBitsEE2(mxKeySwapBitsF(mxKeySwapBitsF(mxKeyReverseBits(mxKeyAlg2(mxKeyByBitEnc(mxKeyAddRR(mxKeyReverseBits(mxKeySwapBitsG(mxKeyReverse(mxKeyReverse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ReverseBits(p2kproc3(mxKeyXor(mxKeySwapBitsF(changeDuplicates(changeDuplicates(mxKeyNot(mxKeyXorB(mxKeySwapBitsEE2(mxKeyAddRR(mxKeyReverse(changeDuplicatesB(mxKeyNot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changeDuplicatesC2(mxKeySwapBitsF(mxKeyRotEnc(changeDuplicates(mxKeySwapBitsRound(mxKeyRotateLeftBits(mxKeyAddRR(mxKeyXorB(mxKeySwapBitsD(mxKeyReverseBits(mxKeyXorB(mxKeyRotateLeftBits(mxKeyRever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RotateLeftBits(mxKeySwapBitsE(changeDuplicatesB(mxKeyByBitEnc(mxKeySwapMinors3(mxKeySwapMinors3(mxKeyReverseBits(mxKeySwapBitsF(changeDuplicates(mxKeyAlg1(mxKeyXorB(changeDuplicatesC2(mxKeySwapBitsF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SwapBitsG(mxKeyNot(mxKeyXorRR(mxKeySwapBitsE(mxKeyAlg1(p2kproc3(mxKeyAlg2(mxKeyAlg1(mxKeySwapMinors3(mxKeySwapBitsE(changeDuplicates(mxKeySwapBitsRound(mxKeySwapBit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Minors3(mxKeySwapBitsG(mxKeyNot(mxKeySwapBitsRound(mxKeySwapBitsD(changeDuplicatesB(changeDuplicatesB(mxKeyAddRR(mxKeySwapBitsD(mxKeyAddRR(mxKeySwapBitsE(mxKeyXorRR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SwapBitsD(mxKeySwapBitsF(mxKeySwapBitsG(mxKeyByBitEnc(mxKeyXorRR(mxKeySwapBitsEE2(mxKeyRotEnc2(mxKeyReverseBits(mxKeyAddRR(mxKeyByBitEnc(changeDuplicates(mxKeyNot(mxKeyXo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Not(mxKeyAlg2(mxKeyRotEnc(mxKeySwapBitsF(mxKeyAddRR(mxKeyByBitEnc(mxKeyReverseBits(mxKeyRotateLeftBits(p2kproc3(mxKeySwapBitsRound(mxKeySwapMinors3(mxKeySwapBitsE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ReverseBits(mxKeySwapMinors3(mxKeyAlg1(mxKeySwapBitsE(mxKeySwapMinors3(mxKeyXor(mxKeyXor(mxKeySwapBitsRound(mxKeyRotateLeftBits(changeDuplicatesC2(changeDuplicatesB(mxKeyXor(mxKeyReverse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ByBitEnc(mxKeySwapBitsRound(changeDuplicatesC2(mxKeySwapMinors3(mxKeySwapMinors3(mxKeyAlg1(mxKeyAlg1(mxKeyNot(mxKeyRotEnc(mxKeyXor(mxKeyRotEnc2(changeDuplicatesB(mxKeySwapBit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XorRR(mxKeyAlg2(mxKeyAlg2(mxKeySwapBitsE(mxKeySwapBitsG(mxKeyReverse(mxKeyAlg2(mxKeyXorB(mxKeyXor(mxKeyNot(mxKeyXor(mxKeyAlg2(mxKeyXor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SwapBitsRound(p2kproc3(mxKeyAlg2(changeDuplicatesC2(mxKeySwapBitsG(mxKeySwapBitsRound(mxKeyRotEnc2(mxKeyReverseBits(mxKeyRotEnc2(mxKeySwapMinors3(mxKeySwapBitsF(mxKeyXor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E(mxKeyReverse(mxKeyReverseBits(mxKeySwapBitsG(mxKeyAddRR(mxKeyRotEnc2(changeDuplicates(mxKeyReverse(mxKeyReverse(mxKeySwapBitsE(mxKeyXorB(mxKeyNot(mxKeySwapBitsD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G(p2kproc3(p2kproc3(mxKeyByBitEnc(mxKeyByBitEnc(mxKeySwapMinors3(mxKeyRotateLeftBits(changeDuplicatesB(mxKeyAlg2(p2kproc3(mxKeySwapBitsE(mxKeyRotEnc2(p2kproc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changeDuplicates(mxKeyXor(mxKeyXor(mxKeySwapBitsF(mxKeyAlg2(mxKeyAddRR(mxKeyNot(p2kproc3(mxKeyByBitEnc(mxKeySwapMinors3(changeDuplicates(mxKeyReverse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BitsRound(mxKeyXorRR(mxKeySwapBitsF(changeDuplicates(mxKeySwapBitsRound(changeDuplicates(mxKeySwapBitsRound(mxKeySwapBitsD(changeDuplicatesB(mxKeySwapBitsD(mxKeyXorRR(mxKeyXor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XorRR(mxKeySwapBitsEE2(mxKeyRotEnc(changeDuplicatesB(mxKeyAlg2(changeDuplicatesB(mxKeySwapBitsG(mxKeyNot(mxKeySwapBitsEE2(mxKeyRotateLeftBits(mxKeyRotEnc(mxKeySwapBitsD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Enc2(mxKeyXorB(mxKeySwapMinors3(mxKeySwapBitsEE2(mxKeyNot(mxKeySwapBitsRound(mxKeyAddRR(mxKeyRotEnc(mxKeyXorB(mxKeyAlg2(mxKeySwapBitsE(changeDuplicatesB(mxKeyReverse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ReverseBits(mxKeySwapBitsF(mxKeyByBitEnc(mxKeySwapBitsE(mxKeyByBitEnc(mxKeyAlg1(mxKeyXorRR(p2kproc3(mxKeySwapBitsE(mxKeyAlg2(mxKeyByBitEnc(mxKeySwapBitsE(changeDuplicate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changeDuplicates(mxKeyAddRR(mxKeyXorB(mxKeySwapBitsG(mxKeyRotateLeftBits(mxKeyXorRR(mxKeyAlg2(mxKeyXorB(changeDuplicatesB(mxKeyReverse(mxKeySwapBitsEE2(mxKeyAlg2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Xor(mxKeyXorRR(mxKeySwapBitsF(mxKeySwapBitsRound(mxKeySwapBitsE(mxKeyRotEnc(mxKeySwapBitsG(mxKeySwapMinors3(changeDuplicates(mxKeyXorRR(mxKeySwapBitsG(changeDuplicatesB(mxKeyNot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mxKeyByBitEnc(mxKeySwapBitsE(mxKeyRotateLeftBits(mxKeyAlg2(mxKeySwapMinors3(changeDuplicates(changeDuplicatesC2(mxKeyXor(mxKeyRotateLeftBits(mxKeyReverseBits(mxKeyXor(mxKeyXor(mxKeyXo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AddRR(mxKeyRotateLeftBits(mxKeyXorRR(mxKeySwapMinors3(mxKeySwapBitsF(mxKeyAlg2(mxKeySwapBitsRound(mxKeyRotateLeftBits(mxKeyReverseBits(mxKeySwapBitsRound(mxKeyAlg1(mxKeyAddRR(changeDuplicatesB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changeDuplicatesB(mxKeySwapBitsD(mxKeySwapBitsEE2(mxKeyAlg1(mxKeyReverse(mxKeySwapBitsG(mxKeyByBitEnc(p2kproc3(mxKeyReverse(mxKeySwapMinors3(mxKeySwapBitsD(mxKeySwapBitsF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wapBitsF(mxKeyAlg2(mxKeyReverse(mxKeySwapBitsE(mxKeyNot(mxKeyRotEnc2(mxKeyRotEnc(mxKeyReverseBits(mxKeySwapMinors3(mxKeySwapBitsE(mxKeySwapBitsF(mxKeyAlg2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SwapMinors3(p2kproc3(mxKeySwapBitsG(changeDuplicatesB(mxKeyAlg1(mxKeyXor(mxKeyXorRR(mxKeyAlg2(mxKeyReverseBits(mxKeyNot(mxKeyAddRR(changeDuplicates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changeDuplicates(mxKeyXorB(p2kproc3(mxKeySwapBitsD(p2kproc3(p2kproc3(mxKeyReverse(mxKeyXorRR(mxKeyReverse(mxKeySwapBitsG(mxKeyAddRR(changeDuplicatesB(mxKeyRotateLeftBits(mxKeySwapBitsD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AddRR(p2kproc3(mxKeyXor(p2kproc3(changeDuplicatesC2(changeDuplicatesC2(mxKeySwapBitsF(changeDuplicates(mxKeySwapBitsEE2(mxKeyAlg2(mxKeySwapBitsE(mxKeySwapBitsF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changeDuplicatesC2(changeDuplicatesC2(mxKeySwapBitsF(mxKeySwapBitsF(mxKeySwapBitsG(mxKeyByBitEnc(changeDuplicatesC2(mxKeyXorRR(mxKeyRotateLeftBits(mxKeyRotEnc2(mxKeyAddRR(mxKeyRotEnc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changeDuplicates(mxKeyReverseBits(mxKeyAddRR(mxKeyRotEnc(mxKeyRotateLeftBits(mxKeySwapBitsG(mxKeyXor(mxKeyAlg2(changeDuplicates(mxKeyReverseBits(mxKeySwapBitsRound(mxKeyXorRR(mxKeyAdd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BitsD(mxKeyXorRR(changeDuplicatesC2(mxKeySwapBitsF(mxKeySwapBitsD(mxKeySwapBitsEE2(mxKeyReverseBits(mxKeyAlg2(changeDuplicates(mxKeyReverse(mxKeyNot(mxKeyXorB(changeDuplicatesB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ReverseBits(mxKeyAlg1(mxKeyXorRR(p2kproc3(mxKeySwapBitsRound(changeDuplicates(mxKeyNot(mxKeySwapBitsRound(changeDuplicatesC2(mxKeyXorRR(changeDuplicatesB(changeDuplicatesC2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SwapBitsRound(changeDuplicatesC2(mxKeySwapBitsF(mxKeySwapBitsD(mxKeyAlg2(changeDuplicatesC2(mxKeyByBitEnc(mxKeySwapBitsD(mxKeyRotateLeftBits(mxKeySwapBitsG(mxKeyRotateLeftBits(mxKeyXorRR(changeDuplicates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XorB(mxKeyAlg1(mxKeyReverse(mxKeySwapBitsF(mxKeySwapBitsEE2(changeDuplicates(mxKeyReverseBits(mxKeyRotateLeftBits(mxKeySwapBitsG(mxKeySwapBitsRound(mxKeyRotateLeftBits(mxKeyAlg2(mxKeySwapMinors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changeDuplicatesB(changeDuplicates(p2kproc3(mxKeySwapBitsEE2(changeDuplicatesC2(mxKeyRotEnc(mxKeyXor(mxKeyXor(mxKeySwapBitsRound(mxKeyByBitEnc(mxKeyAlg2(changeDuplicates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AddRR(changeDuplicatesC2(mxKeySwapBitsEE2(mxKeyNot(changeDuplicates(mxKeyRotateLeftBits(changeDuplicates(mxKeyRotEnc(mxKeyByBitEnc(mxKeySwapBitsRound(mxKeyXor(mxKeyXorRR(mxKeyReverse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Alg2(mxKeySwapMinors3(mxKeyNot(mxKeyAlg1(mxKeyNot(mxKeySwapBitsE(mxKeySwapBitsD(mxKeySwapBitsRound(mxKeySwapBitsE(mxKeyAddRR(mxKeySwapMinors3(mxKeyAlg2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RotateLeftBits(mxKeyAlg1(mxKeySwapBitsRound(changeDuplicatesC2(mxKeyReverseBits(changeDuplicatesC2(changeDuplicatesC2(mxKeyNot(mxKeySwapBitsEE2(mxKeySwapBitsE(mxKeyXorRR(mxKeyXorRR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Alg1(mxKeyRotateLeftBits(mxKeyXorRR(mxKeySwapBitsD(mxKeyAlg1(changeDuplicates(mxKeySwapMinors3(mxKeyXorRR(mxKeyByBitEnc(mxKeyAddRR(mxKeyXor(mxKeyXorRR(mxKeyRotateLeft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changeDuplicatesC2(mxKeyByBitEnc(mxKeySwapBitsF(mxKeyAlg1(mxKeyNot(changeDuplicates(changeDuplicatesB(mxKeyAlg2(mxKeyReverse(mxKeyRotEnc2(mxKeyReverseBits(mxKeyXor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Alg1(mxKeySwapMinors3(mxKeyAlg2(mxKeyRotEnc2(mxKeySwapBitsRound(mxKeyReverseBits(changeDuplicatesB(mxKeyAddRR(changeDuplicatesC2(mxKeyNot(changeDuplicatesB(mxKeyReverse(mxKeySwapBitsF(mxKeySwapBit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everse(mxKeySwapMinors3(mxKeySwapBitsEE2(mxKeyReverse(changeDuplicates(changeDuplicatesB(changeDuplicates(mxKeySwapBitsRound(changeDuplicatesC2(mxKeyReverse(changeDuplicatesB(mxKeyRotEnc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ReverseBits(mxKeySwapBitsG(mxKeyReverse(mxKeySwapBitsF(mxKeyXorB(mxKeyReverse(mxKeySwapBitsRound(mxKeyRotEnc(mxKeySwapBitsE(mxKeyRotEnc2(mxKeyAlg1(mxKeyAlg2(changeDuplicatesB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SwapBitsE(mxKeyRotateLeftBits(mxKeySwapBitsRound(mxKeySwapBitsG(mxKeyXorRR(mxKeySwapBitsD(mxKeySwapBitsF(mxKeyAlg2(mxKeyRotateLeftBits(mxKeyReverseBits(mxKeySwapBitsG(mxKeyReverseBits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XorB(mxKeySwapBitsD(mxKeyRotateLeftBits(mxKeySwapBitsG(changeDuplicates(mxKeyReverse(mxKeyRotEnc2(changeDuplicatesB(mxKeyByBitEnc(mxKeySwapBitsG(mxKeyAlg1(changeDuplicatesC2(mxKeySwapBitsRoun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changeDuplicates(mxKeyRotEnc2(mxKeySwapBitsF(mxKeyAddRR(mxKeyReverse(p2kproc3(mxKeyByBitEnc(mxKeySwapBitsD(changeDuplicatesC2(mxKeyAddRR(mxKeySwapBitsG(mxKeyReverse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Round(mxKeyRotEnc(mxKeyByBitEnc(mxKeySwapBitsF(mxKeyByBitEnc(mxKeyRotateLeftBits(p2kproc3(mxKeyRotEnc(mxKeySwapBitsG(mxKeyXor(mxKeyRotEnc(mxKeySwapBitsG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Minors3(changeDuplicatesC2(changeDuplicatesC2(mxKeyReverse(mxKeyReverse(mxKeyAddRR(mxKeyByBitEnc(changeDuplicatesC2(mxKeySwapBitsEE2(changeDuplicatesB(mxKeyReverseBits(p2kproc3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(mxKeySwapBitsE(mxKeySwapBitsF(mxKeyByBitEnc(mxKeySwapBitsD(mxKeySwapBitsG(changeDuplicatesC2(changeDuplicates(mxKeyReverse(p2kproc3(mxKeyAlg2(mxKeySwapMinors3(mxKeyNot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ByBitEnc(mxKeyXor(mxKeyAlg2(p2kproc3(mxKeyByBitEnc(mxKeyAlg1(mxKeyAddRR(mxKeyReverseBits(mxKeySwapBitsRound(changeDuplicatesC2(mxKeyByBitEnc(mxKeySwapBitsE(changeDuplicates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wapBitsRound(changeDuplicatesB(mxKeyRotEnc2(mxKeyRotEnc2(mxKeyXorB(mxKeyRotateLeftBits(mxKeyNot(mxKeyAlg2(mxKeySwapBitsF(mxKeyAlg1(mxKeyXorRR(mxKeyXorRR(mxKeySwapBitsF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SwapBitsEE2(mxKeyNot(mxKeyNot(mxKeySwapBitsEE2(mxKeyAlg1(mxKeyXorRR(mxKeyRotateLeftBits(changeDuplicates(mxKeyAlg2(mxKeyXor(mxKeyRotEnc2(mxKeySwapBitsE(mxKeyXo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(mxKeySwapBitsD(changeDuplicatesB(mxKeyReverseBits(mxKeyXor(changeDuplicatesB(mxKeySwapBitsG(mxKeyXorB(mxKeyAddRR(mxKeyRotateLeftBits(mxKeySwapBitsF(mxKeyNot(mxKeySwapBitsF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Round(mxKeySwapBitsG(changeDuplicatesC2(mxKeyXorB(mxKeyNot(mxKeyXorRR(mxKeyXorB(mxKeyReverse(mxKeyXorRR(changeDuplicatesC2(mxKeyReverse(mxKeyReverse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SwapBitsF(mxKeyReverse(mxKeyRotEnc2(changeDuplicatesB(mxKeyXor(mxKeyXorB(mxKeyRotateLeftBits(mxKeySwapMinors3(p2kproc3(mxKeyReverseBits(mxKeyNot(mxKeySwapMinors3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p2kproc3(mxKeySwapBitsF(mxKeyRotateLeftBits(changeDuplicatesC2(mxKeySwapBitsEE2(mxKeyXorB(mxKeyRotateLeftBits(mxKeySwapBitsEE2(mxKeyRotEnc2(mxKeySwapBitsE(changeDuplicatesC2(changeDuplicates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Not(mxKeyByBitEnc(mxKeySwapBitsF(mxKeyAddRR(mxKeyRotEnc(mxKeyAlg2(mxKeySwapBitsD(changeDuplicatesC2(mxKeyNot(changeDuplicates(changeDuplicatesC2(mxKeySwapMinors3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ByBitEnc(mxKeyAlg2(mxKeyRotateLeftBits(mxKeySwapBitsF(mxKeySwapBitsD(mxKeyRotateLeftBits(changeDuplicatesB(mxKeySwapBitsG(mxKeySwapBitsE(mxKeyXorB(mxKeyByBitEnc(mxKeyXorRR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changeDuplicatesC2(p2kproc3(mxKeyReverseBits(mxKeySwapMinors3(mxKeyXorRR(mxKeyXorB(mxKeyRotateLeftBits(mxKeySwapBitsD(mxKeyXor(mxKeyXor(changeDuplicates(mxKeyXorRR(mxKeyRever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B(mxKeyReverse(mxKeyXor(mxKeyXorB(mxKeySwapBitsF(mxKeyRotEnc2(mxKeySwapBitsF(mxKeyReverseBits(mxKeySwapBitsD(mxKeyReverse(mxKeyAddRR(changeDuplicates(mxKeyRotateLeft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XorRR(mxKeySwapBitsRound(p2kproc3(changeDuplicatesC2(mxKeyAlg2(mxKeyXorRR(mxKeyXor(mxKeyRotateLeftBits(mxKeySwapBitsG(mxKeySwapMinors3(p2kproc3(mxKeyAlg2(mxKeyXor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XorRR(mxKeyReverseBits(mxKeyReverse(mxKeyXor(mxKeyByBitEnc(mxKeyXor(mxKeyXorRR(changeDuplicatesC2(mxKeyAlg1(mxKeySwapBitsRound(mxKeySwapBitsE(changeDuplicates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E(mxKeySwapBitsEE2(mxKeyXorRR(changeDuplicatesC2(mxKeyNot(mxKeySwapBitsF(mxKeyXorB(mxKeyXorRR(mxKeyAlg1(mxKeySwapMinors3(mxKeySwapBitsD(mxKeySwapMinors3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ByBitEnc(mxKeySwapBitsRound(p2kproc3(mxKeyAlg1(mxKeySwapMinors3(mxKeyReverse(mxKeyAddRR(mxKeySwapBitsF(mxKeySwapBitsRound(mxKeyNot(changeDuplicatesC2(mxKeyXorB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Enc(mxKeyRotEnc(mxKeyRotEnc2(mxKeyXorB(p2kproc3(mxKeyAlg1(mxKeyXorRR(changeDuplicatesC2(mxKeyAddRR(mxKeySwapBitsEE2(mxKeyXorRR(changeDuplicatesB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Xor(mxKeySwapBitsD(mxKeySwapBitsD(mxKeyXorB(mxKeyXorB(mxKeyAlg1(mxKeyReverseBits(mxKeyRotEnc2(mxKeyXorRR(mxKeyRotEnc(mxKeyAlg2(mxKeySwapMinors3(mxKeySwapBitsF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ateLeftBits(mxKeySwapBitsE(changeDuplicates(mxKeyReverseBits(mxKeyByBitEnc(mxKeySwapBitsF(mxKeyAlg1(mxKeyAlg1(mxKeySwapBitsF(mxKeyXorRR(mxKeySwapBitsG(mxKeySwapBitsRound(mxKeyXo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XorB(changeDuplicates(mxKeyNot(mxKeyReverse(mxKeyRotEnc2(changeDuplicates(mxKeySwapBitsE(mxKeyXorRR(p2kproc3(mxKeyReverse(mxKeyByBitEnc(mxKeySwapMinors3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everseBits(mxKeyAddRR(changeDuplicatesB(mxKeyNot(changeDuplicatesC2(mxKeySwapBitsG(mxKeyRotateLeftBits(mxKeyAddRR(mxKeyRotateLeftBits(mxKeyAddRR(changeDuplicatesC2(mxKeySwapBitsG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changeDuplicatesB(mxKeyReverseBits(mxKeyAddRR(mxKeyXorRR(mxKeySwapBitsEE2(mxKeyReverseBits(changeDuplicatesB(mxKeyXor(mxKeySwapBitsG(mxKeyNot(changeDuplicatesB(mxKeyXorB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RotEnc2(mxKeyAlg2(changeDuplicatesC2(mxKeyAlg2(mxKeyNot(changeDuplicatesC2(mxKeyAlg1(mxKeyReverse(p2kproc3(changeDuplicatesC2(mxKeyReverse(mxKeyAddRR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p2kproc3(mxKeySwapBitsF(mxKeyXorB(mxKeyRotEnc(mxKeyReverse(changeDuplicatesB(mxKeyReverseBits(mxKeyRotEnc(mxKeyReverse(mxKeyReverse(mxKeySwapMinors3(mxKeySwapBitsRound(changeDuplicates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Not(mxKeyXorB(mxKeyRotEnc(mxKeySwapMinors3(mxKeyReverse(mxKeySwapBitsG(mxKeyReverseBits(mxKeyAddRR(mxKeyRotateLeftBits(mxKeySwapMinors3(mxKeyRotEnc2(mxKeySwapBitsD(mxKeyXorR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everse(changeDuplicatesC2(changeDuplicatesB(mxKeyAlg1(mxKeyXorRR(mxKeySwapBitsEE2(mxKeyRotEnc2(mxKeyAlg1(mxKeySwapBitsG(mxKeySwapBitsEE2(p2kproc3(mxKeyAddRR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p2kproc3(mxKeySwapBitsD(mxKeyReverseBits(mxKeyRotEnc(mxKeyNot(mxKeyAlg2(mxKeySwapBitsD(mxKeySwapMinors3(mxKeySwapBitsF(mxKeyReverseBits(mxKeyRotEnc2(mxKeyAddRR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changeDuplicatesB(mxKeyXorB(mxKeyRotateLeftBits(mxKeyReverse(mxKeyRotEnc2(mxKeySwapBitsF(mxKeySwapBitsRound(mxKeyAlg1(p2kproc3(mxKeyXorB(changeDuplicatesC2(mxKeyByBitEnc(changeDuplicate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Alg1(mxKeyXorRR(mxKeyAlg1(mxKeySwapBitsRound(mxKeyNot(mxKeyXorB(p2kproc3(mxKeySwapBitsEE2(mxKeyReverse(mxKeyAlg2(mxKeySwapMinors3(changeDuplicatesC2(mxKeyRotateLeft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XorB(mxKeySwapBitsEE2(mxKeySwapBitsEE2(mxKeyByBitEnc(mxKeyRotEnc2(mxKeySwapBitsD(mxKeyRotateLeftBits(mxKeySwapBitsEE2(mxKeySwapBitsF(mxKeyRotateLeftBits(p2kproc3(mxKeyReverse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BitsEE2(changeDuplicatesB(mxKeyRotateLeftBits(mxKeyNot(mxKeyXorB(mxKeyAddRR(mxKeyNot(mxKeyRotEnc(mxKeySwapBitsF(mxKeySwapBitsRound(mxKeySwapBitsE(mxKeyRotateLeftBits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AddRR(mxKeyReverseBits(mxKeyRotEnc2(p2kproc3(changeDuplicates(mxKeyReverse(changeDuplicates(mxKeyAddRR(mxKeySwapBitsD(mxKeyAddRR(mxKeyAlg2(p2kproc3(changeDuplicatesB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XorB(changeDuplicatesB(mxKeyNot(changeDuplicatesC2(mxKeySwapBitsD(mxKeySwapBitsEE2(mxKeySwapBitsF(changeDuplicatesB(mxKeySwapBitsEE2(mxKeyByBitEnc(mxKeyXor(mxKeyXor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XorB(p2kproc3(changeDuplicatesC2(mxKeyNot(mxKeySwapBitsEE2(changeDuplicatesC2(mxKeyXorRR(mxKeyRotEnc(changeDuplicatesB(mxKeyReverseBits(mxKeyXorRR(mxKeySwapBitsD(mxKeyReverse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Reverse(mxKeyXorRR(p2kproc3(mxKeyNot(mxKeyReverse(mxKeySwapBitsD(mxKeyRotateLeftBits(mxKeyAlg2(mxKeyByBitEnc(changeDuplicates(mxKeyXor(mxKeyAddRR(mxKeyXo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SwapBitsF(mxKeyAlg1(mxKeyXor(mxKeyRotateLeftBits(changeDuplicates(mxKeyAddRR(changeDuplicatesB(mxKeyAlg1(mxKeyRotEnc2(mxKeySwapBitsF(mxKeySwapBitsE(mxKeyRotEnc2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Alg1(changeDuplicates(mxKeySwapBitsE(mxKeyXor(mxKeyAlg1(mxKeyReverse(mxKeyReverseBits(mxKeyXor(mxKeyRotateLeftBits(mxKeySwapBitsRound(mxKeySwapBitsRound(mxKeySwapMinors3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XorB(changeDuplicates(mxKeySwapBitsE(p2kproc3(mxKeySwapBitsE(mxKeySwapBitsEE2(mxKeySwapBitsD(mxKeySwapBitsG(mxKeyRotEnc2(mxKeySwapMinors3(mxKeySwapMinors3(mxKeyAlg1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Round(mxKeySwapMinors3(mxKeyNot(changeDuplicatesB(mxKeyRotateLeftBits(mxKeySwapBitsD(mxKeySwapMinors3(mxKeyByBitEnc(mxKeySwapBitsG(mxKeyXorB(mxKeyXorRR(mxKeyReverse(mxKeyRever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SwapBitsE(mxKeyReverse(mxKeySwapBitsE(mxKeyReverse(mxKeyByBitEnc(mxKeyRotEnc2(mxKeySwapBitsD(mxKeySwapBitsE(mxKeySwapBitsEE2(mxKeySwapBitsEE2(mxKeyNot(changeDuplicatesB(mxKeyAlg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Xor(changeDuplicatesC2(mxKeyRotEnc2(mxKeySwapBitsD(mxKeySwapBitsE(mxKeyXor(mxKeySwapMinors3(changeDuplicatesB(mxKeySwapBitsD(mxKeyAlg1(mxKeyRotateLeftBits(mxKeySwapBitsD(mxKeyRotEn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RotEnc2(changeDuplicatesB(mxKeySwapBitsEE2(changeDuplicatesC2(mxKeyReverseBits(mxKeyByBitEnc(mxKeySwapBitsF(mxKeyAddRR(mxKeyRotEnc(changeDuplicatesC2(mxKeySwapBitsF(changeDuplicatesC2(mxKeyByBi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AddRR(mxKeySwapBitsEE2(changeDuplicatesC2(changeDuplicatesC2(p2kproc3(mxKeyXorB(mxKeySwapBitsD(mxKeyNot(p2kproc3(mxKeyAlg1(mxKeySwapBitsE(mxKeyReverse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XorB(mxKeyByBitEnc(mxKeySwapBitsD(mxKeySwapBitsRound(mxKeyXor(mxKeyRotateLeftBits(mxKeyNot(p2kproc3(mxKeySwapBitsD(mxKeyByBitEnc(mxKeySwapBitsE(mxKeySwapBitsD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SwapMinors3(mxKeyAddRR(mxKeyNot(mxKeyAlg2(mxKeySwapBitsD(mxKeyXor(mxKeyAlg2(mxKeyXorB(p2kproc3(mxKeySwapBitsRound(mxKeyByBitEnc(changeDuplicatesB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ateLeftBits(mxKeySwapBitsE(mxKeyAlg1(mxKeyXor(mxKeySwapBitsF(mxKeyReverse(mxKeyByBitEnc(changeDuplicatesC2(mxKeyAddRR(mxKeyAlg2(mxKeySwapBitsE(changeDuplicatesB(p2kproc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Round(changeDuplicates(changeDuplicates(mxKeyRotEnc2(mxKeyByBitEnc(changeDuplicatesB(mxKeySwapBitsE(mxKeyXor(mxKeySwapBitsE(mxKeySwapMinors3(mxKeyAlg2(changeDuplicatesB(mxKeySwapMinors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RR(mxKeyAlg2(mxKeyAlg1(mxKeyReverse(mxKeyByBitEnc(mxKeyRotEnc(mxKeyXorB(mxKeyAddRR(mxKeySwapBitsD(mxKeyReverseBits(mxKeySwapBitsG(changeDuplicatesB(mxKeyNot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BitsRound(mxKeyRotateLeftBits(changeDuplicatesB(mxKeySwapBitsF(mxKeyRotEnc(mxKeyAlg1(mxKeyXorRR(mxKeySwapBitsEE2(p2kproc3(mxKeyByBitEnc(mxKeySwapBitsE(mxKeyXorRR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D(changeDuplicates(mxKeyByBitEnc(mxKeySwapBitsEE2(mxKeySwapBitsRound(mxKeyAlg1(changeDuplicatesB(mxKeyAddRR(mxKeyAlg1(mxKeySwapMinors3(mxKeyXor(changeDuplicatesB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AddRR(p2kproc3(mxKeySwapMinors3(mxKeyXorRR(mxKeyXorB(mxKeyXorB(mxKeyXorRR(mxKeyXorRR(mxKeyAlg1(changeDuplicatesC2(mxKeyNot(mxKeyXorB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EE2(p2kproc3(mxKeyRotEnc2(mxKeySwapBitsE(mxKeyXor(p2kproc3(mxKeySwapBitsF(mxKeySwapBitsG(mxKeyRotEnc(mxKeyAlg2(changeDuplicates(changeDuplicatesC2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changeDuplicatesB(changeDuplicates(mxKeyXorRR(p2kproc3(mxKeyAlg2(mxKeySwapMinors3(mxKeyRotateLeftBits(changeDuplicatesB(changeDuplicatesB(mxKeyXorRR(mxKeySwapBitsF(changeDuplicatesC2(p2kproc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AddRR(mxKeyReverse(mxKeySwapBitsF(mxKeyReverse(mxKeyAddRR(changeDuplicates(mxKeyRotEnc2(mxKeySwapBitsD(mxKeySwapBitsF(mxKeySwapBitsE(mxKeyRotateLeftBits(mxKeySwapBitsF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RotateLeftBits(mxKeySwapBitsF(mxKeyRotEnc(mxKeyAddRR(mxKeySwapMinors3(mxKeySwapBitsE(mxKeyRotEnc(changeDuplicates(p2kproc3(mxKeyXorRR(mxKeyRotateLeftBits(mxKeyByBitEnc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D(mxKeyAddRR(mxKeySwapBitsG(mxKeySwapBitsD(mxKeyRotEnc(mxKeyXor(mxKeyAlg2(mxKeyRotateLeftBits(mxKeySwapMinors3(mxKeyAlg2(mxKeySwapBitsRound(mxKeyReverse(mxKeyAdd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XorRR(mxKeyRotateLeftBits(mxKeyByBitEnc(mxKeyNot(mxKeyRotEnc2(changeDuplicatesB(mxKeyXor(mxKeyReverseBits(mxKeyAddRR(mxKeyByBitEnc(mxKeyReverseBits(mxKeyRotEnc2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Alg1(mxKeyAlg2(mxKeySwapBitsRound(mxKeyXorRR(p2kproc3(mxKeySwapBitsG(mxKeySwapBitsG(mxKeyRotEnc2(changeDuplicates(mxKeyAlg1(mxKeyRotEnc2(mxKeySwapBitsG(mxKeySwapMinors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2(mxKeyAlg2(mxKeySwapBitsEE2(mxKeySwapBitsD(mxKeyAlg2(mxKeyRotEnc(mxKeySwapMinors3(mxKeyXor(mxKeyAddRR(changeDuplicates(mxKeySwapMinors3(mxKeyReverse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Not(mxKeySwapBitsF(mxKeyRotateLeftBits(mxKeyAlg1(mxKeySwapMinors3(mxKeySwapBitsF(mxKeySwapBitsEE2(mxKeySwapBitsD(mxKeyRotateLeftBits(mxKeyAlg2(mxKeyAlg1(mxKeyRotEnc2(mxKeySwapBit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BitsD(mxKeyAlg1(mxKeySwapBitsG(mxKeyRotateLeftBits(p2kproc3(mxKeyRotEnc2(mxKeySwapBitsG(changeDuplicates(mxKeyAlg2(mxKeyByBitEnc(mxKeySwapBitsF(mxKeySwapBitsG(mxKeyXor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changeDuplicates(mxKeySwapBitsF(mxKeySwapBitsF(mxKeyXor(changeDuplicatesC2(mxKeyAddRR(mxKeySwapMinors3(mxKeyReverseBits(mxKeyNot(mxKeyByBitEnc(mxKeyAddRR(changeDuplicatesB(mxKeySwapBitsF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G(mxKeySwapBitsRound(changeDuplicatesC2(mxKeyAlg2(mxKeyXorB(mxKeySwapBitsEE2(mxKeyAlg1(mxKeyReverse(mxKeyXorRR(mxKeyAlg1(changeDuplicates(mxKeyXorB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Reverse(mxKeySwapBitsE(changeDuplicatesC2(mxKeyXor(mxKeyReverse(mxKeySwapMinors3(mxKeySwapBitsEE2(changeDuplicates(changeDuplicatesB(mxKeySwapBitsRound(mxKeyRotEnc2(mxKeySwapBitsE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Xor(mxKeyReverse(mxKeySwapBitsE(changeDuplicatesC2(changeDuplicatesC2(mxKeySwapBitsRound(mxKeyNot(mxKeySwapBitsE(mxKeyXorRR(mxKeyNot(mxKeyByBitEnc(mxKeyReverseBits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BitsD(changeDuplicates(mxKeySwapBitsF(mxKeyXorRR(mxKeyReverseBits(mxKeyAlg1(mxKeyReverse(mxKeySwapBitsF(mxKeyAlg1(changeDuplicatesB(p2kproc3(changeDuplicates(mxKeyNot(mxKeySwapBitsRoun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changeDuplicatesC2(mxKeySwapBitsD(mxKeySwapMinors3(mxKeyAlg2(mxKeyXorB(changeDuplicatesC2(mxKeyReverse(mxKeyXor(mxKeyReverse(mxKeyByBitEnc(mxKeyReverse(mxKeyXor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Alg1(mxKeyXorB(mxKeySwapBitsE(mxKeySwapBitsEE2(mxKeySwapMinors3(p2kproc3(mxKeyAlg1(mxKeyByBitEnc(mxKeyRotEnc(p2kproc3(mxKeyRotateLeftBits(mxKeyAlg1(mxKeySwapMinors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RotateLeftBits(mxKeySwapBitsF(changeDuplicatesC2(mxKeyRotEnc2(mxKeyRotateLeftBits(mxKeyAlg1(mxKeySwapBitsG(changeDuplicates(mxKeySwapBitsF(mxKeyReverse(mxKeySwapBitsG(mxKeyXorB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Alg2(mxKeyReverse(mxKeyXor(mxKeySwapBitsF(mxKeyNot(mxKeyAlg1(mxKeyRotEnc2(mxKeyReverse(mxKeySwapBitsEE2(mxKeyXorRR(mxKeySwapBitsEE2(changeDuplicates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RotEnc2(mxKeyByBitEnc(mxKeyXorB(mxKeyAddRR(mxKeySwapMinors3(mxKeySwapBitsF(mxKeyRotateLeftBits(mxKeyAlg2(mxKeySwapBitsG(mxKeyAlg2(mxKeyAlg1(changeDuplicates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changeDuplicatesC2(mxKeyAddRR(mxKeyReverse(mxKeyXorRR(mxKeyRotateLeftBits(mxKeyAddRR(changeDuplicates(mxKeySwapBitsF(changeDuplicatesB(mxKeyNot(mxKeyByBitEnc(changeDuplicates(mxKeySwapBit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RotEnc(changeDuplicatesB(mxKeyNot(mxKeyNot(changeDuplicates(mxKeyReverse(mxKeyAddRR(mxKeyAlg2(mxKeyRotEnc2(mxKeyRotEnc(mxKeyReverseBits(mxKeySwapBitsE(mxKeyNot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E(mxKeySwapBitsF(mxKeyByBitEnc(mxKeyAlg2(mxKeyAddRR(changeDuplicates(mxKeyXorB(mxKeySwapBitsRound(changeDuplicates(mxKeySwapBitsG(changeDuplicatesC2(mxKeySwapBitsF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AddRR(mxKeySwapBitsD(mxKeySwapBitsEE2(changeDuplicatesB(changeDuplicatesC2(changeDuplicates(mxKeyXorB(mxKeyRotEnc2(mxKeyAddRR(p2kproc3(mxKeyXorRR(p2kproc3(mxKeyXor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Minors3(mxKeySwapBitsRound(mxKeySwapBitsD(changeDuplicatesC2(mxKeyRotateLeftBits(changeDuplicatesB(mxKeyRotEnc2(mxKeySwapBitsG(mxKeyReverse(changeDuplicates(mxKeyRotEnc2(mxKeyNot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Alg2(mxKeyRotEnc(mxKeySwapBitsD(mxKeyXorRR(mxKeySwapBitsRound(mxKeyReverse(mxKeyAlg2(mxKeyXorRR(mxKeyRotateLeftBits(mxKeyRotEnc(mxKeyXorB(mxKeySwapBitsG(mxKeyRotEn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Alg2(mxKeyByBitEnc(p2kproc3(mxKeySwapBitsD(mxKeySwapBitsD(mxKeySwapBitsD(mxKeyRotEnc2(p2kproc3(mxKeyReverse(mxKeySwapMinors3(mxKeyByBitEnc(mxKeyByBitEnc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ByBitEnc(mxKeyAlg2(mxKeyAlg1(mxKeyXorB(mxKeyXor(mxKeyByBitEnc(changeDuplicates(p2kproc3(mxKeySwapBitsF(mxKeyXorB(p2kproc3(mxKeySwapBitsF(mxKeyReverseBit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G(mxKeySwapBitsEE2(changeDuplicates(mxKeyReverse(mxKeyReverse(mxKeySwapBitsE(mxKeyXorB(mxKeySwapMinors3(mxKeyByBitEnc(mxKeyXorRR(mxKeyNot(changeDuplicatesC2(mxKeyNot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SwapMinors3(mxKeyRotEnc2(mxKeyReverseBits(changeDuplicates(mxKeyReverse(mxKeyXorB(mxKeyAlg2(mxKeySwapBitsRound(mxKeyAlg2(mxKeyXor(mxKeySwapBitsG(mxKeyNot(mxKeySwapMinors3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SwapBitsG(changeDuplicates(mxKeyRotEnc2(changeDuplicatesB(mxKeyRotEnc(changeDuplicates(mxKeyByBitEnc(mxKeyReverseBits(mxKeyRotEnc(mxKeyAddRR(mxKeyNot(mxKeySwapBitsE(changeDuplicatesB(mxKeySwapBit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EE2(mxKeyByBitEnc(mxKeyXor(mxKeySwapBitsRound(mxKeyRotEnc2(mxKeyByBitEnc(mxKeyNot(changeDuplicatesB(mxKeySwapBitsG(mxKeyXor(mxKeyRotEnc2(mxKeySwapBitsEE2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D(mxKeyAddRR(p2kproc3(mxKeySwapBitsG(mxKeySwapBitsEE2(mxKeyXor(mxKeyByBitEnc(mxKeyAlg2(mxKeyRotEnc(mxKeyRotEnc(mxKeyXor(mxKeyXorRR(p2kproc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Reverse(mxKeyReverseBits(mxKeySwapBitsE(mxKeyAddRR(mxKeySwapBitsF(mxKeySwapMinors3(changeDuplicatesB(p2kproc3(mxKeyXorRR(mxKeyXor(mxKeySwapMinors3(mxKeyXor(changeDuplicates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SwapBitsEE2(mxKeyXorB(mxKeyByBitEnc(mxKeySwapBitsE(p2kproc3(mxKeySwapBitsD(mxKeyNot(mxKeyXorRR(mxKeySwapBitsG(changeDuplicatesB(mxKeyNot(changeDuplicatesB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Xor(mxKeyRotEnc(changeDuplicates(mxKeySwapBitsG(mxKeyNot(mxKeySwapMinors3(mxKeySwapMinors3(mxKeyAlg1(mxKeyAlg2(mxKeySwapBitsE(mxKeySwapBitsD(mxKeyAlg2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XorRR(mxKeyReverse(mxKeyNot(mxKeyRotEnc2(changeDuplicatesB(mxKeyRotEnc(mxKeyAlg1(mxKeyReverseBits(mxKeyXorB(mxKeyRotEnc(mxKeySwapBitsF(changeDuplicatesC2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Alg1(mxKeyXorRR(mxKeyByBitEnc(changeDuplicates(mxKeySwapBitsG(mxKeySwapBitsD(mxKeyReverse(mxKeyByBitEnc(mxKeyAlg1(mxKeySwapBitsF(mxKeyReverse(mxKeyNot(mxKeyXor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XorRR(mxKeyNot(mxKeyAlg1(mxKeyAlg2(mxKeyReverseBits(mxKeyXor(mxKeyReverse(changeDuplicatesB(mxKeyAddRR(mxKeySwapBitsD(mxKeySwapBitsG(mxKeyReverse(changeDuplicates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AddRR(changeDuplicates(mxKeyNot(mxKeyReverseBits(mxKeyXorRR(mxKeyXor(mxKeyAddRR(changeDuplicatesC2(mxKeyReverseBits(mxKeySwapBitsE(mxKeySwapBitsD(mxKeyNot(mxKeyAlg1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SwapBitsEE2(mxKeySwapBitsE(mxKeyRotEnc2(changeDuplicates(mxKeyXor(mxKeyByBitEnc(mxKeyNot(changeDuplicates(mxKeyXorB(mxKeyReverseBits(mxKeySwapBitsE(changeDuplicatesB(mxKeySwapBitsD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SwapBitsRound(mxKeySwapBitsEE2(mxKeyReverse(mxKeySwapBitsEE2(mxKeyReverseBits(p2kproc3(mxKeySwapBitsEE2(mxKeyAlg1(mxKeyXorB(mxKeySwapBitsRound(mxKeyRotEnc2(mxKeyAlg2(changeDuplicate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ReverseBits(mxKeyReverseBits(mxKeyXor(mxKeyRotateLeftBits(mxKeySwapBitsF(mxKeySwapMinors3(mxKeySwapBitsRound(mxKeyRotEnc(changeDuplicatesB(mxKeyAddRR(mxKeySwapBitsG(mxKeySwapBitsD(changeDuplicates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BitsEE2(mxKeySwapBitsD(mxKeySwapMinors3(mxKeySwapBitsEE2(mxKeySwapBitsG(mxKeySwapBitsD(changeDuplicatesC2(mxKeyAlg2(mxKeySwapMinors3(changeDuplicates(mxKeyReverse(mxKeyAddRR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SwapBitsRound(mxKeyXorRR(mxKeyAddRR(mxKeyByBitEnc(mxKeyNot(changeDuplicatesB(mxKeySwapMinors3(mxKeyXorRR(mxKeyXorRR(mxKeySwapBitsG(mxKeyAlg2(mxKeyXor(mxKeyReverseBit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SwapBitsG(mxKeyAlg2(mxKeyRotEnc2(mxKeySwapBitsG(changeDuplicatesC2(mxKeySwapBitsRound(mxKeyAlg2(mxKeyAlg2(mxKeyAlg2(mxKeyNot(mxKeySwapMinors3(mxKeyNot(mxKeySwapBitsF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XorB(changeDuplicatesC2(mxKeySwapMinors3(mxKeySwapBitsRound(mxKeyXorB(mxKeySwapBitsD(mxKeyAlg2(mxKeyAddRR(mxKeyXor(mxKeyAlg1(mxKeyRotEnc(mxKeyAddRR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SwapMinors3(changeDuplicatesB(mxKeyXorB(mxKeySwapBitsEE2(mxKeyAlg2(mxKeyAlg2(mxKeyAlg1(mxKeyNot(mxKeySwapBitsE(mxKeyRotateLeftBits(mxKeyRotateLeftBits(mxKeyReverse(mxKeySwapBit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EE2(mxKeyXorRR(mxKeySwapBitsG(changeDuplicatesC2(mxKeySwapBitsG(mxKeyNot(mxKeySwapBitsF(changeDuplicates(changeDuplicates(mxKeyNot(mxKeyAlg2(mxKeyAlg2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BitsG(mxKeyNot(mxKeyReverseBits(changeDuplicatesC2(mxKeyRotEnc2(mxKeyByBitEnc(mxKeyRotEnc(mxKeyAlg2(mxKeyXorB(mxKeyRotEnc(mxKeyByBitEnc(mxKeyAlg1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changeDuplicates(mxKeySwapBitsF(changeDuplicatesC2(mxKeyRotEnc(mxKeyReverse(mxKeyReverseBits(mxKeySwapBitsD(mxKeyAlg1(mxKeySwapBitsE(mxKeyRotEnc2(changeDuplicatesC2(mxKeyAddRR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RotEnc(mxKeySwapBitsRound(mxKeySwapBitsD(mxKeySwapBitsD(mxKeyReverseBits(mxKeyRotEnc(mxKeyRotateLeftBits(mxKeySwapMinors3(mxKeyAlg1(changeDuplicates(mxKeyNot(mxKeySwapBitsG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Alg2(mxKeyRotEnc2(mxKeyRotEnc2(mxKeyByBitEnc(changeDuplicates(mxKeyReverseBits(mxKeyAlg1(mxKeySwapBitsEE2(mxKeyAlg2(mxKeyAddRR(changeDuplicatesB(mxKeyReverseBits(changeDuplicatesB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SwapBitsE(mxKeyAlg2(mxKeyRotEnc(mxKeyRotEnc2(mxKeySwapBitsG(mxKeyAlg1(changeDuplicatesC2(mxKeyXorRR(mxKeySwapBitsF(mxKeySwapBitsF(mxKeyXor(mxKeyRotateLeftBits(mxKeyXor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Alg2(changeDuplicatesC2(mxKeySwapBitsEE2(changeDuplicatesC2(mxKeySwapBitsRound(mxKeyXorB(mxKeyNot(mxKeyAddRR(mxKeySwapBitsG(mxKeyReverse(mxKeyXorRR(mxKeySwapMinors3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SwapBitsD(mxKeySwapBitsRound(mxKeySwapBitsEE2(mxKeyRotateLeftBits(mxKeyAlg2(mxKeySwapBitsE(mxKeyRotateLeftBits(mxKeyAlg2(mxKeyAddRR(mxKeySwapBitsG(mxKeySwapBitsEE2(mxKeySwapBitsD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ReverseBits(changeDuplicates(mxKeySwapBitsRound(mxKeyReverseBits(mxKeyXorRR(mxKeyXorRR(mxKeySwapBitsD(mxKeySwapBitsRound(mxKeySwapBitsG(changeDuplicatesB(mxKeySwapBitsF(mxKeyAlg2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ByBitEnc(mxKeySwapBitsD(mxKeyReverseBits(mxKeySwapBitsEE2(mxKeySwapBitsG(mxKeyRotateLeftBits(mxKeyRotateLeftBits(mxKeyAlg1(mxKeySwapBitsEE2(mxKeyXor(mxKeyXorB(mxKeyAlg2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changeDuplicatesB(mxKeySwapBitsD(changeDuplicatesB(mxKeyXor(mxKeyXor(mxKeyNot(mxKeyRotateLeftBits(mxKeyByBitEnc(mxKeyNot(mxKeySwapBitsEE2(mxKeySwapBitsE(mxKeyAddRR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SwapBitsE(mxKeySwapMinors3(mxKeySwapBitsG(mxKeyReverseBits(mxKeyNot(mxKeyAddRR(mxKeyXorB(changeDuplicatesC2(changeDuplicatesB(mxKeyNot(mxKeySwapBitsE(mxKeyAlg1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XorB(mxKeySwapBitsF(mxKeyAlg2(mxKeySwapBitsG(mxKeyAddRR(mxKeySwapBitsEE2(mxKeySwapBitsG(mxKeyXorRR(mxKeySwapMinors3(mxKeyRotateLeftBits(mxKeyNot(mxKeyAddRR(changeDuplicatesB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SwapBitsD(mxKeyXor(p2kproc3(changeDuplicatesC2(mxKeySwapBitsG(mxKeySwapBitsG(mxKeyReverseBits(mxKeyNot(mxKeyAlg2(mxKeyRotEnc(mxKeyRotEnc(mxKeyAlg2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Not(mxKeySwapBitsEE2(p2kproc3(mxKeyXorRR(mxKeySwapBitsD(mxKeySwapBitsEE2(mxKeySwapBitsD(mxKeyAlg2(mxKeySwapBitsD(mxKeyAlg2(mxKeyAlg1(mxKeySwapBitsF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SwapBitsRound(changeDuplicatesB(mxKeyRotateLeftBits(mxKeySwapBitsRound(mxKeyReverse(mxKeyXorB(mxKeyReverseBits(mxKeyXorRR(mxKeyRotateLeftBits(mxKeySwapBitsRound(mxKeyXorRR(mxKeyRotEnc2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Not(mxKeyAddRR(changeDuplicatesC2(mxKeyRotateLeftBits(mxKeyRotateLeftBits(mxKeyReverse(mxKeyXorRR(mxKeySwapBitsG(mxKeySwapBitsE(mxKeySwapBitsE(mxKeyByBitEnc(mxKeyReverse(mxKeyXor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changeDuplicatesC2(p2kproc3(changeDuplicatesB(mxKeyAlg2(mxKeySwapBitsG(p2kproc3(mxKeyRotateLeftBits(mxKeyAddRR(mxKeyRotEnc2(mxKeyReverse(mxKeyAlg1(changeDuplicatesB(mxKeyNot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SwapBitsF(mxKeyReverse(changeDuplicates(mxKeyXorB(mxKeySwapBitsEE2(mxKeyReverseBits(mxKeySwapBitsG(mxKeySwapBitsF(changeDuplicatesC2(p2kproc3(mxKeySwapBitsF(mxKeyRotEnc2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Reverse(mxKeyReverseBits(mxKeySwapBitsEE2(mxKeyReverseBits(mxKeySwapBitsRound(mxKeyAddRR(mxKeySwapBitsD(mxKeySwapBitsD(mxKeyAlg2(changeDuplicatesC2(mxKeyAddRR(mxKeyXorB(changeDuplicates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changeDuplicates(mxKeySwapBitsD(mxKeyRotEnc(changeDuplicates(mxKeyRotateLeftBits(mxKeyNot(mxKeyByBitEnc(mxKeyReverseBits(mxKeyRotEnc(mxKeyAlg2(mxKeyXor(mxKeySwapBitsD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p2kproc3(mxKeyRotateLeftBits(mxKeyAlg1(mxKeyRotEnc2(mxKeyRotEnc(mxKeyAddRR(changeDuplicatesB(mxKeyReverse(mxKeyRotEnc(changeDuplicatesB(mxKeySwapMinors3(mxKeyRotEnc2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SwapBitsF(mxKeyXorRR(mxKeyReverseBits(mxKeyByBitEnc(mxKeySwapBitsF(mxKeyRotEnc2(changeDuplicates(mxKeyXorB(mxKeyRotateLeftBits(changeDuplicatesB(mxKeySwapBitsE(mxKeyAlg1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RotEnc(mxKeyAlg2(mxKeySwapBitsE(mxKeyByBitEnc(mxKeyAlg1(mxKeyXorB(mxKeySwapMinors3(mxKeyRotateLeftBits(mxKeyAlg1(mxKeyAlg2(mxKeyXorB(changeDuplicatesB(mxKeyRotateLeftBits(mxKeySwapBitsG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BitsF(mxKeySwapBitsF(mxKeyRotEnc2(mxKeySwapBitsEE2(mxKeyXorRR(mxKeySwapBitsG(mxKeySwapBitsE(mxKeySwapBitsG(mxKeyAddRR(mxKeySwapBitsF(changeDuplicatesC2(mxKeyAlg2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ReverseBits(mxKeyRotEnc2(mxKeyXor(mxKeySwapBitsF(mxKeyReverse(mxKeyNot(changeDuplicates(mxKeyAlg1(mxKeyRotEnc2(mxKeyNot(mxKeyRotEnc2(mxKeyReverse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XorB(mxKeyRotEnc(mxKeyByBitEnc(mxKeyReverse(mxKeyXor(mxKeyNot(mxKeyAlg1(mxKeySwapBitsEE2(mxKeyNot(mxKeyAlg1(mxKeySwapBitsE(mxKeyRotEnc2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SwapBitsG(mxKeyReverse(mxKeyNot(mxKeySwapBitsE(mxKeyRotateLeftBits(mxKeySwapBitsD(mxKeyRotateLeftBits(mxKeySwapBitsG(mxKeyAlg2(mxKeyXor(mxKeySwapBitsRound(mxKeyAlg2(p2kproc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changeDuplicatesB(mxKeySwapMinors3(mxKeyXorRR(mxKeyXor(mxKeyXorRR(mxKeySwapBitsEE2(mxKeyReverseBits(changeDuplicatesB(mxKeySwapBitsG(mxKeyRotEnc(mxKeySwapBitsF(mxKeySwapBitsE(mxKeyAlg1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Alg1(mxKeyAlg1(mxKeyNot(mxKeySwapBitsG(mxKeyByBitEnc(mxKeyRotateLeftBits(mxKeyReverse(changeDuplicatesC2(mxKeyAlg2(mxKeySwapMinors3(mxKeyRotEnc2(changeDuplicatesB(mxKeySwapBitsE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changeDuplicatesB(mxKeyXorRR(mxKeyNot(mxKeySwapBitsE(mxKeyRotEnc2(mxKeyRotEnc2(mxKeyAddRR(mxKeyReverseBits(mxKeyAlg2(p2kproc3(mxKeySwapBitsD(mxKeyAlg2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SwapBitsD(mxKeyAddRR(changeDuplicatesC2(mxKeySwapBitsG(mxKeyByBitEnc(mxKeySwapBitsG(mxKeySwapBitsRound(p2kproc3(changeDuplicates(mxKeyReverse(mxKeyNot(changeDuplicatesC2(mxKeyXorB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Not(mxKeyXor(mxKeyAlg1(mxKeyReverse(changeDuplicatesC2(mxKeyRotateLeftBits(mxKeySwapBitsD(mxKeyReverseBits(mxKeyXor(changeDuplicatesC2(mxKeyXor(mxKeyXorB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SwapBitsRound(mxKeyRotateLeftBits(mxKeyRotEnc2(mxKeyXor(mxKeyAddRR(p2kproc3(mxKeySwapBitsRound(mxKeySwapBitsEE2(mxKeyByBitEnc(mxKeyAddRR(changeDuplicatesB(mxKeyNot(mxKeyNot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changeDuplicatesC2(mxKeySwapBitsF(mxKeySwapBitsEE2(mxKeyXorB(changeDuplicates(mxKeySwapBitsD(changeDuplicatesC2(mxKeyRotateLeftBits(mxKeySwapBitsRound(changeDuplicatesC2(mxKeySwapBitsF(mxKeySwapBitsG(changeDuplicatesB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SwapBitsF(p2kproc3(mxKeyRotEnc2(mxKeySwapBitsG(changeDuplicatesB(mxKeyRotEnc(mxKeyAlg2(mxKeyNot(mxKeySwapBitsRound(changeDuplicatesB(mxKeyAlg1(mxKeySwapBitsEE2(mxKeyRotEn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RotateLeftBits(mxKeySwapBitsD(mxKeyByBitEnc(changeDuplicates(mxKeySwapBitsE(mxKeySwapBitsRound(mxKeySwapBitsF(mxKeySwapBitsF(mxKeyReverseBits(mxKeyXorRR(mxKeySwapMinors3(mxKeyAlg2(changeDuplicatesB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BitsE(mxKeyRotEnc(mxKeySwapMinors3(mxKeySwapBitsD(mxKeySwapMinors3(mxKeySwapMinors3(mxKeyXorRR(mxKeySwapMinors3(changeDuplicates(mxKeyReverse(mxKeyRotEnc(changeDuplicatesB(mxKeySwapBitsD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SwapBitsE(mxKeyRotEnc2(mxKeyAddRR(mxKeySwapBitsRound(mxKeySwapBitsG(mxKeyXor(mxKeyAddRR(mxKeyAddRR(mxKeyAlg1(mxKeySwapBitsEE2(p2kproc3(mxKeyAlg2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D(changeDuplicatesC2(mxKeySwapMinors3(mxKeyAlg1(mxKeyRotateLeftBits(mxKeySwapMinors3(mxKeyReverseBits(changeDuplicatesC2(mxKeySwapBitsD(mxKeySwapBitsF(mxKeySwapMinors3(mxKeyRotateLeftBits(mxKeySwapBit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SwapBitsEE2(mxKeyXorB(p2kproc3(mxKeyByBitEnc(mxKeyXor(mxKeySwapBitsG(mxKeyByBitEnc(mxKeyAlg2(mxKeyAddRR(mxKeySwapBitsF(changeDuplicatesB(mxKeySwapBitsEE2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RotateLeftBits(mxKeyAlg2(p2kproc3(mxKeyAlg2(changeDuplicates(mxKeyAlg2(changeDuplicatesB(mxKeySwapBitsG(mxKeyRotateLeftBits(mxKeyXor(mxKeySwapBitsF(mxKeySwapBitsG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Alg1(mxKeyRotEnc2(mxKeySwapBitsEE2(mxKeySwapBitsRound(mxKeyRotEnc2(mxKeySwapBitsEE2(mxKeyXor(mxKeyXorRR(mxKeyXorRR(mxKeyNot(mxKeySwapMinors3(mxKeyAlg1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Alg1(p2kproc3(mxKeyRotEnc2(mxKeyXor(mxKeySwapBitsF(changeDuplicatesC2(mxKeySwapBitsRound(mxKeySwapBitsEE2(mxKeyXorB(mxKeyRotEnc2(changeDuplicatesC2(mxKeySwapBitsRound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changeDuplicates(mxKeyRotateLeftBits(mxKeyRotEnc2(mxKeySwapBitsRound(mxKeySwapBitsE(mxKeySwapBitsEE2(mxKeyXorRR(mxKeyReverse(mxKeyRotateLeftBits(mxKeyByBitEnc(mxKeyNot(changeDuplicates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BitsE(mxKeyAddRR(mxKeyXorB(mxKeyAddRR(mxKeySwapMinors3(mxKeySwapBitsD(mxKeySwapBitsRound(mxKeySwapBitsE(mxKeyRotEnc(mxKeyReverseBits(mxKeySwapBitsRound(mxKeySwapBitsEE2(mxKeySwapBitsEE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Xor(mxKeySwapMinors3(mxKeySwapBitsE(mxKeyAlg2(mxKeyAlg2(mxKeyRotateLeftBits(mxKeySwapBitsD(mxKeyXor(mxKeyByBitEnc(changeDuplicatesB(mxKeyXorRR(mxKeySwapBitsF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SwapBitsEE2(mxKeyXor(mxKeySwapBitsD(mxKeySwapMinors3(mxKeyXor(mxKeyRotEnc(mxKeyXor(mxKeySwapBitsD(mxKeySwapBitsF(p2kproc3(mxKeyNot(changeDuplicatesB(mxKeyRotEn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ReverseBits(mxKeySwapBitsE(mxKeyRotEnc(mxKeySwapBitsF(mxKeySwapBitsRound(mxKeyXorB(changeDuplicatesC2(changeDuplicatesC2(p2kproc3(mxKeyXorB(mxKeySwapBitsG(changeDuplicatesB(mxKeyNot(mxKeySwapBit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SwapBitsE(mxKeySwapBitsF(mxKeySwapBitsRound(mxKeySwapBitsE(mxKeyRotEnc2(mxKeySwapBitsEE2(p2kproc3(mxKeyRotEnc2(mxKeySwapBitsF(mxKeySwapBitsF(changeDuplicates(changeDuplicatesB(mxKeySwapBitsD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p2kproc3(mxKeyRotEnc2(mxKeySwapBitsEE2(mxKeySwapBitsD(mxKeySwapBitsD(mxKeyAlg2(mxKeySwapBitsE(mxKeyReverse(mxKeyRotEnc2(mxKeySwapBitsRound(mxKeySwapBitsEE2(mxKeyReverse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XorRR(mxKeyXorB(mxKeySwapBitsE(mxKeyNot(mxKeySwapBitsF(mxKeyRotateLeftBits(mxKeyAddRR(mxKeyXorB(mxKeySwapBitsRound(changeDuplicates(mxKeySwapBitsE(mxKeyRotEnc(mxKeyNot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SwapBitsE(mxKeySwapBitsD(mxKeyByBitEnc(mxKeyXorB(mxKeyReverse(mxKeySwapBitsRound(changeDuplicatesB(mxKeyAlg1(mxKeyReverse(mxKeyByBitEnc(mxKeyAlg2(mxKeyAlg2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p2kproc3(mxKeySwapBitsG(p2kproc3(mxKeyAlg2(changeDuplicatesB(mxKeyRotEnc2(mxKeyAlg1(mxKeySwapBitsG(mxKeyXorRR(mxKeyReverse(mxKeyRotateLeftBits(mxKeyReverseBits(changeDuplicatesB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BitsEE2(mxKeySwapBitsD(mxKeyXorRR(mxKeySwapMinors3(mxKeyByBitEnc(mxKeyAddRR(changeDuplicates(mxKeySwapBitsE(mxKeySwapBitsG(mxKeySwapBitsE(mxKeyRotateLeftBits(mxKeyNot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Reverse(mxKeyRotEnc(changeDuplicatesC2(mxKeySwapBitsG(changeDuplicates(mxKeyByBitEnc(mxKeyNot(mxKeySwapBitsEE2(mxKeyReverseBits(mxKeyAlg1(mxKeySwapBitsRound(changeDuplicates(mxKeySwapBitsG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XorRR(mxKeyNot(mxKeySwapBitsD(mxKeyAlg1(mxKeyRotateLeftBits(changeDuplicates(p2kproc3(p2kproc3(mxKeyXor(changeDuplicates(mxKeySwapBitsEE2(mxKeySwapBitsE(changeDuplicate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SwapBitsD(mxKeySwapBitsRound(changeDuplicates(p2kproc3(mxKeyReverseBits(mxKeySwapBitsRound(mxKeyXorB(mxKeyXor(changeDuplicatesC2(changeDuplicates(changeDuplicatesB(mxKeyRotateLeftBits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SwapBitsF(mxKeySwapBitsE(mxKeySwapBitsEE2(mxKeyReverse(mxKeyAlg1(changeDuplicates(mxKeyXorB(mxKeyXorB(changeDuplicatesB(changeDuplicatesC2(mxKeyXor(mxKeySwapBitsF(mxKeyXorB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RotateLeftBits(mxKeyRotateLeftBits(mxKeySwapBitsG(changeDuplicates(mxKeySwapMinors3(mxKeyXor(mxKeyRotEnc(mxKeyXor(mxKeyRotateLeftBits(mxKeyRotEnc2(mxKeyReverse(p2kproc3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Alg2(mxKeyNot(changeDuplicatesC2(mxKeySwapBitsE(mxKeyXorRR(changeDuplicates(mxKeySwapMinors3(changeDuplicatesB(mxKeySwapBitsE(mxKeySwapBitsE(changeDuplicates(mxKeyRotateLeftBits(mxKeyAdd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Alg2(mxKeyAddRR(mxKeyAlg1(mxKeySwapBitsD(mxKeyByBitEnc(mxKeyReverseBits(mxKeySwapBitsEE2(mxKeyAddRR(mxKeyReverse(changeDuplicatesC2(mxKeySwapBitsD(mxKeyAlg1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BitsRound(mxKeyAddRR(mxKeyAlg1(mxKeyAddRR(changeDuplicatesC2(mxKeyAlg1(mxKeySwapBitsG(mxKeyXor(mxKeyRotEnc2(mxKeySwapBitsD(changeDuplicates(mxKeyAlg2(mxKeySwapBitsEE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ReverseBits(mxKeyXorRR(changeDuplicatesB(mxKeySwapBitsRound(mxKeySwapBitsE(mxKeySwapBitsEE2(changeDuplicates(mxKeyNot(changeDuplicatesB(changeDuplicates(mxKeySwapBitsD(mxKeyAlg2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Alg1(mxKeyRotEnc(mxKeyXorB(mxKeyAddRR(mxKeySwapBitsG(mxKeyAlg1(mxKeyXorB(mxKeySwapBitsG(mxKeyReverse(mxKeyRotateLeftBits(mxKeyXorB(changeDuplicates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Not(mxKeySwapBitsE(mxKeyXorB(mxKeySwapMinors3(changeDuplicates(mxKeyReverseBits(mxKeyXorB(mxKeyXorB(changeDuplicatesB(mxKeySwapBitsD(changeDuplicates(mxKeyRotEnc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SwapMinors3(changeDuplicatesC2(mxKeyReverseBits(mxKeyReverseBits(mxKeyReverse(mxKeyReverseBits(mxKeySwapBitsG(mxKeySwapBitsD(mxKeyAlg1(mxKeyRotEnc2(mxKeyByBitEnc(changeDuplicatesB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AddRR(mxKeySwapBitsD(mxKeySwapBitsRound(mxKeyXorB(mxKeyXorRR(mxKeyAddRR(mxKeySwapBitsG(mxKeyRotateLeftBits(mxKeySwapBitsF(mxKeySwapBitsD(mxKeySwapBitsD(mxKeySwapBitsE(mxKeyReverse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changeDuplicates(p2kproc3(mxKeyXorRR(mxKeyByBitEnc(changeDuplicatesC2(mxKeyAlg1(mxKeyRotateLeftBits(mxKeySwapMinors3(mxKeyAlg2(p2kproc3(changeDuplicates(mxKeyReverseBits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G(mxKeyByBitEnc(mxKeyNot(mxKeySwapBitsEE2(mxKeyAlg2(changeDuplicatesC2(mxKeySwapMinors3(mxKeyNot(mxKeyXor(mxKeyRotEnc(mxKeyNot(mxKeySwapBitsRound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SwapBitsD(mxKeyRotEnc(mxKeyNot(p2kproc3(mxKeyRotateLeftBits(mxKeyXorB(mxKeyXorRR(mxKeyReverseBits(changeDuplicates(mxKeySwapBitsF(mxKeyAlg2(mxKeyNot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Not(mxKeyXorRR(mxKeySwapBitsRound(mxKeyReverseBits(mxKeyReverse(mxKeyRotEnc(p2kproc3(mxKeyReverseBits(mxKeyRotEnc2(mxKeyNot(mxKeySwapBitsF(mxKeyRotEnc2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changeDuplicates(mxKeySwapBitsE(mxKeySwapBitsD(changeDuplicatesB(mxKeyAlg2(mxKeyAlg1(mxKeyXorRR(mxKeySwapBitsD(changeDuplicatesB(changeDuplicatesB(mxKeyReverseBits(mxKeySwapBitsD(changeDuplicatesB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AddRR(mxKeyAlg2(changeDuplicatesB(changeDuplicatesC2(mxKeyNot(mxKeySwapBitsF(mxKeyRotEnc2(mxKeyAddRR(mxKeySwapBitsRound(changeDuplicates(mxKeyRotEnc(mxKeySwapBitsE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wapBitsF(mxKeyXorB(mxKeySwapBitsF(mxKeyRotateLeftBits(mxKeyXor(mxKeyAddRR(mxKeyByBitEnc(mxKeyNot(changeDuplicatesB(mxKeyReverse(mxKeyRotateLeftBits(mxKeyNot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RotEnc2(mxKeySwapBitsF(mxKeyReverseBits(mxKeyReverse(mxKeyRotEnc2(mxKeyXorRR(mxKeyRotEnc(mxKeyXorB(changeDuplicates(mxKeyByBitEnc(mxKeySwapMinors3(mxKeySwapBitsE(changeDuplicate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Alg1(mxKeyReverseBits(changeDuplicates(mxKeyRotateLeftBits(mxKeyRotateLeftBits(mxKeySwapMinors3(mxKeyRotateLeftBits(p2kproc3(mxKeySwapBitsEE2(changeDuplicates(mxKeyRotateLeftBits(changeDuplicatesC2(changeDuplicates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ByBitEnc(mxKeyAlg1(mxKeySwapBitsE(mxKeySwapBitsF(mxKeySwapBitsE(p2kproc3(mxKeyByBitEnc(mxKeyXorB(mxKeySwapBitsEE2(mxKeyByBitEnc(changeDuplicatesC2(mxKeySwapBitsD(changeDuplicates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RotEnc(mxKeyAlg2(mxKeySwapBitsRound(mxKeyRotEnc(mxKeyAddRR(mxKeyRotEnc(mxKeyReverseBits(mxKeySwapBitsE(changeDuplicatesC2(mxKeyXor(mxKeySwapBitsF(mxKeySwapBitsE(changeDuplicatesB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ReverseBits(mxKeyReverse(mxKeyRotEnc2(mxKeyReverseBits(mxKeyRotEnc(mxKeyReverseBits(mxKeyRotEnc(mxKeySwapBitsG(mxKeySwapBitsG(mxKeySwapMinors3(mxKeyXorB(mxKeySwapBitsD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changeDuplicatesC2(changeDuplicatesB(mxKeyRotateLeftBits(mxKeyAddRR(mxKeySwapBitsEE2(mxKeySwapBitsEE2(mxKeySwapBitsRound(mxKeyByBitEnc(mxKeyReverse(mxKeyByBitEnc(mxKeyReverse(changeDuplicatesB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Not(mxKeyAlg2(changeDuplicatesB(mxKeyXor(mxKeySwapBitsF(mxKeyXor(mxKeySwapBitsEE2(mxKeySwapMinors3(mxKeyByBitEnc(mxKeyAlg2(mxKeyRotEnc2(mxKeyRotateLeftBits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Xor(mxKeyRotEnc2(changeDuplicatesC2(mxKeySwapBitsE(mxKeyReverseBits(mxKeySwapBitsF(changeDuplicates(changeDuplicatesC2(mxKeySwapMinors3(mxKeyAlg2(mxKeySwapBitsE(mxKeyReverseBits(mxKeyXo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SwapBitsRound(mxKeyXor(mxKeyXorRR(mxKeySwapBitsG(mxKeyNot(mxKeySwapBitsD(p2kproc3(mxKeyByBitEnc(mxKeyXorB(mxKeyXorRR(mxKeySwapMinors3(mxKeySwapBitsRound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SwapBitsEE2(mxKeyAlg2(mxKeyReverse(changeDuplicatesC2(mxKeyReverseBits(mxKeySwapBitsG(mxKeyNot(changeDuplicates(mxKeyReverseBits(mxKeyAlg2(mxKeyRotEnc(mxKeyAlg2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changeDuplicates(changeDuplicatesB(mxKeyAlg1(mxKeyReverse(mxKeySwapBitsG(mxKeyAlg1(mxKeySwapBitsG(mxKeySwapBitsRound(mxKeyRotateLeftBits(mxKeySwapBitsF(mxKeySwapMinors3(mxKeyXorB(changeDuplicates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AddRR(mxKeySwapBitsG(mxKeySwapBitsRound(mxKeyNot(mxKeyRotEnc2(mxKeyByBitEnc(mxKeySwapBitsEE2(changeDuplicatesC2(mxKeyNot(mxKeyReverseBits(mxKeySwapBitsF(mxKeySwapMinors3(mxKeyXo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SwapMinors3(mxKeyNot(mxKeySwapBitsF(mxKeyNot(mxKeyRotEnc(mxKeyReverse(mxKeyXorRR(p2kproc3(mxKeyNot(mxKeyXorB(mxKeyRotEnc(mxKeyRotEnc2(p2kproc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SwapBitsG(mxKeyRotEnc(mxKeyAlg2(mxKeyAlg1(mxKeySwapBitsEE2(mxKeySwapBitsRound(mxKeyByBitEnc(mxKeyAddRR(mxKeySwapBitsE(mxKeySwapMinors3(mxKeyXorB(mxKeyRotateLeftBits(mxKeyReverse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changeDuplicatesB(mxKeyReverseBits(mxKeyAlg1(mxKeyNot(mxKeySwapBitsEE2(mxKeySwapBitsD(changeDuplicates(mxKeySwapBitsE(mxKeyAddRR(mxKeySwapBitsD(changeDuplicatesB(mxKeySwapBitsF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changeDuplicates(mxKeyAlg1(mxKeySwapBitsEE2(mxKeySwapBitsEE2(mxKeyReverseBits(mxKeySwapBitsRound(changeDuplicatesB(p2kproc3(mxKeyReverseBits(mxKeySwapMinors3(mxKeyXorB(changeDuplicatesC2(mxKeySwapBitsG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ByBitEnc(p2kproc3(changeDuplicatesC2(p2kproc3(mxKeySwapBitsRound(mxKeyAlg1(mxKeyRotEnc(mxKeyXorB(mxKeyAddRR(mxKeySwapBitsG(changeDuplicatesC2(mxKeySwapBitsG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changeDuplicatesB(mxKeySwapBitsRound(mxKeyAlg1(mxKeySwapBitsEE2(mxKeySwapBitsE(mxKeySwapBitsE(mxKeyXorB(mxKeyXorRR(mxKeySwapBitsEE2(mxKeyXor(mxKeySwapBitsG(changeDuplicatesB(changeDuplicate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XorB(mxKeySwapBitsG(mxKeySwapBitsE(mxKeyRotEnc(mxKeyXorB(mxKeyAddRR(mxKeySwapBitsF(mxKeyReverse(changeDuplicatesC2(mxKeyRotEnc(mxKeyAlg1(mxKeySwapBitsD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AddRR(mxKeyXor(mxKeySwapBitsF(mxKeyReverse(mxKeyNot(changeDuplicatesB(mxKeyXorRR(changeDuplicates(mxKeyAlg1(mxKeySwapBitsEE2(mxKeyRotateLeftBits(changeDuplicates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SwapBitsRound(mxKeySwapMinors3(mxKeyNot(mxKeyRotEnc(mxKeyReverse(mxKeyXorRR(changeDuplicatesC2(mxKeyByBitEnc(mxKeySwapBitsF(changeDuplicatesC2(p2kproc3(mxKeyRotEnc2(mxKeySwapBit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Alg2(mxKeyRotateLeftBits(mxKeyAlg2(mxKeySwapBitsE(mxKeyRotateLeftBits(mxKeySwapBitsRound(mxKeyReverse(mxKeySwapBitsD(mxKeyRotateLeftBits(mxKeyAlg2(mxKeySwapMinors3(changeDuplicatesC2(mxKeySwapBitsRound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p2kproc3(p2kproc3(mxKeyNot(mxKeySwapBitsF(changeDuplicatesB(mxKeySwapBitsD(mxKeySwapMinors3(mxKeyXorB(mxKeyReverseBits(mxKeySwapBitsG(mxKeyRotEnc2(mxKeyReverse(mxKeyAlg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SwapBitsEE2(p2kproc3(mxKeyAlg1(p2kproc3(mxKeySwapBitsG(mxKeySwapMinors3(mxKeyRotEnc2(mxKeySwapBitsRound(mxKeySwapBitsG(mxKeyNot(mxKeyAlg1(mxKeyAlg1(changeDuplicatesB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ByBitEnc(mxKeySwapBitsEE2(mxKeyXorRR(mxKeyXorRR(mxKeySwapMinors3(mxKeyAlg1(mxKeySwapMinors3(mxKeySwapBitsE(mxKeyXorB(mxKeyRotateLeftBits(changeDuplicatesB(mxKeyRotateLeftBits(mxKeySwapBitsE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XorB(mxKeyRotEnc2(mxKeyReverseBits(mxKeySwapBitsD(mxKeyNot(mxKeyAlg2(mxKeySwapBitsE(mxKeyAlg2(changeDuplicates(mxKeyAlg2(p2kproc3(mxKeyRotEnc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ByBitEnc(mxKeyAlg2(mxKeySwapBitsE(mxKeySwapBitsRound(mxKeySwapBitsEE2(mxKeySwapBitsRound(mxKeyReverse(mxKeyReverse(mxKeyAlg1(mxKeySwapBitsE(mxKeyXorB(mxKeyReverseBits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ByBitEnc(mxKeyReverseBits(mxKeySwapBitsF(changeDuplicatesB(mxKeyRotEnc(mxKeyByBitEnc(mxKeySwapBitsEE2(mxKeySwapBitsRound(changeDuplicates(changeDuplicatesB(mxKeySwapBitsF(changeDuplicates(mxKeySwapBitsRoun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SwapBitsE(changeDuplicatesC2(mxKeySwapBitsEE2(mxKeySwapBitsE(mxKeyRotateLeftBits(mxKeyAddRR(mxKeyXor(mxKeySwapBitsE(changeDuplicatesC2(changeDuplicatesC2(changeDuplicatesB(changeDuplicatesB(mxKeyRotateLeft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Reverse(mxKeyByBitEnc(mxKeyNot(mxKeyXorB(changeDuplicatesC2(mxKeySwapBitsF(mxKeyRotEnc(mxKeyRotateLeftBits(mxKeyByBitEnc(mxKeyAlg2(mxKeySwapBitsG(mxKeySwapBitsRound(mxKeySwapMinors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ReverseBits(mxKeySwapBitsEE2(mxKeySwapMinors3(mxKeySwapBitsE(mxKeyXorB(mxKeySwapBitsEE2(mxKeyRotateLeftBits(mxKeyAddRR(mxKeyRotateLeftBits(changeDuplicatesC2(mxKeyAddRR(mxKeySwapBitsD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SwapBitsRound(mxKeyRotateLeftBits(changeDuplicates(mxKeyRotateLeftBits(mxKeySwapBitsG(mxKeyXorB(mxKeyReverseBits(mxKeyXorB(mxKeyAlg1(mxKeyRotEnc(mxKeySwapBitsD(mxKeySwapBitsD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E(mxKeySwapMinors3(mxKeyXor(mxKeyReverseBits(mxKeyAlg2(mxKeyXorRR(mxKeyByBitEnc(mxKeyXor(mxKeyReverse(mxKeyNot(changeDuplicatesC2(mxKeyXor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changeDuplicates(mxKeySwapBitsF(changeDuplicatesC2(mxKeySwapBitsE(mxKeyAlg2(mxKeyXor(changeDuplicates(mxKeySwapBitsEE2(mxKeySwapBitsEE2(mxKeyAddRR(changeDuplicatesB(mxKeyXorB(mxKeySwapBitsD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SwapBitsD(mxKeyAddRR(changeDuplicates(mxKeyRotEnc2(changeDuplicatesB(mxKeySwapBitsF(mxKeySwapBitsF(changeDuplicates(mxKeySwapBitsG(mxKeyReverseBits(mxKeyByBitEnc(mxKeyXorB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XorB(mxKeyAlg2(mxKeyReverse(mxKeyXor(changeDuplicatesB(p2kproc3(mxKeyReverse(mxKeyRotEnc(p2kproc3(mxKeySwapBitsRound(mxKeySwapBitsE(mxKeySwapMinors3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Alg1(mxKeyRotEnc2(mxKeyByBitEnc(changeDuplicatesB(mxKeyRotEnc2(mxKeyNot(mxKeyRotEnc(mxKeyAlg1(mxKeyAlg1(mxKeyRotateLeftBits(mxKeyRotateLeftBits(p2kproc3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changeDuplicates(changeDuplicates(mxKeyAddRR(mxKeyXorRR(mxKeySwapMinors3(mxKeyNot(mxKeySwapMinors3(mxKeySwapBitsE(mxKeySwapBitsD(mxKeyRotateLeftBits(mxKeyReverseBits(mxKeyAlg1(changeDuplicatesB(mxKeySwapBitsD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AddRR(mxKeySwapBitsD(p2kproc3(mxKeyXorRR(mxKeyXorRR(mxKeySwapBitsEE2(mxKeySwapBitsEE2(changeDuplicatesC2(mxKeyXor(mxKeyNot(mxKeySwapBitsRound(changeDuplicates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Alg2(mxKeySwapBitsEE2(mxKeyByBitEnc(mxKeySwapBitsD(mxKeyByBitEnc(mxKeyXorRR(mxKeyRotEnc2(mxKeyNot(mxKeyRotEnc(changeDuplicates(mxKeyXorB(mxKeyRotEnc(mxKeyAlg1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changeDuplicates(mxKeySwapBitsF(changeDuplicates(changeDuplicatesB(mxKeyReverseBits(mxKeySwapBitsF(changeDuplicatesC2(mxKeySwapBitsG(mxKeySwapBitsG(mxKeySwapBitsF(mxKeyReverseBits(mxKeyXorRR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SwapMinors3(mxKeyByBitEnc(changeDuplicatesC2(p2kproc3(mxKeySwapBitsF(mxKeyReverseBits(mxKeySwapMinors3(mxKeySwapBitsG(mxKeySwapBitsD(mxKeyRotEnc2(mxKeySwapBitsG(changeDuplicatesB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Alg1(mxKeyRotEnc2(mxKeyAddRR(mxKeyReverseBits(mxKeyReverse(mxKeyReverse(mxKeyReverse(mxKeyByBitEnc(mxKeyRotEnc2(mxKeyAlg2(mxKeyAddRR(mxKeyReverse(mxKeySwapBitsG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Xor(mxKeyXorRR(p2kproc3(mxKeyXorB(mxKeyXorB(mxKeyAlg2(mxKeyAlg2(changeDuplicatesB(mxKeyRotEnc2(mxKeyAlg2(mxKeyXor(p2kproc3(changeDuplicatesB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XorB(p2kproc3(changeDuplicatesB(mxKeyReverseBits(mxKeyByBitEnc(mxKeySwapBitsF(mxKeyNot(mxKeyRotEnc(mxKeySwapMinors3(mxKeySwapBitsD(mxKeyRotEnc2(mxKeyAlg1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mxKeySwapBitsF(mxKeySwapBitsG(mxKeySwapBitsF(mxKeyXorB(mxKeyXorB(mxKeyXorB(changeDuplicatesB(mxKeySwapBitsE(mxKeySwapBitsG(mxKeySwapBitsE(mxKeyAddRR(mxKeyXor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XorB(mxKeySwapBitsE(mxKeyXorRR(mxKeyNot(mxKeyXor(mxKeySwapMinors3(changeDuplicates(p2kproc3(mxKeyNot(mxKeyRotEnc2(mxKeySwapBitsRound(mxKeyByBitEnc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RotEnc2(changeDuplicatesC2(mxKeySwapMinors3(mxKeyXorB(mxKeyXorRR(mxKeySwapBitsD(mxKeyReverseBits(mxKeyReverseBits(mxKeySwapMinors3(mxKeySwapBitsD(p2kproc3(mxKeyXor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changeDuplicatesC2(mxKeyReverse(mxKeySwapMinors3(mxKeySwapBitsE(p2kproc3(p2kproc3(p2kproc3(mxKeyReverseBits(mxKeyXor(mxKeyAlg2(changeDuplicatesC2(mxKeyRotEnc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ByBitEnc(mxKeySwapBitsE(mxKeySwapBitsG(mxKeyXorB(mxKeyRotEnc(mxKeyRotEnc2(mxKeyRotEnc2(mxKeySwapBitsG(mxKeyRotEnc(mxKeyXor(mxKeyNot(mxKeyRotEnc2(mxKeyXor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SwapBitsD(mxKeyNot(mxKeySwapBitsRound(mxKeySwapBitsRound(changeDuplicates(p2kproc3(mxKeySwapBitsG(mxKeyReverseBits(mxKeyAlg1(mxKeyRotateLeftBits(mxKeyRotEnc2(mxKeyXorB(changeDuplicates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XorRR(mxKeySwapMinors3(mxKeySwapBitsD(mxKeyReverse(mxKeyXor(mxKeyXorB(mxKeyByBitEnc(mxKeyRotEnc(mxKeySwapBitsE(changeDuplicatesC2(mxKeyReverse(mxKeySwapBitsE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changeDuplicates(mxKeyReverse(mxKeySwapBitsRound(changeDuplicatesB(changeDuplicatesC2(mxKeyAddRR(mxKeyRotEnc(mxKeySwapBitsD(changeDuplicatesC2(mxKeyRotateLeftBits(mxKeySwapBitsF(mxKeySwapBitsE(mxKeyRever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RotateLeftBits(mxKeySwapMinors3(mxKeySwapBitsF(mxKeyRotEnc2(mxKeySwapBitsD(mxKeySwapMinors3(mxKeyRotateLeftBits(mxKeyXor(changeDuplicatesB(mxKeyReverseBits(changeDuplicatesC2(mxKeyNot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changeDuplicatesC2(mxKeySwapBitsRound(changeDuplicatesC2(mxKeySwapMinors3(mxKeyReverseBits(mxKeySwapBitsEE2(mxKeyXorRR(mxKeySwapMinors3(mxKeyRotEnc(mxKeySwapBitsD(changeDuplicatesB(mxKeyReverseBits(mxKeySwapBitsE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Reverse(mxKeyAddRR(mxKeyRotEnc(mxKeyAlg1(mxKeyXorRR(mxKeySwapBitsE(mxKeyRotateLeftBits(mxKeyRotEnc(mxKeyAlg1(changeDuplicatesC2(mxKeySwapBitsD(mxKeyNot(mxKeyNot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p2kproc3(mxKeyXorB(mxKeyNot(mxKeySwapBitsD(mxKeyNot(mxKeyXorRR(mxKeyXorRR(mxKeySwapBitsEE2(mxKeyXorRR(mxKeyNot(changeDuplicatesC2(changeDuplicatesB(mxKeyAlg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(mxKeySwapBitsG(mxKeyNot(mxKeySwapBitsG(mxKeyXorB(mxKeyNot(changeDuplicates(mxKeySwapBitsE(mxKeyXor(mxKeySwapMinors3(changeDuplicatesB(mxKeySwapBitsG(p2kproc3(mxKeySwapBitsEE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Alg1(mxKeyAddRR(mxKeySwapBitsEE2(mxKeyRotEnc2(mxKeyRotEnc2(p2kproc3(changeDuplicates(mxKeyReverseBits(mxKeySwapBitsEE2(mxKeySwapBitsEE2(changeDuplicatesB(mxKeyReverseBits(changeDuplicate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changeDuplicatesC2(mxKeySwapBitsEE2(mxKeyRotateLeftBits(changeDuplicates(changeDuplicates(mxKeyAlg1(mxKeyAlg2(mxKeyNot(mxKeyRotEnc2(mxKeySwapBitsRound(mxKeyAlg2(mxKeyReverse(changeDuplicatesB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RotEnc2(mxKeySwapBitsE(mxKeyNot(mxKeySwapBitsD(changeDuplicatesB(mxKeySwapBitsF(mxKeySwapMinors3(p2kproc3(mxKeyAlg2(mxKeyAlg2(mxKeyRotEnc2(mxKeySwapMinors3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RotateLeftBits(mxKeySwapBitsD(mxKeySwapBitsF(mxKeySwapBitsF(mxKeyReverseBits(mxKeyReverseBits(mxKeyRotEnc(mxKeyXor(mxKeyReverseBits(mxKeySwapMinors3(changeDuplicatesB(mxKeyRotateLeftBits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SwapBitsRound(mxKeyRotEnc2(mxKeyRotEnc(mxKeySwapBitsD(mxKeySwapMinors3(mxKeyRotateLeftBits(changeDuplicates(changeDuplicates(mxKeySwapBitsE(changeDuplicates(p2kproc3(mxKeySwapBitsRound(mxKeyAlg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SwapBitsRound(mxKeyByBitEnc(changeDuplicatesC2(mxKeyNot(mxKeyByBitEnc(mxKeySwapBitsRound(mxKeySwapBitsRound(mxKeySwapBitsF(mxKeyXorRR(mxKeyXorB(mxKeySwapBitsG(mxKeyXorRR(p2kproc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XorB(mxKeyAlg2(mxKeySwapBitsE(mxKeyXorRR(mxKeyXor(mxKeyNot(mxKeyXorB(mxKeyRotEnc2(mxKeySwapBitsEE2(changeDuplicates(changeDuplicatesC2(mxKeyXorRR(changeDuplicatesB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ReverseBits(mxKeySwapBitsRound(mxKeyRotEnc(mxKeySwapMinors3(mxKeyReverseBits(mxKeySwapBitsF(mxKeySwapBitsF(mxKeyAlg1(mxKeyAddRR(mxKeyXorB(mxKeyNot(changeDuplicatesB(mxKeyNot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SwapBitsE(mxKeyRotateLeftBits(mxKeyAlg1(mxKeyRotEnc(mxKeySwapMinors3(p2kproc3(mxKeyNot(mxKeySwapBitsG(mxKeyXorRR(mxKeySwapMinors3(mxKeyXorB(mxKeyXorRR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changeDuplicatesB(mxKeyRotEnc2(mxKeySwapBitsG(mxKeyByBitEnc(mxKeyRotEnc2(mxKeySwapBitsE(mxKeySwapMinors3(mxKeyXor(mxKeyAlg2(mxKeySwapBitsD(mxKeyRotateLeftBits(mxKeyNot(changeDuplicatesB(mxKeySwapBitsF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RotEnc(mxKeyReverse(p2kproc3(mxKeySwapBitsD(mxKeyReverse(mxKeyAlg2(mxKeyReverseBits(mxKeyNot(mxKeyRotEnc(p2kproc3(changeDuplicates(changeDuplicates(mxKeyReverse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XorRR(mxKeyRotEnc(mxKeySwapMinors3(mxKeyRotEnc2(mxKeySwapBitsF(mxKeyReverseBits(changeDuplicatesC2(mxKeySwapBitsRound(mxKeyRotEnc(mxKeyRotEnc(mxKeySwapBitsF(mxKeyReverseBits(mxKeyXor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XorB(mxKeyRotEnc(mxKeyNot(mxKeyRotateLeftBits(mxKeyAddRR(mxKeyRotateLeftBits(mxKeyXorRR(p2kproc3(changeDuplicatesB(mxKeyReverseBits(mxKeySwapBitsG(mxKeySwapBitsF(mxKeySwapBitsD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p2kproc3(mxKeyNot(mxKeyXorRR(mxKeyAddRR(mxKeySwapBitsD(mxKeyReverse(mxKeyRotateLeftBits(p2kproc3(mxKeyRotEnc(mxKeyRotEnc(mxKeyAddRR(mxKeyNot(mxKeySwapMinors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SwapBitsEE2(mxKeySwapBitsF(mxKeyNot(mxKeySwapBitsRound(mxKeyAlg1(mxKeyByBitEnc(mxKeyAddRR(mxKeyAddRR(mxKeySwapBitsEE2(mxKeyAddRR(mxKeyReverseBits(mxKeyRotateLeftBits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Alg2(mxKeyReverse(mxKeyXor(mxKeyAlg1(mxKeyXorRR(mxKeyByBitEnc(mxKeyReverseBits(mxKeyXorRR(mxKeySwapBitsRound(mxKeySwapBitsEE2(mxKeyXorB(mxKeyRotEnc(mxKeyXor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SwapBitsRound(mxKeyRotateLeftBits(mxKeyRotEnc(changeDuplicates(mxKeyReverseBits(mxKeyRotateLeftBits(mxKeyRotEnc(mxKeyNot(mxKeyAddRR(mxKeySwapBitsRound(mxKeyAddRR(mxKeySwapBitsRound(mxKeySwapMinors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Round(mxKeyNot(mxKeySwapBitsEE2(mxKeySwapBitsRound(mxKeySwapBitsE(mxKeyAlg2(changeDuplicatesC2(mxKeyRotEnc(changeDuplicatesC2(mxKeyAlg2(mxKeySwapBitsD(changeDuplicates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changeDuplicatesC2(mxKeySwapBitsEE2(mxKeyNot(mxKeyAlg1(mxKeyNot(mxKeyXorB(mxKeySwapMinors3(mxKeySwapMinors3(mxKeyRotEnc(changeDuplicates(mxKeySwapBitsG(mxKeyNot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G(mxKeyXorRR(changeDuplicatesB(mxKeySwapMinors3(mxKeyRotateLeftBits(mxKeySwapBitsEE2(mxKeySwapBitsE(mxKeyByBitEnc(mxKeyAlg2(mxKeyXor(changeDuplicatesC2(mxKeyRotEnc2(mxKeySwapBit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mxKeySwapMinors3(changeDuplicatesB(changeDuplicatesB(mxKeyAlg1(mxKeySwapBitsD(mxKeyXorB(changeDuplicatesC2(mxKeyXorRR(p2kproc3(mxKeySwapBitsD(mxKeyAddRR(mxKeyNot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F(mxKeyRotEnc2(mxKeySwapBitsG(mxKeyRotateLeftBits(mxKeyXor(changeDuplicatesB(mxKeySwapBitsE(p2kproc3(mxKeyAddRR(mxKeySwapMinors3(mxKeyByBitEnc(mxKeySwapBitsG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Not(changeDuplicatesB(mxKeyReverseBits(mxKeySwapBitsE(mxKeySwapBitsG(mxKeyByBitEnc(mxKeyByBitEnc(mxKeyRotateLeftBits(changeDuplicatesB(mxKeySwapBitsRound(mxKeySwapBitsG(mxKeyXor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Alg1(mxKeyRotateLeftBits(mxKeySwapBitsE(mxKeyReverseBits(mxKeyNot(mxKeySwapBitsE(mxKeyXor(mxKeySwapBitsEE2(mxKeySwapBitsD(p2kproc3(mxKeySwapBitsG(mxKeyAddRR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Alg1(p2kproc3(mxKeySwapMinors3(mxKeySwapBitsF(changeDuplicates(mxKeyRotateLeftBits(changeDuplicatesB(mxKeySwapBitsF(mxKeyRotEnc(mxKeyXorRR(mxKeyByBitEnc(mxKeySwapMinors3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SwapBitsE(mxKeyXorB(mxKeyRotEnc2(mxKeyAlg1(mxKeyByBitEnc(changeDuplicates(mxKeyXorB(mxKeyNot(changeDuplicates(changeDuplicatesC2(mxKeyRotateLeftBits(mxKeyRotEnc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SwapBitsEE2(mxKeyNot(mxKeyRotEnc(mxKeyXor(mxKeyXorB(mxKeyRotEnc(mxKeyByBitEnc(mxKeyAlg2(mxKeySwapBitsE(changeDuplicatesC2(mxKeySwapBitsG(mxKeyRotEnc2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SwapBitsEE2(mxKeyAlg1(changeDuplicates(mxKeySwapBitsF(mxKeyNot(mxKeyAddRR(mxKeyReverse(mxKeyXorRR(p2kproc3(mxKeySwapMinors3(mxKeyReverseBits(mxKeySwapBitsE(changeDuplicatesC2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SwapBitsD(mxKeyAddRR(mxKeyByBitEnc(mxKeyByBitEnc(mxKeyRotEnc(changeDuplicates(changeDuplicatesC2(mxKeyAlg1(mxKeySwapBitsEE2(mxKeyByBitEnc(mxKeyAlg1(mxKeyReverse(p2kproc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Not(mxKeyXorRR(mxKeyReverseBits(mxKeySwapBitsG(mxKeyNot(mxKeyXorB(mxKeyReverseBits(mxKeySwapBitsRound(mxKeyRotEnc2(mxKeyRotEnc2(mxKeyRotateLeftBits(mxKeyAlg1(mxKeyReverseBit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Reverse(changeDuplicatesB(mxKeyReverseBits(mxKeyAlg2(p2kproc3(mxKeyReverse(changeDuplicatesC2(mxKeySwapBitsD(mxKeyAlg1(mxKeyReverseBits(mxKeyAddRR(mxKeySwapBitsEE2(mxKeySwapMinors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changeDuplicatesB(mxKeyAddRR(mxKeyAlg1(mxKeyReverseBits(mxKeyXor(mxKeyReverseBits(mxKeyXorRR(mxKeyAlg1(changeDuplicates(mxKeyNot(mxKeyXorB(mxKeySwapBitsG(changeDuplicates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ReverseBits(mxKeyNot(mxKeySwapMinors3(mxKeyNot(mxKeySwapBitsRound(mxKeyAlg1(mxKeyXorB(p2kproc3(mxKeyReverse(mxKeySwapBitsEE2(mxKeySwapBitsF(changeDuplicates(changeDuplicatesB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ByBitEnc(mxKeyRotateLeftBits(mxKeyAddRR(mxKeySwapBitsRound(mxKeySwapBitsE(mxKeySwapBitsE(mxKeySwapBitsRound(mxKeyXor(mxKeyAlg1(mxKeySwapBitsEE2(mxKeyReverseBits(mxKeyRotateLeftBits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AddRR(mxKeyRotateLeftBits(mxKeyNot(mxKeyAddRR(mxKeyAlg2(mxKeySwapBitsD(mxKeyXor(mxKeySwapBitsEE2(mxKeyReverse(mxKeyXorB(changeDuplicatesB(mxKeyAddRR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RotEnc2(mxKeyRotateLeftBits(mxKeySwapBitsEE2(mxKeySwapBitsF(changeDuplicatesB(changeDuplicatesC2(mxKeyAddRR(p2kproc3(mxKeyNot(mxKeySwapBitsE(p2kproc3(mxKeySwapBitsE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ByBitEnc(mxKeySwapBitsEE2(p2kproc3(p2kproc3(p2kproc3(changeDuplicates(mxKeyXor(mxKeySwapBitsG(mxKeyXorB(mxKeySwapBitsF(mxKeyXor(mxKeyRotateLeftBits(changeDuplicate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XorRR(mxKeyReverse(mxKeyAlg2(mxKeyReverse(mxKeyXor(mxKeyXor(mxKeySwapBitsEE2(mxKeyReverse(mxKeyXorB(mxKeyReverseBits(mxKeyNot(mxKeySwapBitsE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Not(mxKeyRotEnc(mxKeySwapBitsRound(mxKeyXorB(mxKeySwapBitsD(mxKeyReverse(changeDuplicates(mxKeySwapMinors3(mxKeyAddRR(mxKeyReverse(mxKeyReverse(mxKeyRotEnc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p2kproc3(changeDuplicatesB(mxKeySwapBitsE(mxKeySwapMinors3(mxKeyReverse(mxKeyXor(mxKeySwapMinors3(mxKeyReverseBits(mxKeySwapBitsD(mxKeyRotEnc(mxKeyXorRR(mxKeyReverse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mxKeySwapBitsG(mxKeyReverse(changeDuplicatesB(mxKeyRotateLeftBits(mxKeySwapBitsG(mxKeyAlg1(mxKeySwapBitsD(mxKeySwapBitsD(mxKeyNot(mxKeySwapBitsF(mxKeyNot(mxKeyNot(mxKeySwapBitsD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changeDuplicatesC2(mxKeyXorRR(mxKeyXorB(changeDuplicates(mxKeyAddRR(mxKeySwapMinors3(mxKeySwapBitsD(mxKeyXorRR(mxKeySwapBitsEE2(mxKeyRotEnc(mxKeyAlg2(mxKeyByBitEnc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Xor(mxKeySwapBitsE(mxKeySwapBitsEE2(mxKeyXorRR(changeDuplicatesC2(mxKeySwapBitsD(mxKeyByBitEnc(mxKeySwapBitsD(mxKeyXorRR(mxKeyNot(mxKeyAlg2(mxKeySwapMinors3(mxKeyNot(mxKeySwapBitsRoun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ReverseBits(changeDuplicatesC2(mxKeyAlg2(mxKeyReverse(mxKeyAlg1(mxKeySwapBitsE(changeDuplicatesC2(mxKeySwapMinors3(mxKeySwapBitsRound(mxKeyXor(mxKeyXor(mxKeySwapBitsD(mxKeySwapBitsD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XorB(mxKeyXorRR(mxKeyByBitEnc(mxKeyRotEnc2(mxKeySwapBitsRound(mxKeySwapBitsF(mxKeyNot(mxKeyRotateLeftBits(mxKeyAlg1(mxKeySwapBitsD(mxKeyXorRR(mxKeySwapBitsD(mxKeyXor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SwapBitsE(changeDuplicatesB(mxKeyAlg2(mxKeySwapBitsG(mxKeySwapBitsG(mxKeyRotEnc(mxKeyNot(mxKeySwapBitsRound(mxKeyRotEnc(p2kproc3(mxKeySwapBitsRound(mxKeySwapBitsF(changeDuplicates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Xor(changeDuplicatesC2(mxKeySwapBitsEE2(mxKeySwapBitsG(mxKeyXorB(mxKeyByBitEnc(mxKeySwapBitsG(changeDuplicates(mxKeyRotEnc2(mxKeySwapBitsG(mxKeySwapBitsD(changeDuplicatesB(changeDuplicatesB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SwapBitsF(mxKeyNot(changeDuplicates(mxKeyRotEnc2(mxKeyNot(mxKeySwapBitsF(mxKeySwapMinors3(mxKeyReverseBits(mxKeyRotateLeftBits(mxKeyAlg2(changeDuplicatesC2(mxKeyAlg2(mxKeyRotEn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changeDuplicatesB(mxKeyXorB(mxKeyXorRR(mxKeyReverse(mxKeySwapMinors3(mxKeyRotEnc(mxKeySwapBitsEE2(mxKeySwapBitsF(mxKeySwapBitsRound(mxKeyAlg2(mxKeyAlg2(mxKeySwapBitsF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Xor(changeDuplicates(mxKeyRotEnc(mxKeySwapBitsF(mxKeySwapBitsD(p2kproc3(changeDuplicatesC2(mxKeySwapBitsEE2(mxKeyReverseBits(mxKeySwapBitsRound(mxKeySwapMinors3(changeDuplicatesC2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AddRR(changeDuplicatesC2(mxKeySwapBitsEE2(mxKeySwapBitsF(changeDuplicatesC2(mxKeySwapBitsRound(changeDuplicatesB(mxKeySwapBitsD(mxKeyReverseBits(mxKeyXorB(mxKeyByBitEnc(mxKeyXor(mxKeyRever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Reverse(mxKeyAlg1(mxKeySwapBitsG(mxKeyReverse(mxKeyReverse(mxKeyXor(changeDuplicatesC2(mxKeyRotateLeftBits(mxKeyAddRR(mxKeyXor(mxKeyByBitEnc(mxKeySwapBitsEE2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RotEnc2(mxKeyXorB(mxKeyReverse(mxKeyAddRR(changeDuplicatesB(mxKeyXor(mxKeyReverseBits(mxKeyRotEnc2(mxKeySwapBitsF(mxKeySwapBitsRound(mxKeyAddRR(p2kproc3(changeDuplicatesB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Xor(mxKeyAlg1(mxKeyNot(mxKeyAlg2(mxKeyXor(mxKeySwapBitsEE2(mxKeySwapBitsRound(mxKeySwapBitsD(mxKeyAlg2(mxKeyAlg2(mxKeyRotEnc(mxKeyByBitEnc(mxKeyAdd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changeDuplicates(mxKeyByBitEnc(mxKeyAlg2(mxKeyXorB(mxKeySwapBitsEE2(mxKeyNot(mxKeySwapBitsRound(mxKeySwapBitsE(mxKeyAddRR(mxKeyNot(mxKeyXorRR(mxKeyReverseBits(changeDuplicatesB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XorRR(mxKeyRotateLeftBits(mxKeyAlg2(mxKeyNot(mxKeySwapBitsD(p2kproc3(changeDuplicatesB(mxKeyXor(mxKeyXorRR(mxKeyNot(mxKeySwapMinors3(mxKeyRotateLeftBits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AddRR(changeDuplicatesC2(mxKeyAlg2(mxKeySwapBitsRound(mxKeyReverseBits(mxKeySwapMinors3(mxKeyNot(mxKeyNot(mxKeyAlg1(changeDuplicatesB(mxKeyXorB(mxKeyXorB(mxKeySwapBitsD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SwapBitsE(mxKeyAlg2(mxKeyXorB(mxKeySwapBitsEE2(changeDuplicatesB(mxKeyReverse(mxKeyAlg1(mxKeyRotEnc2(mxKeyRotEnc2(mxKeyRotEnc2(mxKeyReverse(mxKeyXorRR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RotEnc2(mxKeySwapBitsEE2(mxKeySwapBitsE(mxKeyRotEnc(mxKeySwapBitsF(changeDuplicatesC2(mxKeySwapBitsRound(mxKeyAlg1(mxKeySwapBitsG(p2kproc3(mxKeyReverseBits(mxKeyAlg2(mxKeyAdd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changeDuplicatesB(mxKeySwapMinors3(mxKeyReverseBits(mxKeyAlg1(mxKeyReverseBits(mxKeyRotEnc2(mxKeyRotEnc(mxKeyReverse(mxKeyAlg1(mxKeySwapBitsE(mxKeyRotEnc(mxKeyAddRR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AddRR(changeDuplicates(mxKeyAddRR(changeDuplicatesB(mxKeySwapBitsF(mxKeySwapBitsG(mxKeyRotEnc(mxKeyAddRR(mxKeySwapMinors3(mxKeySwapMinors3(mxKeyXorB(p2kproc3(changeDuplicatesB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SwapBitsD(changeDuplicatesB(mxKeyRotEnc(mxKeyReverse(mxKeyAddRR(mxKeySwapBitsD(mxKeySwapBitsG(mxKeyXor(mxKeyXorB(mxKeyRotEnc(mxKeyAddRR(mxKeyRotEnc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RotEnc2(mxKeyRotEnc(mxKeyRotEnc2(mxKeyXorB(mxKeyXorB(changeDuplicates(p2kproc3(mxKeySwapBitsE(mxKeyAlg1(mxKeyNot(mxKeySwapBitsRound(mxKeyAddRR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changeDuplicates(mxKeyAlg1(p2kproc3(mxKeyNot(mxKeySwapBitsD(mxKeySwapBitsE(mxKeyXorRR(mxKeySwapMinors3(mxKeyNot(mxKeyReverse(mxKeySwapBitsD(mxKeyXorRR(mxKeyNot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RotEnc2(changeDuplicatesB(mxKeySwapBitsRound(changeDuplicates(mxKeyXor(mxKeySwapBitsD(mxKeySwapMinors3(mxKeySwapBitsF(mxKeyRotEnc2(mxKeySwapBitsF(mxKeyAlg1(mxKeyAlg1(mxKeyXo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SwapBitsE(mxKeySwapBitsEE2(mxKeyAlg1(mxKeyAlg1(p2kproc3(changeDuplicates(mxKeyXorRR(changeDuplicatesC2(mxKeySwapBitsEE2(changeDuplicatesC2(mxKeyReverse(changeDuplicatesB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AddRR(mxKeySwapMinors3(mxKeySwapMinors3(mxKeyXorB(mxKeySwapBitsE(mxKeySwapBitsG(mxKeySwapBitsRound(p2kproc3(mxKeyReverseBits(mxKeySwapBitsE(mxKeyAlg1(mxKeyNot(mxKeySwapMinors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AddRR(mxKeySwapBitsF(mxKeySwapBitsG(mxKeySwapBitsD(mxKeySwapBitsE(mxKeySwapBitsEE2(changeDuplicatesB(mxKeyAlg2(mxKeySwapBitsF(mxKeyRotEnc(mxKeyAddRR(mxKeyReverseBits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SwapBitsEE2(mxKeyXorB(mxKeySwapMinors3(mxKeyReverseBits(mxKeySwapBitsF(mxKeyAlg2(mxKeyByBitEnc(mxKeySwapBitsG(mxKeyAlg1(mxKeyAddRR(mxKeyByBitEnc(mxKeySwapBitsD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Not(mxKeySwapBitsRound(changeDuplicatesB(mxKeySwapBitsD(mxKeyAlg1(mxKeySwapBitsD(mxKeyAlg1(mxKeyNot(mxKeyByBitEnc(mxKeyAlg1(mxKeyAlg1(mxKeySwapBitsF(mxKeySwapBit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Alg1(mxKeySwapBitsE(p2kproc3(mxKeyAlg1(mxKeyReverseBits(changeDuplicatesC2(mxKeySwapBitsG(mxKeyXorRR(mxKeyAddRR(mxKeyReverse(changeDuplicatesC2(mxKeySwapBitsG(changeDuplicatesB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Alg1(mxKeyXorRR(changeDuplicatesB(mxKeyByBitEnc(changeDuplicates(mxKeySwapBitsEE2(mxKeyAlg1(mxKeyRotateLeftBits(changeDuplicatesC2(mxKeyReverse(changeDuplicatesB(mxKeyReverseBits(mxKeySwapBitsE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changeDuplicatesC2(mxKeyAlg1(mxKeyAlg2(mxKeySwapBitsEE2(mxKeyReverse(mxKeyAlg1(mxKeySwapBitsEE2(mxKeyReverseBits(changeDuplicatesB(mxKeyRotateLeftBits(mxKeyReverse(mxKeyXorB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RotEnc2(mxKeyReverse(changeDuplicates(mxKeySwapBitsE(changeDuplicatesB(mxKeyXor(mxKeySwapBitsF(mxKeyXorRR(mxKeyAddRR(mxKeySwapBitsEE2(mxKeyNot(mxKeyNot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Not(mxKeyRotEnc2(p2kproc3(mxKeySwapBitsE(mxKeyAlg1(p2kproc3(mxKeyAlg1(mxKeySwapBitsD(changeDuplicatesC2(changeDuplicatesB(changeDuplicatesB(mxKeyAddRR(p2kproc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ReverseBits(mxKeyByBitEnc(mxKeyXor(mxKeyXor(mxKeySwapBitsE(mxKeyXorB(mxKeyReverseBits(p2kproc3(mxKeySwapBitsE(mxKeyXorB(p2kproc3(mxKeySwapBitsF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AddRR(mxKeyAddRR(mxKeyXorB(mxKeySwapBitsD(mxKeySwapBitsEE2(mxKeySwapBitsE(mxKeySwapBitsRound(mxKeySwapBitsRound(mxKeySwapBitsG(mxKeySwapBitsEE2(mxKeyXorRR(mxKeyXorRR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p2kproc3(changeDuplicates(mxKeyAddRR(p2kproc3(mxKeyAddRR(mxKeySwapBitsEE2(p2kproc3(mxKeyRotEnc2(mxKeySwapBitsF(mxKeyRotEnc2(mxKeyAlg1(mxKeyXor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Reverse(mxKeySwapBitsF(mxKeyRotEnc2(mxKeyAlg2(mxKeyAlg1(mxKeySwapMinors3(mxKeyXor(mxKeyReverseBits(mxKeyXor(mxKeySwapMinors3(changeDuplicatesB(changeDuplicatesC2(changeDuplicatesB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RotateLeftBits(mxKeySwapBitsEE2(mxKeyAlg2(mxKeyAlg2(mxKeySwapBitsEE2(mxKeySwapBitsEE2(p2kproc3(mxKeySwapBitsF(mxKeySwapBitsE(mxKeySwapBitsRound(mxKeyRotEnc(changeDuplicatesC2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ByBitEnc(mxKeyAddRR(mxKeyRotEnc2(mxKeySwapBitsG(mxKeySwapBitsEE2(mxKeyXor(mxKeyXor(mxKeyRotEnc2(mxKeySwapBitsD(p2kproc3(mxKeySwapBitsD(mxKeySwapBitsF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p2kproc3(mxKeyRotEnc(changeDuplicatesB(mxKeyRotEnc(mxKeySwapBitsF(mxKeyAlg1(mxKeyAlg2(mxKeyRotEnc(mxKeySwapBitsG(mxKeyXorRR(mxKeySwapBitsRound(changeDuplicatesC2(mxKeyRotateLeft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RotateLeftBits(mxKeyRotateLeftBits(mxKeyAlg2(mxKeyNot(changeDuplicatesB(mxKeySwapMinors3(mxKeyXor(mxKeyAlg1(changeDuplicatesC2(mxKeySwapBitsRound(mxKeyXor(mxKeyNot(changeDuplicatesB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XorB(mxKeyRotateLeftBits(mxKeyAlg1(changeDuplicatesC2(mxKeyXorB(mxKeyAlg1(changeDuplicates(mxKeyByBitEnc(p2kproc3(mxKeyXorB(mxKeyRotEnc2(mxKeySwapBitsE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SwapMinors3(mxKeySwapBitsEE2(mxKeySwapBitsF(mxKeyRotateLeftBits(mxKeySwapBitsE(mxKeySwapMinors3(mxKeySwapBitsE(mxKeyAddRR(mxKeySwapBitsG(mxKeyRotEnc2(mxKeySwapBitsD(mxKeyReverse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RotEnc2(mxKeyAlg1(mxKeyAddRR(mxKeyByBitEnc(p2kproc3(mxKeyReverse(mxKeyRotEnc(mxKeySwapBitsE(mxKeyReverse(mxKeyAlg1(changeDuplicatesC2(mxKeyNot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changeDuplicates(mxKeyByBitEnc(mxKeyAlg1(p2kproc3(mxKeyXorB(mxKeySwapBitsF(mxKeyXorRR(p2kproc3(mxKeyXorB(mxKeySwapBitsF(changeDuplicatesC2(mxKeyReverse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Alg1(mxKeyXorRR(mxKeyAlg1(mxKeySwapBitsF(mxKeyByBitEnc(mxKeySwapBitsRound(mxKeySwapBitsF(mxKeyXorB(mxKeySwapBitsE(changeDuplicatesC2(mxKeyNot(mxKeySwapBitsD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SwapMinors3(mxKeySwapMinors3(mxKeyAddRR(mxKeyRotEnc2(mxKeyReverseBits(mxKeyAddRR(mxKeySwapBitsF(changeDuplicatesB(mxKeyRotEnc(mxKeySwapBitsG(mxKeyAlg1(mxKeyAlg1(mxKeySwapBitsG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changeDuplicatesC2(mxKeyAddRR(mxKeySwapMinors3(mxKeySwapBitsF(mxKeyAddRR(changeDuplicatesB(mxKeyRotateLeftBits(changeDuplicatesB(changeDuplicates(mxKeySwapBitsF(changeDuplicates(mxKeySwapMinors3(mxKeyRotateLeft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Reverse(changeDuplicatesB(changeDuplicatesB(mxKeyReverseBits(mxKeySwapBitsF(mxKeyReverse(mxKeyByBitEnc(mxKeySwapBitsEE2(mxKeySwapBitsG(mxKeyAlg1(mxKeyReverse(mxKeySwapBitsG(changeDuplicate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RotEnc(mxKeySwapBitsRound(p2kproc3(mxKeyAlg1(changeDuplicates(mxKeySwapBitsF(mxKeyByBitEnc(changeDuplicatesB(mxKeyAlg2(changeDuplicates(mxKeyReverse(mxKeyXor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changeDuplicatesC2(mxKeyRotEnc2(mxKeyRotEnc(p2kproc3(mxKeySwapBitsRound(mxKeySwapBitsD(mxKeySwapBitsEE2(mxKeyNot(mxKeyRotEnc(changeDuplicatesB(mxKeyRotEnc(mxKeySwapMinors3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SwapBitsEE2(mxKeySwapBitsG(mxKeyReverse(changeDuplicatesB(mxKeyXor(mxKeyAlg2(mxKeySwapBitsG(mxKeySwapBitsG(mxKeySwapBitsEE2(mxKeyAlg2(mxKeyAlg2(mxKeyNot(mxKeyRotateLeftBit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AddRR(mxKeySwapBitsD(mxKeyAddRR(mxKeyRotateLeftBits(mxKeySwapBitsF(changeDuplicates(mxKeyRotateLeftBits(mxKeyRotEnc2(mxKeyNot(mxKeySwapBitsF(changeDuplicates(mxKeyNot(changeDuplicates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changeDuplicatesB(changeDuplicatesC2(mxKeySwapBitsF(changeDuplicatesB(mxKeyReverse(mxKeyReverseBits(mxKeySwapBitsG(mxKeyNot(mxKeyRotEnc2(mxKeyNot(mxKeySwapMinors3(changeDuplicatesB(mxKeySwapBitsG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SwapMinors3(mxKeyRotateLeftBits(mxKeySwapBitsG(mxKeyReverseBits(mxKeySwapBitsE(mxKeySwapBitsD(mxKeySwapBitsD(mxKeyReverse(mxKeySwapBitsE(mxKeyXor(mxKeyXorRR(p2kproc3(mxKeyNot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Reverse(changeDuplicatesC2(p2kproc3(mxKeySwapBitsG(mxKeySwapBitsRound(mxKeySwapBitsD(mxKeySwapBitsG(mxKeyXorB(mxKeyXor(mxKeyByBitEnc(changeDuplicatesC2(mxKeyNot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G(mxKeyRotEnc(mxKeyAlg2(p2kproc3(mxKeyXorB(mxKeyXorRR(changeDuplicates(mxKeyRotEnc(mxKeyByBitEnc(mxKeyXorB(mxKeyXorRR(mxKeySwapBitsE(mxKeyRotateLeftBits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mxKeyAlg1(mxKeySwapBitsEE2(mxKeySwapBitsRound(mxKeyReverse(p2kproc3(mxKeyByBitEnc(mxKeyAlg2(changeDuplicates(mxKeyXorRR(p2kproc3(changeDuplicatesB(mxKeySwapBitsRound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changeDuplicates(mxKeyReverse(mxKeySwapMinors3(mxKeyReverseBits(p2kproc3(mxKeyReverse(p2kproc3(mxKeySwapBitsE(mxKeyByBitEnc(mxKeyRotEnc(mxKeyRotateLeftBits(changeDuplicatesC2(mxKeyRotEn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ateLeftBits(mxKeyByBitEnc(changeDuplicatesC2(mxKeySwapBitsG(mxKeySwapBitsD(mxKeyAddRR(mxKeySwapBitsRound(mxKeyRotateLeftBits(mxKeySwapBitsE(mxKeyAlg2(mxKeySwapMinors3(mxKeySwapBitsRound(mxKeyAlg2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SwapBitsF(mxKeySwapMinors3(mxKeyXorB(p2kproc3(mxKeyRotEnc(mxKeyReverseBits(mxKeyRotateLeftBits(mxKeyRotEnc2(mxKeyReverseBits(changeDuplicatesC2(mxKeySwapBitsEE2(mxKeyAlg2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changeDuplicates(mxKeySwapBitsG(mxKeyXor(mxKeySwapBitsF(mxKeyRotateLeftBits(mxKeyReverseBits(mxKeyXorRR(mxKeySwapBitsRound(mxKeyXorRR(mxKeyNot(mxKeySwapBitsD(mxKeyReverseBits(mxKeyXor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SwapBitsF(mxKeyRotateLeftBits(mxKeyRotEnc(mxKeyAlg2(mxKeySwapBitsRound(mxKeyRotEnc2(mxKeySwapMinors3(mxKeyRotateLeftBits(p2kproc3(mxKeySwapBitsRound(mxKeyRotEnc2(mxKeySwapBitsEE2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Reverse(mxKeyXorRR(mxKeyXor(mxKeyAlg2(mxKeyAlg2(mxKeyNot(mxKeyRotEnc(mxKeySwapBitsG(mxKeySwapBitsD(mxKeySwapBitsE(mxKeyAddRR(mxKeyAlg1(p2kproc3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Reverse(mxKeyXorB(mxKeyByBitEnc(mxKeyAlg1(mxKeyReverse(mxKeyXorRR(mxKeyNot(mxKeySwapBitsD(mxKeyNot(mxKeyRotEnc(mxKeyRotEnc(mxKeyNot(mxKeyXo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changeDuplicates(mxKeySwapBitsRound(changeDuplicates(mxKeySwapBitsG(mxKeyXorRR(changeDuplicates(mxKeyAlg1(mxKeySwapBitsRound(changeDuplicates(mxKeySwapBitsRound(mxKeySwapBitsRound(mxKeySwapBitsG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RotEnc(mxKeyRotEnc(mxKeyAddRR(changeDuplicatesC2(mxKeySwapBitsRound(mxKeyAlg1(mxKeyNot(mxKeySwapBitsG(mxKeyAlg2(mxKeyByBitEnc(mxKeyAddRR(mxKeyRotEnc2(mxKeyRotateLeft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RotateLeftBits(mxKeySwapBitsE(mxKeyXorB(mxKeyByBitEnc(mxKeyRotEnc2(changeDuplicatesB(mxKeyByBitEnc(mxKeyReverse(mxKeyAlg2(p2kproc3(mxKeyXorB(mxKeySwapBitsEE2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AddRR(mxKeyReverseBits(mxKeySwapMinors3(mxKeySwapBitsEE2(mxKeySwapBitsRound(mxKeyAddRR(changeDuplicates(mxKeyNot(mxKeyRotateLeftBits(mxKeyAlg1(mxKeyRotateLeftBits(mxKeyAlg2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SwapBitsEE2(changeDuplicatesB(mxKeySwapBitsG(mxKeyReverseBits(mxKeySwapBitsE(mxKeySwapBitsF(mxKeySwapBitsRound(mxKeyXorB(mxKeyAlg2(p2kproc3(mxKeyXorB(mxKeySwapBitsG(mxKeySwapBitsG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RR(mxKeySwapMinors3(mxKeySwapBitsF(mxKeySwapBitsG(changeDuplicates(mxKeySwapBitsRound(mxKeySwapBitsG(mxKeySwapBitsE(mxKeySwapBitsE(mxKeyAlg2(mxKeyReverseBits(changeDuplicatesB(p2kproc3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mxKeySwapBitsD(mxKeyRotEnc(p2kproc3(mxKeyReverse(mxKeySwapBitsRound(mxKeyNot(mxKeyAddRR(mxKeySwapBitsF(changeDuplicatesC2(mxKeyRotateLeftBits(mxKeyRotEnc2(mxKeyReverse(mxKeyXo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Alg2(changeDuplicatesC2(mxKeySwapBitsG(changeDuplicatesC2(mxKeyRotEnc2(mxKeyByBitEnc(mxKeySwapBitsG(mxKeySwapBitsRound(mxKeyRotEnc(mxKeySwapBitsF(mxKeySwapBitsG(mxKeyAddRR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changeDuplicates(mxKeySwapBitsG(mxKeySwapMinors3(mxKeySwapBitsEE2(mxKeyRotEnc2(mxKeyAddRR(changeDuplicatesB(mxKeyXorRR(mxKeySwapBitsE(mxKeySwapBitsE(mxKeyAlg1(mxKeySwapBitsD(mxKeyReverseBit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ateLeftBits(mxKeySwapBitsF(mxKeySwapBitsF(mxKeyRotateLeftBits(mxKeyXorRR(mxKeyReverseBits(mxKeyReverseBits(mxKeyReverse(mxKeySwapBitsE(mxKeyXor(p2kproc3(mxKeyRotEnc(mxKeyRotEnc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RotateLeftBits(changeDuplicates(mxKeyReverseBits(mxKeyNot(mxKeySwapBitsF(mxKeyReverseBits(mxKeyAlg2(mxKeyReverse(mxKeySwapBitsG(changeDuplicates(mxKeySwapBitsRound(mxKeyReverseBits(mxKeySwapBitsD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RotateLeftBits(mxKeyAddRR(mxKeyRotateLeftBits(p2kproc3(mxKeyXor(mxKeyAlg2(mxKeyXor(mxKeyAddRR(mxKeyReverseBits(mxKeyReverseBits(mxKeySwapBitsE(mxKeySwapMinors3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SwapBitsRound(mxKeySwapBitsEE2(mxKeyNot(mxKeySwapBitsRound(mxKeyAddRR(mxKeySwapBitsF(mxKeyAlg2(mxKeySwapBitsF(mxKeySwapBitsRound(mxKeySwapBitsEE2(mxKeySwapBitsE(mxKeySwapBitsEE2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p2kproc3(mxKeyRotateLeftBits(mxKeyRotEnc(changeDuplicatesC2(mxKeyXor(mxKeySwapBitsRound(mxKeySwapBitsF(mxKeyRotEnc(mxKeyAlg2(mxKeySwapMinors3(mxKeyXorB(mxKeyAddRR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AddRR(mxKeySwapBitsE(mxKeyRotEnc2(mxKeySwapBitsD(mxKeyReverseBits(mxKeyAlg2(mxKeyReverseBits(mxKeySwapBitsD(mxKeyRotateLeftBits(mxKeyXorB(mxKeyReverse(mxKeyReverseBits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SwapBitsD(mxKeySwapBitsF(mxKeySwapMinors3(mxKeySwapMinors3(mxKeyRotEnc2(mxKeyRotEnc(mxKeyNot(mxKeySwapBitsEE2(changeDuplicatesC2(mxKeyXor(mxKeyAlg2(mxKeySwapBitsF(p2kproc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1(mxKeyRotEnc2(mxKeySwapBitsF(mxKeyReverse(mxKeyByBitEnc(mxKeyReverseBits(mxKeySwapBitsD(mxKeyRotEnc(mxKeyByBitEnc(mxKeyByBitEnc(mxKeyRotEnc2(mxKeySwapBitsF(mxKeySwapBitsF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SwapMinors3(mxKeyXorRR(mxKeyXorB(mxKeyAlg1(mxKeySwapBitsF(mxKeySwapBitsF(mxKeyXorRR(mxKeyAlg1(changeDuplicates(changeDuplicatesC2(mxKeySwapBitsRound(mxKeySwapMinors3(mxKeyAlg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p2kproc3(mxKeyReverseBits(mxKeyRotateLeftBits(mxKeySwapBitsF(mxKeyXor(mxKeyRotEnc2(mxKeyAddRR(mxKeyXorRR(mxKeyRotEnc(mxKeyXorRR(changeDuplicatesB(mxKeyRotEnc2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changeDuplicates(p2kproc3(mxKeyAlg1(mxKeyRotateLeftBits(changeDuplicates(mxKeySwapBitsF(mxKeyAddRR(mxKeyAlg1(mxKeySwapBitsD(mxKeySwapMinors3(changeDuplicates(mxKeySwapBitsD(mxKeyXor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Alg1(changeDuplicatesB(p2kproc3(mxKeySwapMinors3(mxKeyAddRR(mxKeyRotEnc2(mxKeySwapBitsD(mxKeyRotEnc2(mxKeyXorRR(mxKeyAlg2(mxKeySwapBitsRound(mxKeyRotEnc2(mxKeyRever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Round(mxKeySwapBitsG(mxKeySwapBitsG(mxKeyNot(mxKeyAlg1(mxKeyAddRR(mxKeySwapBitsG(mxKeySwapMinors3(mxKeyRotEnc(mxKeyAlg2(mxKeyReverseBits(mxKeyRotateLeftBits(mxKeyAlg2(mxKeyRotEnc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SwapBitsE(p2kproc3(mxKeyRotateLeftBits(mxKeyAlg2(mxKeyXor(mxKeySwapBitsRound(mxKeyAlg2(mxKeySwapMinors3(mxKeySwapBitsRound(mxKeySwapMinors3(changeDuplicatesC2(mxKeyReverse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ByBitEnc(mxKeyReverse(mxKeyAlg1(mxKeySwapBitsEE2(changeDuplicatesB(mxKeyNot(mxKeyAlg1(mxKeyReverse(mxKeySwapBitsG(mxKeySwapBitsEE2(mxKeySwapBitsRound(changeDuplicates(mxKeyXorRR(mxKeyRever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changeDuplicates(mxKeyReverseBits(mxKeySwapBitsF(mxKeyAddRR(mxKeyRotateLeftBits(changeDuplicatesC2(mxKeyByBitEnc(mxKeyReverse(mxKeyAddRR(changeDuplicates(mxKeyAddRR(changeDuplicatesB(mxKeySwapBitsF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Bits(mxKeyXorB(mxKeyXorB(mxKeyXorRR(changeDuplicatesC2(mxKeyRotateLeftBits(mxKeyReverse(mxKeyAddRR(changeDuplicates(mxKeyReverseBits(changeDuplicatesB(mxKeyRotEnc(mxKeyRotEnc2(p2kproc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AddRR(changeDuplicates(mxKeySwapBitsF(mxKeySwapBitsG(mxKeyXorRR(mxKeyXor(mxKeySwapBitsD(mxKeyByBitEnc(mxKeySwapBitsD(mxKeySwapBitsG(mxKeyByBitEnc(mxKeySwapBitsE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p2kproc3(mxKeyXorRR(changeDuplicatesB(mxKeyRotEnc(mxKeyRotateLeftBits(mxKeySwapBitsG(mxKeyReverse(mxKeyNot(mxKeyRotEnc(mxKeySwapBitsEE2(mxKeyNot(mxKeySwapBitsG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Reverse(p2kproc3(mxKeySwapBitsE(mxKeyXor(mxKeyByBitEnc(mxKeySwapBitsE(mxKeySwapBitsRound(mxKeySwapBitsF(mxKeyRotEnc(mxKeySwapBitsE(mxKeyRotateLeftBits(mxKeyByBitEnc(mxKeyRo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RotEnc2(mxKeySwapBitsEE2(mxKeyXor(changeDuplicates(mxKeyAlg2(mxKeySwapBitsE(changeDuplicates(changeDuplicates(mxKeySwapBitsF(mxKeySwapBitsF(changeDuplicatesB(changeDuplicatesB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SwapBitsG(mxKeySwapBitsD(mxKeySwapBitsEE2(mxKeyXorB(p2kproc3(mxKeySwapBitsRound(mxKeyRotEnc2(mxKeySwapBitsF(p2kproc3(mxKeySwapBitsD(p2kproc3(mxKeyAddRR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changeDuplicatesB(mxKeySwapBitsE(mxKeyRotEnc2(mxKeyRotateLeftBits(mxKeyXorB(changeDuplicates(mxKeyAlg2(mxKeyReverseBits(changeDuplicates(mxKeySwapBitsEE2(mxKeyAddRR(mxKeyAlg1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B(mxKeyXorB(mxKeyRotEnc2(mxKeySwapBitsD(mxKeyRotEnc(changeDuplicates(p2kproc3(mxKeySwapBitsD(mxKeyXorRR(mxKeyAddRR(mxKeySwapBitsF(mxKeyRotEnc(mxKeyXor(mxKeyNot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(mxKeyAddRR(mxKeySwapMinors3(mxKeyAlg1(mxKeySwapBitsRound(mxKeySwapBitsE(mxKeySwapBitsRound(mxKeySwapBitsG(mxKeyXorB(mxKeyAddRR(mxKeyAlg2(mxKeyAlg1(p2kproc3(mxKeySwapBits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Xor(mxKeySwapMinors3(changeDuplicatesC2(mxKeySwapBitsD(mxKeyReverseBits(mxKeySwapMinors3(mxKeySwapBitsRound(mxKeyRotateLeftBits(mxKeyRotEnc(mxKeySwapBitsG(mxKeySwapBitsG(mxKeyRotEnc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Alg1(mxKeyAddRR(mxKeySwapBitsEE2(changeDuplicatesB(mxKeySwapBitsD(mxKeySwapBitsRound(mxKeySwapMinors3(changeDuplicatesC2(mxKeyRotateLeftBits(mxKeyXorRR(mxKeyByBitEnc(mxKeySwapBitsG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Round(mxKeyByBitEnc(mxKeyByBitEnc(mxKeySwapBitsF(mxKeySwapBitsG(mxKeyRotEnc(mxKeyByBitEnc(mxKeyXorRR(mxKeyXor(mxKeyNot(mxKeyXorB(p2kproc3(changeDuplicates(changeDuplicatesB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XorB(changeDuplicatesB(mxKeyReverse(mxKeyReverse(mxKeyReverse(mxKeyRotEnc2(mxKeyAddRR(mxKeyRotateLeftBits(mxKeyRotEnc2(mxKeyNot(mxKeyReverseBits(mxKeySwapMinors3(mxKeyRever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Not(mxKeyAddRR(changeDuplicatesC2(mxKeySwapBitsF(mxKeyRotateLeftBits(mxKeySwapBitsF(mxKeyAlg1(mxKeyXorRR(mxKeyRotEnc2(mxKeyReverse(mxKeyXorRR(mxKeyXorB(mxKeyAlg2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mxKeyRotEnc2(mxKeyAlg1(changeDuplicatesB(mxKeySwapBitsG(mxKeySwapMinors3(mxKeyReverseBits(mxKeySwapMinors3(mxKeyXor(changeDuplicatesB(changeDuplicatesC2(mxKeySwapBitsRound(mxKeySwapMinors3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Not(mxKeySwapBitsE(mxKeySwapBitsE(mxKeySwapBitsF(mxKeySwapBitsF(mxKeySwapBitsF(mxKeyAlg1(mxKeyReverse(mxKeySwapBitsEE2(mxKeySwapBitsD(mxKeyRotEnc2(mxKeyByBitEnc(changeDuplicates(mxKeySwapMinors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changeDuplicates(mxKeySwapBitsF(mxKeyByBitEnc(mxKeySwapBitsD(p2kproc3(changeDuplicatesC2(mxKeyReverse(mxKeyXor(mxKeySwapBitsD(mxKeySwapMinors3(mxKeyXorRR(mxKeyNot(mxKeySwapBits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RR(mxKeySwapBitsD(mxKeyNot(mxKeyAlg1(mxKeySwapBitsD(mxKeyAlg2(mxKeySwapBitsF(changeDuplicatesC2(mxKeyAlg1(mxKeyXorB(mxKeyAddRR(mxKeyReverse(mxKeyXorRR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p2kproc3(mxKeySwapMinors3(mxKeyAddRR(mxKeySwapBitsF(mxKeyRotEnc(mxKeyXorRR(mxKeySwapBitsF(changeDuplicatesB(changeDuplicatesB(mxKeyXorB(mxKeyXorB(changeDuplicates(mxKeyRotEnc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lg2(mxKeyXorRR(mxKeySwapBitsD(mxKeyAddRR(changeDuplicates(p2kproc3(mxKeySwapBitsF(mxKeyRotateLeftBits(mxKeyXorRR(changeDuplicatesC2(mxKeySwapBitsEE2(mxKeyRotEnc2(changeDuplicatesB(mxKeySwapBit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(mxKeyRotEnc2(mxKeySwapBitsF(mxKeySwapBitsRound(mxKeySwapMinors3(mxKeyReverse(mxKeyRotEnc(mxKeyByBitEnc(mxKeyRotateLeftBits(mxKeyNot(mxKeySwapBitsG(mxKeyRotEnc2(mxKeySwapBitsF(p2kproc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(mxKeyRotateLeftBits(mxKeyAddRR(mxKeyRotateLeftBits(mxKeyXor(mxKeySwapMinors3(mxKeySwapMinors3(mxKeyByBitEnc(changeDuplicates(mxKeySwapBitsD(mxKeyByBitEnc(mxKeyAlg2(mxKeyByBitEnc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Round(changeDuplicatesB(mxKeyReverse(mxKeyRotEnc(changeDuplicatesB(mxKeyNot(mxKeySwapBitsEE2(mxKeyXor(mxKeyRotEnc(changeDuplicatesB(mxKeyReverse(mxKeyAlg1(mxKeyRotEnc2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Minors3(mxKeyReverse(mxKeyXorB(mxKeyReverse(mxKeyXorB(mxKeyAlg1(mxKeyReverse(mxKeySwapBitsE(mxKeyAlg2(mxKeyRotateLeftBits(mxKeySwapBitsRound(mxKeyXorB(changeDuplicatesC2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E2(mxKeyRotateLeftBits(p2kproc3(mxKeyRotEnc2(mxKeyXor(mxKeySwapBitsF(mxKeySwapBitsE(mxKeyXor(mxKeyRotEnc2(mxKeyAddRR(mxKeyByBitEnc(changeDuplicates(changeDuplicates(changeDuplicatesB(mxKeySwapBitsG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Round(mxKeySwapBitsD(mxKeySwapBitsD(mxKeyAlg1(mxKeyRotateLeftBits(mxKeySwapBitsEE2(mxKeySwapBitsE(mxKeyRotEnc2(mxKeyRotEnc2(mxKeySwapBitsF(mxKeyXor(changeDuplicatesB(mxKeyXor(changeDuplicates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G(mxKeyXor(mxKeyReverse(mxKeySwapMinors3(mxKeyXor(mxKeyXor(mxKeyReverseBits(mxKeyReverseBits(mxKeyAlg1(mxKeyByBitEnc(mxKeyXor(mxKeyReverseBits(mxKeySwapBitsEE2(mxKeyRotEnc2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RR(mxKeyRotateLeftBits(mxKeyAddRR(mxKeyReverse(mxKeySwapBitsD(mxKeyByBitEnc(mxKeyRotEnc2(changeDuplicatesB(mxKeyReverse(mxKeySwapBitsF(changeDuplicatesB(mxKeyNot(mxKeySwapBitsE(mxKeySwapBitsF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(p2kproc3(mxKeyAddRR(mxKeySwapBitsG(changeDuplicatesC2(mxKeyNot(mxKeySwapBitsG(mxKeyXorB(mxKeyReverse(mxKeyRotateLeftBits(mxKeySwapBitsRound(mxKeyAlg2(mxKeyAlg1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2(changeDuplicates(mxKeySwapBitsF(mxKeySwapBitsRound(p2kproc3(changeDuplicatesC2(mxKeyRotateLeftBits(mxKeySwapBitsEE2(mxKeyByBitEnc(changeDuplicatesC2(mxKeyReverse(mxKeySwapMinors3(mxKeyXorRR(mxKeyAlg2(mxKeySwapBitsRoun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mxKeyRotEnc(mxKeyAlg1(mxKeySwapBitsD(p2kproc3(p2kproc3(changeDuplicatesB(changeDuplicates(mxKeySwapBitsG(mxKeyXorB(p2kproc3(mxKeySwapBitsRound(mxKeyAddRR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E2(mxKeySwapBitsG(mxKeySwapBitsF(mxKeyAlg2(mxKeyXorRR(mxKeyAlg1(mxKeyRotateLeftBits(mxKeySwapBitsD(mxKeyAlg2(mxKeyAlg1(mxKeyAlg2(mxKeyReverseBits(mxKeySwapMinors3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RotEnc2(mxKeyReverse(mxKeySwapBitsRound(mxKeyReverse(mxKeyAlg1(mxKeyRotEnc2(mxKeyReverseBits(mxKeyNot(mxKeyRotateLeftBits(mxKeyByBitEnc(mxKeyNot(mxKeySwapMinors3(changeDuplicatesB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p2kproc3(mxKeyAlg1(p2kproc3(mxKeyByBitEnc(mxKeyAlg1(changeDuplicates(mxKeySwapBitsE(mxKeySwapMinors3(mxKeyReverseBits(changeDuplicatesB(changeDuplicates(mxKeyRotEnc2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ateLeftBits(mxKeySwapBitsRound(mxKeySwapBitsE(mxKeyAlg1(mxKeySwapBitsD(mxKeyRotEnc(mxKeySwapBitsRound(mxKeyXor(mxKeySwapBitsF(mxKeySwapBitsF(mxKeyAddRR(mxKeyAlg1(changeDuplicatesC2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D(mxKeyNot(mxKeyReverseBits(changeDuplicatesB(mxKeyByBitEnc(mxKeySwapBitsEE2(mxKeySwapBitsE(changeDuplicatesB(mxKeyRotEnc2(mxKeySwapBitsG(mxKeySwapBitsG(changeDuplicates(mxKeyRotEnc(changeDuplicates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(mxKeyNot(mxKeySwapBitsRound(mxKeyRotateLeftBits(mxKeySwapBitsEE2(changeDuplicatesC2(mxKeySwapMinors3(changeDuplicatesB(mxKeyXorB(changeDuplicatesB(mxKeyRotateLeftBits(mxKeyReverse(mxKeyXor(mxKeyXo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Not(mxKeyReverse(mxKeyReverseBits(mxKeySwapBitsEE2(mxKeyXor(mxKeyReverseBits(mxKeyAddRR(mxKeyNot(mxKeySwapBitsE(mxKeySwapBitsEE2(mxKeyRotateLeftBits(mxKeyRotateLeftBits(mxKeyXorB(mxKeyRotateLeftBit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E(mxKeySwapBitsEE2(mxKeyNot(mxKeyReverse(mxKeyReverse(changeDuplicatesB(mxKeyAlg2(changeDuplicates(mxKeyAlg1(mxKeyRotEnc2(mxKeyRotEnc2(mxKeyReverse(mxKeySwapBitsD(mxKeySwapMinors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ateLeftBits(mxKeySwapBitsG(mxKeyRotEnc(mxKeySwapBitsD(mxKeyXorRR(mxKeySwapMinors3(mxKeyXorB(mxKeyNot(mxKeySwapBitsRound(mxKeySwapBitsD(mxKeyXorRR(mxKeyReverse(mxKeyRotateLeftBits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Round(mxKeyReverse(mxKeyRotEnc(mxKeySwapBitsE(mxKeySwapBitsEE2(mxKeySwapBitsRound(mxKeySwapBitsG(mxKeyNot(mxKeySwapBitsE(mxKeyAddRR(mxKeySwapBitsD(mxKeySwapBitsE(mxKeyReverse(mxKeyAddRR(mxKeySwapBitsRoun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Enc2(mxKeyXor(mxKeySwapBitsF(mxKeyReverse(mxKeySwapBitsRound(mxKeyXorRR(mxKeyNot(mxKeyRotEnc(mxKeySwapBitsE(mxKeyAlg2(mxKeyNot(mxKeyAlg2(mxKeyReverseBits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p2kproc3(mxKeyXorRR(mxKeySwapBitsG(mxKeyAddRR(mxKeySwapMinors3(mxKeySwapBitsEE2(mxKeyReverse(mxKeyReverse(mxKeyReverse(mxKeyAddRR(mxKeyAlg1(mxKeyReverse(mxKeyAlg1(mxKeySwapBits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changeDuplicates(mxKeyRotEnc(mxKeySwapBitsEE2(mxKeySwapBitsF(mxKeyAlg2(mxKeyXor(changeDuplicates(mxKeySwapBitsE(mxKeySwapBitsG(mxKeyRotEnc(mxKeyRotEnc2(p2kproc3(changeDuplicates(mxKeySwapBit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XorB(mxKeyXor(mxKeyAlg1(mxKeyXorRR(mxKeyRotEnc2(mxKeyAlg1(mxKeySwapBitsD(changeDuplicatesB(mxKeyNot(p2kproc3(mxKeyRotateLeftBits(mxKeyAddRR(mxKeyAddRR(changeDuplicates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Minors3(mxKeySwapMinors3(p2kproc3(mxKeyReverse(changeDuplicates(mxKeySwapMinors3(mxKeyAlg2(mxKeyReverseBits(mxKeyNot(mxKeySwapBitsF(mxKeyXorRR(mxKeySwapBitsE(mxKeySwapMinors3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p2kproc3(mxKeySwapBitsE(mxKeySwapBitsG(p2kproc3(changeDuplicatesC2(mxKeyAlg1(mxKeyReverse(mxKeyAlg1(mxKeyAlg1(mxKeyRotEnc(mxKeySwapMinors3(mxKeyReverse(mxKeySwapBitsG(changeDuplicatesB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D(mxKeyXorRR(mxKeyByBitEnc(mxKeyNot(mxKeySwapBitsG(mxKeyAlg2(mxKeyRotEnc2(mxKeyNot(mxKeySwapMinors3(mxKeySwapBitsD(mxKeySwapBitsE(mxKeySwapBitsG(changeDuplicatesB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AddRR(mxKeyRotateLeftBits(mxKeyRotEnc2(mxKeyAlg1(mxKeyReverseBits(mxKeySwapBitsE(changeDuplicatesB(mxKeySwapBitsRound(mxKeySwapBitsRound(mxKeyXorRR(mxKeySwapBitsRound(mxKeyNot(changeDuplicatesC2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p2kproc3(mxKeyAlg1(changeDuplicatesC2(mxKeySwapBitsRound(mxKeyXorB(mxKeyXorRR(mxKeyReverse(mxKeyAlg1(mxKeyRotEnc(mxKeyAlg2(mxKeyXorRR(mxKeyReverse(changeDuplicates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everseBits(mxKeySwapBitsD(mxKeyAlg2(mxKeySwapBitsRound(mxKeySwapBitsRound(changeDuplicates(mxKeySwapBitsEE2(changeDuplicatesB(mxKeySwapBitsE(mxKeySwapBitsE(mxKeySwapBitsD(mxKeyReverse(mxKeyRotEnc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AddRR(mxKeySwapBitsE(changeDuplicates(mxKeySwapBitsD(mxKeySwapBitsF(mxKeySwapBitsE(mxKeyAlg2(mxKeyAddRR(changeDuplicates(mxKeyRotEnc(p2kproc3(mxKeySwapBitsEE2(mxKeyXorRR(mxKeySwapMinors3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changeDuplicatesB(mxKeySwapBitsG(changeDuplicatesB(mxKeySwapBitsE(mxKeySwapBitsRound(mxKeyAlg2(mxKeyAlg1(mxKeySwapBitsF(mxKeyRotEnc(mxKeyReverse(mxKeySwapBitsEE2(p2kproc3(mxKeyRotEnc2(mxKeyReverse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RotEnc2(mxKeyReverseBits(mxKeyXor(mxKeySwapBitsE(mxKeySwapBitsF(mxKeyReverse(mxKeySwapBitsE(mxKeyRotEnc(mxKeySwapBitsF(mxKeyNot(mxKeyReverse(mxKeyXorB(mxKeyXor(mxKeyNot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EE2(mxKeySwapBitsRound(changeDuplicates(mxKeySwapBitsE(mxKeyXor(mxKeyAddRR(mxKeySwapMinors3(mxKeyXor(changeDuplicatesC2(mxKeyXor(mxKeySwapMinors3(mxKeyNot(mxKeyByBitEnc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G(changeDuplicatesB(changeDuplicatesC2(changeDuplicates(mxKeyXor(mxKeyXor(mxKeySwapBitsD(mxKeyNot(mxKeySwapBitsRound(mxKeyAddRR(mxKeyXorRR(mxKeySwapBitsG(mxKeyAddRR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F(p2kproc3(mxKeyAlg2(mxKeySwapBitsG(changeDuplicates(changeDuplicates(mxKeyRotEnc2(mxKeyRotateLeftBits(changeDuplicates(mxKeySwapBitsE(mxKeySwapBitsG(mxKeyNot(mxKeyReverseBits(mxKeyXorB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mxKeyAlg2(changeDuplicatesC2(mxKeyAlg2(mxKeySwapMinors3(mxKeyAlg1(mxKeyXor(mxKeyXorB(mxKeyRotateLeftBits(mxKeyXorRR(mxKeySwapBitsG(mxKeyRotateLeftBits(changeDuplicatesB(mxKeyRotEnc2(mxKeyNot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809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14:36:00.580700305</dc:date>
    <meta:editing-duration>PT2M57S</meta:editing-duration>
    <meta:editing-cycles>1</meta:editing-cycles>
    <meta:document-statistic meta:table-count="1" meta:cell-count="3236" meta:object-count="0"/>
    <meta:generator>LibreOffice/6.3.4.2.0$Linux_X86_64 LibreOffice_project/30$Build-2</meta:generator>
  </office:meta>
</office:document-meta>
</file>